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146in"/>
    </style:style>
    <style:style style:name="co17" style:family="table-column">
      <style:table-column-properties fo:break-before="auto" style:column-width="4.4063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4.4709in"/>
    </style:style>
    <style:style style:name="co24" style:family="table-column">
      <style:table-column-properties fo:break-before="auto" style:column-width="0.8465in"/>
    </style:style>
    <style:style style:name="co25" style:family="table-column">
      <style:table-column-properties fo:break-before="auto" style:column-width="2.20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1.361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7181in"/>
    </style:style>
    <style:style style:name="co32" style:family="table-column">
      <style:table-column-properties fo:break-before="auto" style:column-width="3.7098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7283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2.2516in"/>
    </style:style>
    <style:style style:name="co37" style:family="table-column">
      <style:table-column-properties fo:break-before="auto" style:column-width="4.4925in"/>
    </style:style>
    <style:style style:name="co38" style:family="table-column">
      <style:table-column-properties fo:break-before="auto" style:column-width="0.9646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auto" style:column-width="3.6571in"/>
    </style:style>
    <style:style style:name="co41" style:family="table-column">
      <style:table-column-properties fo:break-before="auto" style:column-width="0.8811in"/>
    </style:style>
    <style:style style:name="co42" style:family="table-column">
      <style:table-column-properties fo:break-before="auto" style:column-width="0.5661in"/>
    </style:style>
    <style:style style:name="co43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0.5764in"/>
    </style:style>
    <style:style style:name="co45" style:family="table-column">
      <style:table-column-properties fo:break-before="auto" style:column-width="2.1661in"/>
    </style:style>
    <style:style style:name="co46" style:family="table-column">
      <style:table-column-properties fo:break-before="auto" style:column-width="1.0992in"/>
    </style:style>
    <style:style style:name="co47" style:family="table-column">
      <style:table-column-properties fo:break-before="auto" style:column-width="0.6417in"/>
    </style:style>
    <style:style style:name="co48" style:family="table-column">
      <style:table-column-properties fo:break-before="auto" style:column-width="2.1437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1.861in"/>
    </style:style>
    <style:style style:name="co51" style:family="table-column">
      <style:table-column-properties fo:break-before="auto" style:column-width="2.0457in"/>
    </style:style>
    <style:style style:name="co52" style:family="table-column">
      <style:table-column-properties fo:break-before="auto" style:column-width="0.9752in"/>
    </style:style>
    <style:style style:name="co53" style:family="table-column">
      <style:table-column-properties fo:break-before="auto" style:column-width="0.4571in"/>
    </style:style>
    <style:style style:name="co54" style:family="table-column">
      <style:table-column-properties fo:break-before="auto" style:column-width="0.7398in"/>
    </style:style>
    <style:style style:name="co55" style:family="table-column">
      <style:table-column-properties fo:break-before="auto" style:column-width="0.8272in"/>
    </style:style>
    <style:style style:name="co56" style:family="table-column">
      <style:table-column-properties fo:break-before="auto" style:column-width="5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55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6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44"/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6" style:family="table-cell" style:parent-style-name="Default" style:data-style-name="N10044"/>
    <style:style style:name="ce97" style:family="table-cell" style:parent-style-name="Default" style:data-style-name="N44">
      <style:table-cell-properties fo:border="none"/>
    </style:style>
    <style:style style:name="ce98" style:family="table-cell" style:parent-style-name="Default">
      <style:table-cell-properties fo:border-bottom="none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fo:border="none"/>
    </style:style>
    <style:style style:name="ce102" style:family="table-cell" style:parent-style-name="Default" style:data-style-name="N37"/>
    <style:style style:name="ce103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104" style:family="table-cell" style:parent-style-name="Default">
      <style:text-properties style:font-name="Liberation Sans" style:font-name-asian="WenQuanYi Micro Hei" style:font-name-complex="Lohit Devanagari"/>
    </style:style>
    <style:style style:name="ce105" style:family="table-cell" style:parent-style-name="Default" style:data-style-name="N41"/>
    <style:style style:name="ce106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7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1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Devanagari"/>
    </style:style>
    <style:style style:name="ce1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/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0036"/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55"/>
        <table:table-column table:style-name="co13" table:default-cell-style-name="Default"/>
        <table:table-column table:style-name="co10" table:default-cell-style-name="Default"/>
        <table:table-column table:style-name="co13" table:default-cell-style-name="ce25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3" office:value-type="string" calcext:value-type="string">
            <text:p>Name</text:p>
          </table:table-cell>
          <table:table-cell table:style-name="ce28" office:value-type="string" calcext:value-type="string">
            <text:p>Reference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29"/>
          <table:table-cell table:style-name="ce24"/>
          <table:table-cell table:style-name="ce13"/>
          <table:table-cell table:style-name="ce1"/>
          <table:table-cell table:style-name="ce1" table:number-columns-spanned="2" table:number-rows-spanned="1"/>
          <table:covered-table-cell table:style-name="ce48"/>
          <table:table-cell table:style-name="ce13"/>
          <table:table-cell table:number-columns-repeated="4"/>
          <table:table-cell table:style-name="ce13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" office:value-type="string" calcext:value-type="string">
            <text:p>Learn</text:p>
          </table:table-cell>
          <table:table-cell table:style-name="ce21" office:value-type="string" calcext:value-type="string">
            <text:p>GIT</text:p>
          </table:table-cell>
          <table:table-cell table:style-name="ce30" office:value-type="string" calcext:value-type="string">
            <text:p>CodeAcademy</text:p>
          </table:table-cell>
          <table:table-cell table:style-name="ce21" office:value-type="string" calcext:value-type="string">
            <text:p>From 0 to 100%</text:p>
          </table:table-cell>
          <table:table-cell table:style-name="ce35" office:value-type="string" calcext:value-type="string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4">
            <text:p>.0 a .2</text:p>
          </table:table-cell>
          <table:table-cell table:style-name="ce35" office:value-type="string" calcext:value-type="string">
            <text:p>0.1</text:p>
          </table:table-cell>
          <table:table-cell table:style-name="ce50" office:value-type="date" office:date-value="2017-01-23" calcext:value-type="date">
            <text:p>01/23/17</text:p>
          </table:table-cell>
          <table:table-cell table:style-name="ce50" office:value-type="date" office:date-value="2017-03-06" calcext:value-type="date">
            <text:p>03/06/17</text:p>
          </table:table-cell>
          <table:table-cell table:number-columns-repeated="2"/>
          <table:table-cell table:style-name="ce35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From 0 to 100%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ASS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Website Deplo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“Deploy a Website”</text:p>
          </table:table-cell>
          <table:table-cell table:style-name="ce36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4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3-06" calcext:value-type="date">
            <text:p>03/06/17</text:p>
          </table:table-cell>
          <table:table-cell table:number-columns-repeated="2"/>
          <table:table-cell table:style-name="ce36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Jquer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5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5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Bootstrap</text:p>
          </table:table-cell>
          <table:table-cell table:style-name="ce25" office:value-type="string" calcext:value-type="string">
            <text:p>bootsrap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6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6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Django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7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2-10" calcext:value-type="date">
            <text:p>02/10/17</text:p>
          </table:table-cell>
          <table:table-cell table:number-columns-repeated="2"/>
          <table:table-cell table:style-name="ce36" office:value-type="string" calcext:value-type="string">
            <text:p>0.7</text:p>
          </table:table-cell>
          <table:table-cell table:style-name="ce56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Learn</text:p>
          </table:table-cell>
          <table:table-cell table:style-name="ce25" office:value-type="string" calcext:value-type="string">
            <text:p>Produced Data, Programming</text:p>
          </table:table-cell>
          <table:table-cell table:style-name="ce25" office:value-type="string" calcext:value-type="string">
            <text:p>Programing: Python, HTML/CSS, Command Line</text:p>
          </table:table-cell>
          <table:table-cell table:style-name="ce37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37" office:value-type="string" calcext:value-type="string">
            <text:p>0.0.1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5" calcext:value-type="date">
            <text:p>02/15/17</text:p>
          </table:table-cell>
          <table:table-cell table:number-columns-repeated="2"/>
          <table:table-cell table:style-name="ce37" office:value-type="string" calcext:value-type="string">
            <text:p>0.0.1</text:p>
          </table:table-cell>
          <table:table-cell table:style-name="ce57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Rearrange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PI, OC&amp;D, e CGP</text:p>
          </table:table-cell>
          <table:table-cell table:style-name="ce22" office:value-type="string" calcext:value-type="string">
            <text:p>January/2017 content, next trimester deadlines</text:p>
          </table:table-cell>
          <table:table-cell table:style-name="ce3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0.2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7" calcext:value-type="date">
            <text:p>02/17/17</text:p>
          </table:table-cell>
          <table:table-cell table:number-columns-repeated="2"/>
          <table:table-cell table:style-name="ce38" office:value-type="string" calcext:value-type="string">
            <text:p>0.0.2</text:p>
          </table:table-cell>
          <table:table-cell table:style-name="ce57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 office:value-type="string" calcext:value-type="string">
            <text:p>0wrote0</text:p>
          </table:table-cell>
          <table:table-cell table:style-name="ce21" office:value-type="string" calcext:value-type="string">
            <text:p>first stage</text:p>
          </table:table-cell>
          <table:table-cell table:style-name="ce21" office:value-type="string" calcext:value-type="string">
            <text:p>html/css</text:p>
          </table:table-cell>
          <table:table-cell table:style-name="ce21" office:value-type="string" calcext:value-type="string">
            <text:p>First stage 2201207 &amp; First-stage-22012017.css</text:p>
          </table:table-cell>
          <table:table-cell table:style-name="ce39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9" office:value-type="string" calcext:value-type="string">
            <text:p>f1</text:p>
          </table:table-cell>
          <table:table-cell table:style-name="ce51" office:value-type="date" office:date-value="2017-01-22" calcext:value-type="date">
            <text:p>01/22/17</text:p>
          </table:table-cell>
          <table:table-cell table:style-name="ce51" office:value-type="date" office:date-value="2017-02-02" calcext:value-type="date">
            <text:p>02/02/17</text:p>
          </table:table-cell>
          <table:table-cell table:number-columns-repeated="2"/>
          <table:table-cell table:style-name="ce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style-name="ce52"/>
          <table:table-cell table:style-name="ce43"/>
          <table:table-cell table:number-columns-repeated="2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2.1</text:p>
          </table:table-cell>
          <table:table-cell table:style-name="ce14" office:value-type="string" calcext:value-type="string">
            <text:p>Review</text:p>
          </table:table-cell>
          <table:table-cell table:style-name="ce21" office:value-type="string" calcext:value-type="string">
            <text:p>steps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35" office:value-type="float" office:value="1" calcext:value-type="float">
            <text:p>1</text:p>
          </table:table-cell>
          <table:table-cell table:style-name="ce50" office:value-type="date" office:date-value="2017-01-13" calcext:value-type="date">
            <text:p>01/13/17</text:p>
          </table:table-cell>
          <table:table-cell table:style-name="ce50" office:value-type="date" office:date-value="2017-02-26" calcext:value-type="date">
            <text:p>02/26/1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2" calcext:value-type="float">
            <text:p>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1 13012017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3" calcext:value-type="float">
            <text:p>3</text:p>
          </table:table-cell>
          <table:table-cell table:style-name="ce51" office:value-type="date" office:date-value="2017-01-13" calcext:value-type="date">
            <text:p>01/13/17</text:p>
          </table:table-cell>
          <table:table-cell table:style-name="ce42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2(robot)12012017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4" calcext:value-type="float">
            <text:p>4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4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eEw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formula eEwr 19012017</text:p>
          </table:table-cell>
          <table:table-cell table:style-name="ce36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5" calcext:value-type="float">
            <text:p>5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0.0123" calcext:value-type="float">
            <text:p>0.0123</text:p>
          </table:table-cell>
          <table:table-cell table:style-name="ce25" office:value-type="string" calcext:value-type="string">
            <text:p>text file/paper</text:p>
          </table:table-cell>
          <table:table-cell table:style-name="ce25" office:value-type="string" calcext:value-type="string">
            <text:p>0123, 01, 3</text:p>
          </table:table-cell>
          <table:table-cell table:style-name="ce36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6" calcext:value-type="float">
            <text:p>6</text:p>
          </table:table-cell>
          <table:table-cell table:style-name="ce51" office:value-type="date" office:date-value="2017-01-23" calcext:value-type="date">
            <text:p>01/23/17</text:p>
          </table:table-cell>
          <table:table-cell table:style-name="ce42"/>
          <table:table-cell table:number-columns-repeated="2"/>
          <table:table-cell table:style-name="ce3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11 &amp; 3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1 &amp; 33</text:p>
          </table:table-cell>
          <table:table-cell table:style-name="ce36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7" calcext:value-type="float">
            <text:p>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42"/>
          <table:table-cell table:number-columns-repeated="2"/>
          <table:table-cell table:style-name="ce3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s: 1, 2, 3 e 4 | Nt pages 1, 2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8" calcext:value-type="float">
            <text:p>8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1-29" calcext:value-type="date">
            <text:p>01/29/17</text:p>
          </table:table-cell>
          <table:table-cell table:number-columns-repeated="2"/>
          <table:table-cell table:style-name="ce3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nothingness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nothingness</text:p>
          </table:table-cell>
          <table:table-cell table:style-name="ce36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9" calcext:value-type="float">
            <text:p>9</text:p>
          </table:table-cell>
          <table:table-cell table:style-name="ce51" office:value-type="date" office:date-value="2017-01-29" calcext:value-type="date">
            <text:p>01/29/17</text:p>
          </table:table-cell>
          <table:table-cell table:style-name="ce51"/>
          <table:table-cell table:number-columns-repeated="2"/>
          <table:table-cell table:style-name="ce3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5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0" calcext:value-type="float">
            <text:p>10</text:p>
          </table:table-cell>
          <table:table-cell table:style-name="ce51" office:value-type="date" office:date-value="2017-01-30" calcext:value-type="date">
            <text:p>01/30/17</text:p>
          </table:table-cell>
          <table:table-cell table:style-name="ce51"/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6 &amp; 7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1" calcext:value-type="float">
            <text:p>11</text:p>
          </table:table-cell>
          <table:table-cell table:style-name="ce51" office:value-type="date" office:date-value="2017-01-31" calcext:value-type="date">
            <text:p>01/31/17</text:p>
          </table:table-cell>
          <table:table-cell table:style-name="ce51"/>
          <table:table-cell table:number-columns-repeated="2"/>
          <table:table-cell table:style-name="ce36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5" office:value-type="string" calcext:value-type="string">
            <text:p>compile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Compile 02022017</text:p>
          </table:table-cell>
          <table:table-cell table:style-name="ce36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2" calcext:value-type="float">
            <text:p>12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51"/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6" office:value-type="string" calcext:value-type="string">
            <text:p>Xv1###|03vX</text:p>
          </table:table-cell>
          <table:table-cell table:style-name="ce25" office:value-type="string" calcext:value-type="string">
            <text:p>text file</text:p>
          </table:table-cell>
          <table:table-cell table:style-name="ce26" office:value-type="string" calcext:value-type="string">
            <text:p>Xv1###|03vX</text:p>
          </table:table-cell>
          <table:table-cell table:style-name="ce36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3" calcext:value-type="float">
            <text:p>13</text:p>
          </table:table-cell>
          <table:table-cell table:style-name="ce51" office:value-type="date" office:date-value="2017-02-03" calcext:value-type="date">
            <text:p>02/03/17</text:p>
          </table:table-cell>
          <table:table-cell table:style-name="ce51"/>
          <table:table-cell table:number-columns-repeated="2"/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e13do012017</text:p>
          </table:table-cell>
          <table:table-cell table:style-name="ce36" office:value-type="string" calcext:value-type="string">
            <text:p>0.1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1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51" office:value-type="date" office:date-value="2017-01-13" calcext:value-type="date">
            <text:p>01/13/17</text:p>
          </table:table-cell>
          <table:table-cell table:number-columns-repeated="2"/>
          <table:table-cell table:style-name="ce36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4do012017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9do012017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5" office:value-type="string" calcext:value-type="string">
            <text:p>reCompile</text:p>
          </table:table-cell>
          <table:table-cell table:style-name="ce22" office:value-type="string" calcext:value-type="string">
            <text:p>continuous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Continuous 20012017 (compilado4)</text:p>
          </table:table-cell>
          <table:table-cell table:style-name="ce38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4</text:p>
          </table:table-cell>
          <table:table-cell table:style-name="ce52" office:value-type="date" office:date-value="2017-01-20" calcext:value-type="date">
            <text:p>01/20/17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/>
          <table:table-cell table:style-name="ce21" table:number-columns-repeated="3"/>
          <table:table-cell table:style-name="ce39"/>
          <table:covered-table-cell table:style-name="ce1"/>
          <table:covered-table-cell table:style-name="ce6"/>
          <table:covered-table-cell/>
          <table:table-cell table:style-name="ce39"/>
          <table:table-cell table:number-columns-repeated="4"/>
          <table:table-cell table:style-name="ce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number-columns-repeated="4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17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Copy, edit and rearange all data into the new format</text:p>
          </table:table-cell>
          <table:table-cell table:style-name="ce35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2" office:value-type="string" calcext:value-type="string" table:number-columns-spanned="1" table:number-rows-spanned="6">
            <text:p>2.2 a 3</text:p>
          </table:table-cell>
          <table:covered-table-cell/>
          <table:table-cell table:style-name="ce35" office:value-type="string" calcext:value-type="string">
            <text:p>2.1</text:p>
          </table:table-cell>
          <table:table-cell table:style-name="ce41" office:value-type="string" calcext:value-type="string">
            <text:p>----</text:p>
          </table:table-cell>
          <table:table-cell table:style-name="ce53"/>
          <table:table-cell table:number-columns-repeated="2"/>
          <table:table-cell table:style-name="ce3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3" office:value-type="string" calcext:value-type="string">
            <text:p>Edit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ext/html/css/py/scan/git</text:p>
          </table:table-cell>
          <table:table-cell table:style-name="ce27" office:value-type="string" calcext:value-type="string">
            <text:p>Insert e format OC&amp;d into 2.1 according to it</text:p>
          </table:table-cell>
          <table:table-cell table:style-name="ce36" office:value-type="string" calcext:value-type="string">
            <text:p>2.2</text:p>
          </table:table-cell>
          <table:covered-table-cell table:style-name="ce2"/>
          <table:covered-table-cell table:style-name="ce6"/>
          <table:covered-table-cell/>
          <table:table-cell table:style-name="ce36" office:value-type="string" calcext:value-type="string">
            <text:p>2.2</text:p>
          </table:table-cell>
          <table:table-cell table:style-name="ce51" office:value-type="date" office:date-value="2017-02-11" calcext:value-type="date">
            <text:p>02/11/17</text:p>
          </table:table-cell>
          <table:table-cell table:style-name="ce32"/>
          <table:table-cell table:number-columns-repeated="2"/>
          <table:table-cell table:style-name="ce36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4" office:value-type="string" calcext:value-type="string">
            <text:p>Review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N4_projects 24032017</text:p>
          </table:table-cell>
          <table:table-cell table:style-name="ce38" office:value-type="string" calcext:value-type="string">
            <text:p>2.3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1" table:number-rows-spanned="4">
            <text:p>2 a 3</text:p>
          </table:table-cell>
          <table:table-cell table:style-name="ce38" office:value-type="string" calcext:value-type="string">
            <text:p>2.3</text:p>
          </table:table-cell>
          <table:table-cell table:style-name="ce52" office:value-type="date" office:date-value="2017-03-24" calcext:value-type="date">
            <text:p>03/24/17</text:p>
          </table:table-cell>
          <table:table-cell table:style-name="ce34"/>
          <table:table-cell table:number-columns-repeated="2"/>
          <table:table-cell table:style-name="ce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2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8" office:value-type="string" calcext:value-type="string">
            <text:p>Publish</text:p>
          </table:table-cell>
          <table:table-cell table:style-name="ce21" office:value-type="string" calcext:value-type="string">
            <text:p>Line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Publish content prepared in PI2.2</text:p>
          </table:table-cell>
          <table:table-cell table:style-name="ce41" office:value-type="string" calcext:value-type="string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18" office:value-type="string" calcext:value-type="string">
            <text:p>3.1</text:p>
          </table:table-cell>
          <table:table-cell table:style-name="ce50" office:value-type="date" office:date-value="2017-02-11" calcext:value-type="date">
            <text:p>02/11/17</text:p>
          </table:table-cell>
          <table:table-cell table:style-name="ce54"/>
          <table:table-cell table:number-columns-repeated="2"/>
          <table:table-cell table:style-name="ce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Strings</text:p>
          </table:table-cell>
          <table:table-cell table:style-name="ce25" office:value-type="string" calcext:value-type="string">
            <text:p>text file</text:p>
          </table:table-cell>
          <table:table-cell table:style-name="ce27" office:value-type="string" calcext:value-type="string">
            <text:p>N4_projects 24032017, B00k &amp; PI 3.0 to index 3.1</text:p>
          </table:table-cell>
          <table:table-cell table:style-name="ce42" office:value-type="float" office:value="3" calcext:value-type="float">
            <text:p>3</text:p>
          </table:table-cell>
          <table:covered-table-cell table:style-name="ce45"/>
          <table:covered-table-cell/>
          <table:covered-table-cell table:style-name="ce2"/>
          <table:table-cell table:style-name="ce19" office:value-type="float" office:value="3" calcext:value-type="float">
            <text:p>3</text:p>
          </table:table-cell>
          <table:table-cell table:style-name="ce51" office:value-type="date" office:date-value="2017-04-02" calcext:value-type="date">
            <text:p>04/02/17</text:p>
          </table:table-cell>
          <table:table-cell table:style-name="ce32"/>
          <table:table-cell table:number-columns-repeated="2"/>
          <table:table-cell table:style-name="ce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42row: 3 to 3.1 scripting(index 3.1, 3, 42r)</text:p>
          </table:table-cell>
          <table:table-cell table:style-name="ce43" office:value-type="string" calcext:value-type="string">
            <text:p>42r</text:p>
          </table:table-cell>
          <table:table-cell table:style-name="ce2" office:value-type="string" calcext:value-type="string" table:number-columns-spanned="1" table:number-rows-spanned="4">
            <text:p>Maio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0" office:value-type="string" calcext:value-type="string">
            <text:p>42r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34"/>
          <table:table-cell table:number-columns-repeated="2"/>
          <table:table-cell table:style-name="ce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3.1</text:p>
          </table:table-cell>
          <table:table-cell table:style-name="ce21" office:value-type="string" calcext:value-type="string">
            <text:p>Edit</text:p>
          </table:table-cell>
          <table:table-cell table:style-name="ce21" office:value-type="string" calcext:value-type="string">
            <text:p>String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42r: publish 42r(PI3.0 +-= index 3.1,3)</text:p>
          </table:table-cell>
          <table:table-cell table:style-name="ce41" office:value-type="string" calcext:value-type="string">
            <text:p>42r</text:p>
          </table:table-cell>
          <table:covered-table-cell table:number-columns-repeated="3"/>
          <table:table-cell table:style-name="ce41" office:value-type="string" calcext:value-type="string">
            <text:p>42r</text:p>
          </table:table-cell>
          <table:table-cell table:style-name="ce50" office:value-type="date" office:date-value="2017-05-18" calcext:value-type="date">
            <text:p>05/18/17</text:p>
          </table:table-cell>
          <table:table-cell table:style-name="ce41"/>
          <table:table-cell table:number-columns-repeated="2"/>
          <table:table-cell table:style-name="ce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ublish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Version 3.2: follow 42r as learned from 3 to 3.1</text:p>
          </table:table-cell>
          <table:table-cell table:style-name="ce43" office:value-type="string" calcext:value-type="string">
            <text:p>3.2</text:p>
          </table:table-cell>
          <table:covered-table-cell table:number-columns-repeated="3"/>
          <table:table-cell table:style-name="ce43" office:value-type="string" calcext:value-type="string">
            <text:p>3.2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5"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11">
            <text:p>4</text:p>
          </table:table-cell>
          <table:table-cell table:style-name="ce18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/html</text:p>
          </table:table-cell>
          <table:table-cell table:style-name="ce31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39" office:value-type="float" office:value="4" calcext:value-type="float" table:number-columns-spanned="1" table:number-rows-spanned="3">
            <text:p>4</text:p>
          </table:table-cell>
          <table:covered-table-cell table:style-name="ce46"/>
          <table:covered-table-cell table:number-columns-repeated="2"/>
          <table:table-cell table:style-name="ce49" office:value-type="float" office:value="4" calcext:value-type="float" table:number-columns-spanned="1" table:number-rows-spanned="3">
            <text:p>4</text:p>
          </table:table-cell>
          <table:table-cell table:style-name="ce50" office:value-type="date" office:date-value="2017-06-03" calcext:value-type="date">
            <text:p>06/03/17</text:p>
          </table:table-cell>
          <table:table-cell table:style-name="ce41"/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>
            <text:p>Julho</text:p>
          </table:table-cell>
          <table:covered-table-cell table:number-columns-repeated="2"/>
          <table:covered-table-cell table:style-name="ce42"/>
          <table:table-cell table:style-name="ce51" office:value-type="date" office:date-value="2017-07-05" calcext:value-type="date">
            <text:p>07/05/17</text:p>
          </table:table-cell>
          <table:table-cell table:style-name="ce42"/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42"/>
          <table:table-cell table:number-columns-repeated="2" table:style-name="ce51" office:value-type="date" office:date-value="2017-08-20" calcext:value-type="date">
            <text:p>08/20/17</text:p>
          </table:table-cell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</text:p>
          </table:table-cell>
          <table:table-cell table:style-name="ce33" office:value-type="string" calcext:value-type="string">
            <text:p>PI 4.0: Pi into (f)c-htpi</text:p>
          </table:table-cell>
          <table:table-cell table:style-name="ce44" office:value-type="string" calcext:value-type="string" table:number-columns-spanned="1" table:number-rows-spanned="7">
            <text:p>42w</text:p>
          </table:table-cell>
          <table:covered-table-cell table:style-name="ce2"/>
          <table:covered-table-cell table:number-columns-repeated="2"/>
          <table:table-cell table:style-name="ce36" office:value-type="string" calcext:value-type="string" table:number-columns-spanned="1" table:number-rows-spanned="2">
            <text:p>42w</text:p>
          </table:table-cell>
          <table:table-cell table:style-name="ce51" office:value-type="date" office:date-value="2017-08-20" calcext:value-type="date">
            <text:p>08/20/17</text:p>
          </table:table-cell>
          <table:table-cell table:style-name="ce51" office:value-type="date" office:date-value="2017-08-27" calcext:value-type="date">
            <text:p>08/27/17</text:p>
          </table:table-cell>
          <table:table-cell table:number-columns-repeated="2"/>
          <table:table-cell table:style-name="ce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Setembro</text:p>
          </table:table-cell>
          <table:covered-table-cell table:number-columns-repeated="2"/>
          <table:covered-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Outu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Nov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Dez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ff$</text:p>
          </table:table-cell>
          <table:table-cell table:number-columns-repeated="3" table:style-name="ce27" office:value-type="string" calcext:value-type="string">
            <text:p>ff$</text:p>
          </table:table-cell>
          <table:covered-table-cell table:style-name="ce19"/>
          <table:table-cell table:style-name="ce2" office:value-type="string" calcext:value-type="string">
            <text:p>Jan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 office:value-type="string" calcext:value-type="string">
            <text:p>PI 4.0: Pi into Estrutura((f)c-htpi</text:p>
          </table:table-cell>
          <table:covered-table-cell table:style-name="ce32"/>
          <table:table-cell table:style-name="ce2" office:value-type="string" calcext:value-type="string">
            <text:p>Fever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2"/>
          <table:table-cell table:style-name="ce20"/>
          <table:table-cell table:style-name="ce22" table:number-columns-repeated="2"/>
          <table:table-cell table:style-name="ce34" table:number-columns-repeated="2"/>
          <table:table-cell table:style-name="ce47"/>
          <table:covered-table-cell table:number-columns-repeated="2"/>
          <table:table-cell table:style-name="ce43" table:number-columns-repeated="3"/>
          <table:table-cell table:number-columns-repeated="2"/>
          <table:table-cell table:style-name="ce43"/>
          <table:table-cell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1" table:default-cell-style-name="ce25"/>
        <table:table-column table:style-name="co19" table:default-cell-style-name="Default"/>
        <table:table-column table:style-name="co20" table:default-cell-style-name="ce8"/>
        <table:table-column table:style-name="co15" table:default-cell-style-name="ce25"/>
        <table:table-column table:style-name="co20" table:default-cell-style-name="ce25"/>
        <table:table-column table:style-name="co13" table:default-cell-style-name="ce25"/>
        <table:table-column table:style-name="co20" table:default-cell-style-name="Default"/>
        <table:table-row table:style-name="ro1">
          <table:table-cell table:style-name="ce58" office:value-type="string" calcext:value-type="string">
            <text:p>Version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Index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rogress</text:p>
          </table:table-cell>
          <table:table-cell table:style-name="ce83" office:value-type="string" calcext:value-type="string">
            <text:p>towards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64" office:value-type="string" calcext:value-type="string">
            <text:p>Date</text:p>
          </table:table-cell>
          <table:table-cell table:style-name="ce48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8" office:value-type="string" calcext:value-type="string">
            <text:p>PI2.0.1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74" office:value-type="float" office:value="4" calcext:value-type="float">
            <text:p>4</text:p>
          </table:table-cell>
          <table:table-cell table:style-name="ce78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string" calcext:value-type="string" table:number-columns-spanned="1" table:number-rows-spanned="10">
            <text:p>2.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85" office:value-type="string" calcext:value-type="string" table:number-columns-spanned="1" table:number-rows-spanned="11">
            <text:p>PI2.0.1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Steps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01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>
            <text:p>Startt 14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Created PI2.0.1.ods 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Sheets: PI2.0.1, Progress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75" office:value-type="float" office:value="5" calcext:value-type="float">
            <text:p>5</text:p>
          </table:table-cell>
          <table:table-cell table:style-name="ce32" office:value-type="string" calcext:value-type="string">
            <text:p>formula eEwr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19" calcext:value-type="date">
            <text:p>01/19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27"/>
          <table:table-cell table:style-name="ce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68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First stage 2201207 &amp; First-stage-22012017.css</text:p>
          </table:table-cell>
          <table:covered-table-cell table:style-name="ce27"/>
          <table:covered-table-cell table:style-name="ce2"/>
          <table:covered-table-cell/>
          <table:table-cell table:style-name="ce85" office:value-type="string" calcext:value-type="string" table:number-columns-spanned="1" table:number-rows-spanned="14">
            <text:p>PI2.0.1(V1.1)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3" calcext:value-type="date">
            <text:p>01/23/17</text:p>
          </table:table-cell>
          <table:table-cell table:style-name="ce76" office:value-type="float" office:value="6" calcext:value-type="float">
            <text:p>6</text:p>
          </table:table-cell>
          <table:table-cell table:style-name="ce79" office:value-type="string" calcext:value-type="string">
            <text:p>0123, 01. 0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4" calcext:value-type="date">
            <text:p>01/24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Program(CGPsys) Sheet Added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0.7" calcext:value-type="float">
            <text:p>0.7</text:p>
          </table:table-cell>
          <table:table-cell table:style-name="ce79" office:value-type="string" calcext:value-type="string">
            <text:p>django overview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7" calcext:value-type="float">
            <text:p>7</text:p>
          </table:table-cell>
          <table:table-cell table:style-name="ce79" office:value-type="string" calcext:value-type="string">
            <text:p>11 &amp; 3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1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nt pages 1 &amp;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7" calcext:value-type="date">
            <text:p>01/27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8" calcext:value-type="date">
            <text:p>01/28/17</text:p>
          </table:table-cell>
          <table:table-cell table:style-name="ce76" office:value-type="float" office:value="8" calcext:value-type="float">
            <text:p>8</text:p>
          </table:table-cell>
          <table:table-cell table:style-name="ce32" office:value-type="string" calcext:value-type="string">
            <text:p>white sheet 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4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9" calcext:value-type="float">
            <text:p>9</text:p>
          </table:table-cell>
          <table:table-cell table:style-name="ce79" office:value-type="string" calcext:value-type="string">
            <text:p>nothingness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30" calcext:value-type="date">
            <text:p>01/30/17</text:p>
          </table:table-cell>
          <table:table-cell table:style-name="ce76" office:value-type="float" office:value="10" calcext:value-type="float">
            <text:p>10</text:p>
          </table:table-cell>
          <table:table-cell table:style-name="ce79" office:value-type="string" calcext:value-type="string">
            <text:p>white sheet 5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0.1</text:p>
          </table:table-cell>
          <table:table-cell table:style-name="ce69" office:value-type="date" office:date-value="2017-01-31" calcext:value-type="date">
            <text:p>01/31/17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string" calcext:value-type="string">
            <text:p>white sheet 6 &amp; 7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I2.1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74" office:value-type="string" calcext:value-type="string">
            <text:p>----</text:p>
          </table:table-cell>
          <table:table-cell table:style-name="ce78" office:value-type="string" calcext:value-type="string">
            <text:p>Updated to PI2.1.ods: + version 2.1 sheet, - index, - PI2.0.1</text:p>
          </table:table-cell>
          <table:table-cell table:style-name="ce2" office:value-type="string" calcext:value-type="string" table:number-columns-spanned="1" table:number-rows-spanned="46">
            <text:p>2.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85" office:value-type="string" calcext:value-type="string" table:number-columns-spanned="1" table:number-rows-spanned="46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----</text:p>
          </table:table-cell>
          <table:table-cell table:style-name="ce60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0.0.2</text:p>
          </table:table-cell>
          <table:table-cell table:style-name="ce60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moved to PI2.1/PI2.0.1/first stag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float" office:value="0.1" calcext:value-type="float">
            <text:p>0.1</text:p>
          </table:table-cell>
          <table:table-cell table:style-name="ce79" office:value-type="string" calcext:value-type="string">
            <text:p>reviewd, created git text/f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created “files” sheet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float" office:value="12" calcext:value-type="float">
            <text:p>12</text:p>
          </table:table-cell>
          <table:table-cell table:style-name="ce26" office:value-type="string" calcext:value-type="string">
            <text:p>comp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76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3" calcext:value-type="date">
            <text:p>01/03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6" calcext:value-type="date">
            <text:p>01/06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8" calcext:value-type="date">
            <text:p>02/08/17</text:p>
          </table:table-cell>
          <table:table-cell table:style-name="ce76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9" calcext:value-type="date">
            <text:p>02/09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7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7" office:value-type="string" calcext:value-type="string">
            <text:p>Insert e format OC&amp;d into 1.1 according to i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6" office:value-type="string" calcext:value-type="string">
            <text:p>Publish content prepared in PI2.2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bash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Index 01 first Review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bckp pictures, oc&amp;d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I content review read, and online related conten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pc 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Next-steps-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6" office:value-type="string" calcext:value-type="string">
            <text:p>PI 2.1: last review of wt, version 2.1, &amp; progres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70" office:value-type="date" office:date-value="2017-03-01" calcext:value-type="date">
            <text:p>03/01/17</text:p>
          </table:table-cell>
          <table:table-cell table:style-name="ce27" office:value-type="string" calcext:value-type="string">
            <text:p>----</text:p>
          </table:table-cell>
          <table:table-cell table:style-name="ce27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2.2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1" office:value-type="string" calcext:value-type="string">
            <text:p>----</text:p>
          </table:table-cell>
          <table:table-cell table:style-name="ce53" office:value-type="string" calcext:value-type="string">
            <text:p>PI update: version 2.2, Wt 2.2, CGPs, OC&amp;d</text:p>
          </table:table-cell>
          <table:table-cell table:style-name="ce2" office:value-type="string" calcext:value-type="string" table:number-columns-spanned="1" table:number-rows-spanned="23">
            <text:p>2.1</text:p>
          </table:table-cell>
          <table:covered-table-cell table:style-name="ce2"/>
          <table:covered-table-cell table:style-name="ce84"/>
          <table:table-cell table:style-name="ce85" office:value-type="string" calcext:value-type="string" table:number-columns-spanned="1" table:number-rows-spanned="23">
            <text:p>PI 2.2</text:p>
          </table:table-cell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2" calcext:value-type="float">
            <text:p>2.2</text:p>
          </table:table-cell>
          <table:table-cell table:style-name="ce32" office:value-type="string" calcext:value-type="string">
            <text:p>C1 Sheet: Compilado1 ~ Control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*tct 0: pi machin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4" calcext:value-type="date">
            <text:p>03/0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sheets(C1, C2t), *Tct(3. 4), C2t, Grande Compilado-V1-2(nrs).od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Gc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LWC copy(textos/6 &amp; PI 2.2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heck files sheet, nrs/txt backup(files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6" calcext:value-type="date">
            <text:p>03/06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, B00k sheet, b00k.ods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(*tct0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8" calcext:value-type="date">
            <text:p>03/08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9" calcext:value-type="date">
            <text:p>03/09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0" calcext:value-type="date">
            <text:p>03/10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1" calcext:value-type="date">
            <text:p>03/11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3" calcext:value-type="date">
            <text:p>03/1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resultados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C2t, C2t shee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0" calcext:value-type="date">
            <text:p>03/30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1" calcext:value-type="date">
            <text:p>03/31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2</text:p>
          </table:table-cell>
          <table:table-cell table:style-name="ce69" office:value-type="date" office:date-value="2017-03-31" calcext:value-type="date">
            <text:p>03/31/17</text:p>
          </table:table-cell>
          <table:table-cell table:style-name="ce22" office:value-type="float" office:value="2.3" calcext:value-type="float">
            <text:p>2.3</text:p>
          </table:table-cell>
          <table:table-cell table:style-name="ce34" office:value-type="string" calcext:value-type="string">
            <text:p>N4_projects: digitalization init, digitalized (dir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4-01" calcext:value-type="date">
            <text:p>04/01/17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42">
            <text:p>3</text:p>
          </table:table-cell>
          <table:table-cell table:style-name="ce2" office:value-type="string" calcext:value-type="string" table:number-columns-spanned="1" table:number-rows-spanned="42">
            <text:p>3.1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85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42"/>
          <table:covered-table-cell/>
          <table:covered-table-cell table:style-name="ce55"/>
          <table:covered-table-cell/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niversity, Bacon, run_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GPsys: bookmarks; *tct dir copy; files sheet review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08 a 1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13 a 25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B00k sheet: digitalized(N4 &amp; Pi 3.0) into C2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H, C3H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Book.odt, C3Book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wh&amp;pp 08042017</text:p>
          </table:table-cell>
          <table:covered-table-cell table:style-name="ce42"/>
          <table:covered-table-cell table:number-columns-repeated="3"/>
          <table:table-cell table:style-name="ce66"/>
          <table:table-cell table:number-columns-repeated="3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*tct 0: readings, N4_projects 24032017, wh&amp;pp update, N4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5-01" calcext:value-type="date">
            <text:p>05/01/17</text:p>
          </table:table-cell>
          <table:table-cell table:style-name="ce21" office:value-type="float" office:value="3" calcext:value-type="float">
            <text:p>3</text:p>
          </table:table-cell>
          <table:table-cell table:style-name="ce78" office:value-type="string" calcext:value-type="string">
            <text:p>Pi update: Wt, Progress, Version 3.0</text:p>
          </table:table-cell>
          <table:covered-table-cell table:style-name="ce42"/>
          <table:covered-table-cell/>
          <table:table-cell table:style-name="ce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1" office:value-type="string" calcext:value-type="string">
            <text:p>42r</text:p>
          </table:table-cell>
          <table:table-cell table:style-name="ce53" office:value-type="string" calcext:value-type="string">
            <text:p>PI update: PI 3.1 start(pN44 to PI 3.1), version 3.1</text:p>
          </table:table-cell>
          <table:table-cell table:style-name="ce2" office:value-type="string" calcext:value-type="string" table:number-columns-spanned="1" table:number-rows-spanned="66">
            <text:p>3.1</text:p>
          </table:table-cell>
          <table:table-cell table:style-name="ce2" office:value-type="string" calcext:value-type="string" table:number-columns-spanned="1" table:number-rows-spanned="18">
            <text:p>3.2</text:p>
          </table:table-cell>
          <table:covered-table-cell/>
          <table:table-cell table:style-name="ce85" office:value-type="string" calcext:value-type="string" table:number-columns-spanned="1" table:number-rows-spanned="66">
            <text:p>PI 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2r &amp; 3.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ttsw, pN44.html, moved ckz to 3.1/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1" calcext:value-type="date">
            <text:p>05/31/17</text:p>
          </table:table-cell>
          <table:table-cell office:value-type="string" calcext:value-type="string">
            <text:p>42r</text:p>
          </table:table-cell>
          <table:table-cell table:style-name="ce26" office:value-type="string" calcext:value-type="string">
            <text:p>rogrot: bg, bg.css; rogrot plus n4 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1" calcext:value-type="date">
            <text:p>06/01/17</text:p>
          </table:table-cell>
          <table:table-cell table:style-name="ce21" office:value-type="string" calcext:value-type="string">
            <text:p>42r</text:p>
          </table:table-cell>
          <table:table-cell table:style-name="ce78" office:value-type="string" calcext:value-type="string">
            <text:p>3h-d</text:p>
          </table:table-cell>
          <table:covered-table-cell table:style-name="ce42"/>
          <table:table-cell table:style-name="ce2" office:value-type="float" office:value="4" calcext:value-type="float" table:number-columns-spanned="1" table:number-rows-spanned="158">
            <text:p>4</text:p>
          </table:table-cell>
          <table:table-cell table:style-name="ce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2" calcext:value-type="date">
            <text:p>06/02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06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3" calcext:value-type="date">
            <text:p>06/03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4" calcext:value-type="date">
            <text:p>06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m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5" calcext:value-type="date">
            <text:p>06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bg, bg.cs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n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7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hdDE&amp;I, ew2, ew.tex. ew2.dvi, iom.tex, iom.dv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8" calcext:value-type="date">
            <text:p>06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ifivahueninunprusysb, tftf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3" calcext:value-type="date">
            <text:p>06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xdgl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9" calcext:value-type="date">
            <text:p>06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0" calcext:value-type="date">
            <text:p>06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aer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1" calcext:value-type="date">
            <text:p>06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3" calcext:value-type="date">
            <text:p>06/2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8" calcext:value-type="date">
            <text:p>06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nca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3" office:value-type="date" office:date-value="2017-06-28" calcext:value-type="date">
            <text:p>06/28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catingueleeiee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cdn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ledc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i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v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ptions, ncssr, 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si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table.od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vqa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yst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3.1: backup &amp; update; ntg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00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3" office:value-type="string" calcext:value-type="string">
            <text:p>PI3.1</text:p>
          </table:table-cell>
          <table:table-cell table:style-name="ce69" office:value-type="date" office:date-value="2017-07-30" calcext:value-type="date">
            <text:p>07/30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: read &amp; edit; work_net3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3.1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emdvr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, e 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(f)c-ht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.cpp, pi, pi1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2.cpp, pi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1.cp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3.1</text:p>
          </table:table-cell>
          <table:table-cell table:style-name="ce69" office:value-type="date" office:date-value="2017-08-26" calcext:value-type="date">
            <text:p>08/26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atned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Pi Update: Pi 4.0; index 42w (git)</text:p>
          </table:table-cell>
          <table:table-cell table:style-name="ce2" office:value-type="string" calcext:value-type="string" table:number-columns-spanned="1" table:number-rows-spanned="112">
            <text:p>4.0</text:p>
          </table:table-cell>
          <table:covered-table-cell table:style-name="ce42"/>
          <table:covered-table-cell table:style-name="ce36"/>
          <table:table-cell table:style-name="ce85" office:value-type="string" calcext:value-type="string" table:number-columns-spanned="1" table:number-rows-spanned="112">
            <text:p>PI 4.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work_net, work_net2, kt, catingueleiee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rm coptions, worktable(update) | npi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ppi(public pi)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ntm, git: n4rus.io, 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CNAME, n4rus.co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git: 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n4rus.io: CNAME, n4rus.com; cinf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9-02" calcext:value-type="date">
            <text:p>09/02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n4rus.io:support, tb 001, C3H removed;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zer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pyt.p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sys3, task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task1, 14mpw7, 14mpw$, 14mpw, n4ru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cho.c, excho, excho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nklist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_word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0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yh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.c, 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fotr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hp.php, php2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cnq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d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cpp, q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2.cpp, qe2, lfn.c, lfn. U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s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ech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k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lanb, a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3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4.c, ,fpt.c, fpt, href1.c, href1, l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g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.c, w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9" calcext:value-type="date">
            <text:p>09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qv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2.c, wl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nbg, nc, f(n)htpi0, f(n)htpi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tl7, tl77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, mc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t.c, n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 d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qb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ga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3, wl3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5hd, mima.c, pi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tsmn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t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vcba, trp12, chrr, c_trie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iea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tc, texte.cpp, text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zza.cpp, pizzaria.c, pizzaria, cf.c, c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nstrct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EMERGENCE: 02 folder, README, README.tx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Update; 02 folder to coding_n, 3q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0-30" calcext:value-type="date">
            <text:p>10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12-07" calcext:value-type="date">
            <text:p>12/0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tptd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5">
            <text:p>Dez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ir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mc.cpp, em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w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rtnxfy8.html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k.cpp, wk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fe.cp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: nxfy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artnxfy8 0.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bs.sh, cbs_txt-di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mfg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i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2-30" calcext:value-type="date">
            <text:p>12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Pi Update: ug, artnxfy8 0.2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8-01-16" calcext:value-type="date">
            <text:p>01/16/18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iaam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5">
            <text:p>Jan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trutura, ddE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30" calcext:value-type="date">
            <text:p>01/30/18</text:p>
          </table:table-cell>
          <table:table-cell office:value-type="string" calcext:value-type="string">
            <text:p>42w</text:p>
          </table:table-cell>
          <table:table-cell table:style-name="ce81" office:value-type="string" calcext:value-type="string">
            <text:p>0000000000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8-01-31" calcext:value-type="date">
            <text:p>01/31/18</text:p>
          </table:table-cell>
          <table:table-cell table:style-name="ce22" office:value-type="string" calcext:value-type="string">
            <text:p>42w</text:p>
          </table:table-cell>
          <table:table-cell table:style-name="ce82" office:value-type="string" calcext:value-type="string">
            <text:p>00000000010, 000000000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1" calcext:value-type="date">
            <text:p>02/01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dav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13">
            <text:p>Fever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c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nedot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o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3g0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 table:number-columns-repeated="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 table:number-columns-repeated="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style-name="ce42"/>
          <table:table-cell table:style-name="ce23" office:value-type="string" calcext:value-type="string" table:number-columns-spanned="1" table:number-rows-spanned="2">
            <text:p>End</text:p>
          </table:table-cell>
          <table:table-cell table:style-name="ce44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43"/>
          <table:table-cell table:style-name="ce20"/>
          <table:table-cell table:style-name="ce22"/>
          <table:table-cell table:style-name="ce34"/>
          <table:covered-table-cell table:number-columns-repeated="2" table:style-name="ce43"/>
          <table:covered-table-cell table:style-name="ce38"/>
          <table:covered-table-cell/>
          <table:table-cell table:number-columns-repeated="4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 table:number-rows-repeated="10482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5"/>
        <table:table-column table:style-name="co7" table:default-cell-style-name="ce25"/>
        <table:table-column table:style-name="co22" table:default-cell-style-name="ce25"/>
        <table:table-column table:style-name="co23" table:default-cell-style-name="ce25"/>
        <table:table-column table:style-name="co12" table:default-cell-style-name="ce25"/>
        <table:table-column table:style-name="co24" table:default-cell-style-name="ce25"/>
        <table:table-column table:style-name="co13" table:default-cell-style-name="ce6"/>
        <table:table-column table:style-name="co13" table:default-cell-style-name="ce25"/>
        <table:table-column table:style-name="co13" table:default-cell-style-name="ce100"/>
        <table:table-column table:style-name="co13" table:number-columns-repeated="1015" table:default-cell-style-name="Default"/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Firstwrk.odt</text:p>
          </table:table-cell>
          <table:table-cell table:style-name="ce86" office:value-type="time" office:time-value="PT17H57M00S" calcext:value-type="time">
            <text:p>17:5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8H39M00S" calcext:value-type="time">
            <text:p>18:39:00</text:p>
          </table:table-cell>
          <table:table-cell table:style-name="ce86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4]+[.E4]" office:value-type="time" office:time-value="-PT23H17M00S" calcext:value-type="time">
            <text:p>00:43:00</text:p>
          </table:table-cell>
          <table:table-cell table:style-name="ce86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86" office:value-type="time" office:time-value="PT00H33M00S" calcext:value-type="time">
            <text:p>00:33:00</text:p>
          </table:table-cell>
          <table:table-cell table:style-name="ce86" table:formula="of:=-[.B5]+[.E5]" office:value-type="time" office:time-value="PT00H33M00S" calcext:value-type="time">
            <text:p>00:33:00</text:p>
          </table:table-cell>
          <table:table-cell table:style-name="ce86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]+[.E6]" office:value-type="time" office:time-value="-PT23H17M00S" calcext:value-type="time">
            <text:p>00:43:00</text:p>
          </table:table-cell>
          <table:table-cell table:style-name="ce88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86" office:value-type="time" office:time-value="PT00H37M00S" calcext:value-type="time">
            <text:p>00:37:00</text:p>
          </table:table-cell>
          <table:table-cell table:style-name="ce86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38M00S" calcext:value-type="time">
            <text:p>15:38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86" office:value-type="time" office:time-value="PT16H10M00S" calcext:value-type="time">
            <text:p>16:10:00</text:p>
          </table:table-cell>
          <table:table-cell table:style-name="ce86" table:formula="of:=-[.B8]+[.E8]" office:value-type="time" office:time-value="PT00H32M00S" calcext:value-type="time">
            <text:p>00:32:00</text:p>
          </table:table-cell>
          <table:table-cell table:style-name="ce88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86" office:value-type="time" office:time-value="PT21H56M00S" calcext:value-type="time">
            <text:p>21:56:00</text:p>
          </table:table-cell>
          <table:table-cell table:style-name="ce86" table:formula="of:=-[.B9]+[.E9]" office:value-type="time" office:time-value="PT00H41M00S" calcext:value-type="time">
            <text:p>00:41:00</text:p>
          </table:table-cell>
          <table:table-cell table:style-name="ce88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66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10]+[.E10]" office:value-type="time" office:time-value="PT00H53M00S" calcext:value-type="time">
            <text:p>00:53:00</text:p>
          </table:table-cell>
          <table:table-cell table:style-name="ce88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1]+[.E11]" office:value-type="time" office:time-value="-PT22H00M00S" calcext:value-type="time">
            <text:p>02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1H15M00S" calcext:value-type="time">
            <text:p>01:15:00</text:p>
          </table:table-cell>
          <table:table-cell table:style-name="ce86" table:formula="of:=-[.B12]+[.E12]" office:value-type="time" office:time-value="PT01H15M00S" calcext:value-type="time">
            <text:p>01:15:00</text:p>
          </table:table-cell>
          <table:table-cell table:style-name="ce88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86" office:value-type="time" office:time-value="PT23H10M00S" calcext:value-type="time">
            <text:p>23:10:00</text:p>
          </table:table-cell>
          <table:table-cell table:style-name="ce86" table:formula="of:=-[.B13]+[.E13]" office:value-type="time" office:time-value="PT00H10M00S" calcext:value-type="time">
            <text:p>00:10:00</text:p>
          </table:table-cell>
          <table:table-cell table:style-name="ce88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4]+[.E14]" office:value-type="time" office:time-value="-PT21H15M00S" calcext:value-type="time">
            <text:p>02:45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86" office:value-type="time" office:time-value="PT02H13M00S" calcext:value-type="time">
            <text:p>02:13:00</text:p>
          </table:table-cell>
          <table:table-cell table:style-name="ce86" table:formula="of:=-[.B15]+[.E15]" office:value-type="time" office:time-value="PT02H13M00S" calcext:value-type="time">
            <text:p>02:13:00</text:p>
          </table:table-cell>
          <table:table-cell table:style-name="ce88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86" table:formula="of:=-[.B16]+[.E16]" office:value-type="time" office:time-value="PT00H10M00S" calcext:value-type="time">
            <text:p>00:10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86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86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7" office:value-type="string" calcext:value-type="string">
            <text:p>Index 1.2: Insert e format OC&amp;d into 1.1 according to it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86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6" office:value-type="string" calcext:value-type="string">
            <text:p>Index 2.1: Publish content prepared in PI2.2 | wt &amp; Progress</text:p>
          </table:table-cell>
          <table:table-cell table:style-name="ce86" office:value-type="time" office:time-value="PT15H40M00S" calcext:value-type="time">
            <text:p>15:40:00</text:p>
          </table:table-cell>
          <table:table-cell table:style-name="ce86" table:formula="of:=-[.B20]+[.E20]" office:value-type="time" office:time-value="PT00H20M00S" calcext:value-type="time">
            <text:p>00:2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5M00S" calcext:value-type="time">
            <text:p>17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86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18H35M00S" calcext:value-type="time">
            <text:p>18:35:00</text:p>
          </table:table-cell>
          <table:table-cell table:style-name="ce86" table:formula="of:=-[.B22]+[.E22]" office:value-type="time" office:time-value="PT00H10M00S" calcext:value-type="time">
            <text:p>00:1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]+[.E23]" office:value-type="time" office:time-value="PT01H18M00S" calcext:value-type="time">
            <text:p>01:18:00</text:p>
          </table:table-cell>
          <table:table-cell table:style-name="ce88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8M00S" calcext:value-type="time">
            <text:p>17:48:00</text:p>
          </table:table-cell>
          <table:table-cell table:style-name="ce66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table:formula="of:=-[.B24]+[.E24]" office:value-type="time" office:time-value="PT01H04M00S" calcext:value-type="time">
            <text:p>01:04:00</text:p>
          </table:table-cell>
          <table:table-cell table:style-name="ce88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25]+[.E25]" office:value-type="time" office:time-value="PT03H00M00S" calcext:value-type="time">
            <text:p>03:00:00</text:p>
          </table:table-cell>
          <table:table-cell table:style-name="ce88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86" office:value-type="time" office:time-value="PT23H15M00S" calcext:value-type="time">
            <text:p>23:15:00</text:p>
          </table:table-cell>
          <table:table-cell table:style-name="ce86" table:formula="of:=-[.B26]+[.E26]" office:value-type="time" office:time-value="PT01H15M00S" calcext:value-type="time">
            <text:p>01:15:00</text:p>
          </table:table-cell>
          <table:table-cell table:style-name="ce88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91" office:value-type="string" calcext:value-type="string">
            <text:p>Total = </text:p>
          </table:table-cell>
          <table:table-cell table:style-name="ce86" table:formula="of:=SUM([.F2:.F26])" office:value-type="time" office:time-value="-PT73H47M00S" calcext:value-type="time">
            <text:p>22:13:00</text:p>
          </table:table-cell>
          <table:table-cell table:style-name="ce86" office:value-type="time" office:time-value="PT22H13M00S" calcext:value-type="time">
            <text:p>22:1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/>
          <table:table-cell table:style-name="ce86"/>
          <table:table-cell table:number-columns-repeated="6"/>
          <table:table-cell table:style-name="ce100"/>
          <table:table-cell table:style-name="ce88"/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40M00S" calcext:value-type="time">
            <text:p>19:40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3M00S" calcext:value-type="time">
            <text:p>21:53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86" table:formula="of:=-[.B31]+[.E31]" office:value-type="time" office:time-value="PT01H44M00S" calcext:value-type="time">
            <text:p>01:44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86" office:value-type="time" office:time-value="PT23H50M00S" calcext:value-type="time">
            <text:p>23:50:00</text:p>
          </table:table-cell>
          <table:table-cell table:style-name="ce86" table:formula="of:=-[.B32]+[.E32]" office:value-type="time" office:time-value="PT00H13M00S" calcext:value-type="time">
            <text:p>00:13:00</text:p>
          </table:table-cell>
          <table:table-cell table:style-name="ce88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30M00S" calcext:value-type="time">
            <text:p>00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86" office:value-type="time" office:time-value="PT01H13M00S" calcext:value-type="time">
            <text:p>01:13:00</text:p>
          </table:table-cell>
          <table:table-cell table:style-name="ce86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86" office:value-type="time" office:time-value="PT13H20M00S" calcext:value-type="time">
            <text:p>13:20:00</text:p>
          </table:table-cell>
          <table:table-cell table:style-name="ce86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35]+[.E35]" office:value-type="time" office:time-value="PT01H50M00S" calcext:value-type="time">
            <text:p>01:50:00</text:p>
          </table:table-cell>
          <table:table-cell table:style-name="ce88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4M00S" calcext:value-type="time">
            <text:p>18:24:00</text:p>
          </table:table-cell>
          <table:table-cell table:style-name="ce86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10M00S" calcext:value-type="time">
            <text:p>19:1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92" office:value-type="time" office:time-value="PT20H32M00S" calcext:value-type="time">
            <text:p>20:32:00</text:p>
          </table:table-cell>
          <table:table-cell table:style-name="ce86" table:formula="of:=-[.B37]+[.E37]" office:value-type="time" office:time-value="PT01H22M00S" calcext:value-type="time">
            <text:p>01:22:00</text:p>
          </table:table-cell>
          <table:table-cell table:style-name="ce88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10M00S" calcext:value-type="time">
            <text:p>13:10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6" office:value-type="string" calcext:value-type="string">
            <text:p>bckp pictures, oc&amp;d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5M00S" calcext:value-type="time">
            <text:p>21:55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86" office:value-type="time" office:time-value="PT22H05M00S" calcext:value-type="time">
            <text:p>22:05:00</text:p>
          </table:table-cell>
          <table:table-cell table:style-name="ce86" table:formula="of:=-[.B40]+[.E40]" office:value-type="time" office:time-value="PT00H10M00S" calcext:value-type="time">
            <text:p>00:10:00</text:p>
          </table:table-cell>
          <table:table-cell table:style-name="ce88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40M00S" calcext:value-type="time">
            <text:p>03:40:00</text:p>
          </table:table-cell>
          <table:table-cell table:style-name="ce86" table:formula="of:=-[.B41]+[.E41]" office:value-type="time" office:time-value="-PT17H25M00S" calcext:value-type="time">
            <text:p>06:35:00</text:p>
          </table:table-cell>
          <table:table-cell table:style-name="ce88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30:.F41])" office:value-type="time" office:time-value="-PT04H16M00S" calcext:value-type="time">
            <text:p>19:44:00</text:p>
          </table:table-cell>
          <table:table-cell table:style-name="ce86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100" office:value-type="string" calcext:value-type="string">
            <text:p>Firstwrk</text:p>
          </table:table-cell>
          <table:table-cell table:style-name="ce88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7]+[.E47]" office:value-type="time" office:time-value="-PT20H40M00S" calcext:value-type="time">
            <text:p>03:20:00</text:p>
          </table:table-cell>
          <table:table-cell table:style-name="ce88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86" table:formula="of:=-[.B48]+[.E48]" office:value-type="time" office:time-value="PT05H38M00S" calcext:value-type="time">
            <text:p>05:38:00</text:p>
          </table:table-cell>
          <table:table-cell table:style-name="ce88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86" table:formula="of:=-[.B49]+[.E49]" office:value-type="time" office:time-value="PT05H00M00S" calcext:value-type="time">
            <text:p>05:00:00</text:p>
          </table:table-cell>
          <table:table-cell table:style-name="ce88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66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86" table:formula="of:=-[.B50]+[.E50]" office:value-type="time" office:time-value="PT06H30M00S" calcext:value-type="time">
            <text:p>06:30:00</text:p>
          </table:table-cell>
          <table:table-cell table:style-name="ce88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5H00M00S" calcext:value-type="time">
            <text:p>05:00:00</text:p>
          </table:table-cell>
          <table:table-cell table:style-name="ce86" table:formula="of:=-[.B51]+[.E51]" office:value-type="time" office:time-value="PT05H00M00S" calcext:value-type="time">
            <text:p>05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0M00S" calcext:value-type="time">
            <text:p>18:20:00</text:p>
          </table:table-cell>
          <table:table-cell table:style-name="ce86" table:formula="of:=-[.B52]+[.E52]" office:value-type="time" office:time-value="PT02H30M00S" calcext:value-type="time">
            <text:p>02:3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3]+[.E53]" office:value-type="time" office:time-value="-PT22H20M00S" calcext:value-type="time">
            <text:p>01:40:00</text:p>
          </table:table-cell>
          <table:table-cell table:style-name="ce88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4]+[.E54]" office:value-type="time" office:time-value="-PT21H00M00S" calcext:value-type="time">
            <text:p>03:00:00</text:p>
          </table:table-cell>
          <table:table-cell table:style-name="ce88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86" table:formula="of:=-[.B55]+[.E55]" office:value-type="time" office:time-value="PT06H00M00S" calcext:value-type="time">
            <text:p>06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86" table:formula="of:=-[.B56]+[.E56]" office:value-type="time" office:time-value="PT02H25M00S" calcext:value-type="time">
            <text:p>02:25:00</text:p>
          </table:table-cell>
          <table:table-cell table:style-name="ce88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57]+[.E57]" office:value-type="time" office:time-value="PT01H20M00S" calcext:value-type="time">
            <text:p>01:20:00</text:p>
          </table:table-cell>
          <table:table-cell table:style-name="ce88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3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46:.F57])" office:value-type="time" office:time-value="-PT24H07M00S" calcext:value-type="time">
            <text:p>23:53:00</text:p>
          </table:table-cell>
          <table:table-cell table:style-name="ce86" office:value-type="time" office:time-value="PT23H53M00S" calcext:value-type="time">
            <text:p>23:53:00</text:p>
          </table:table-cell>
          <table:table-cell table:number-columns-repeated="2"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2]+[.E62]" office:value-type="time" office:time-value="-PT22H18M00S" calcext:value-type="time">
            <text:p>01:42:00</text:p>
          </table:table-cell>
          <table:table-cell table:style-name="ce88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1H56M00S" calcext:value-type="time">
            <text:p>01:56:00</text:p>
          </table:table-cell>
          <table:table-cell table:style-name="ce86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86" office:value-type="time" office:time-value="PT13H56M00S" calcext:value-type="time">
            <text:p>13:56:00</text:p>
          </table:table-cell>
          <table:table-cell table:style-name="ce86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65]+[.E65]" office:value-type="time" office:time-value="PT01H52M00S" calcext:value-type="time">
            <text:p>01:52:00</text:p>
          </table:table-cell>
          <table:table-cell table:style-name="ce88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2"/>
          <table:table-cell table:number-columns-repeated="5"/>
          <table:table-cell table:style-name="ce105"/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62:.F65])" office:value-type="time" office:time-value="-PT18H12M00S" calcext:value-type="time">
            <text:p>05:48:00</text:p>
          </table:table-cell>
          <table:table-cell table:style-name="ce86" office:value-type="time" office:time-value="PT05H48M00S" calcext:value-type="time">
            <text:p>05:4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4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9"/>
          <table:table-cell table:style-name="ce66" office:value-type="date" office:date-value="2017-02-04" calcext:value-type="date">
            <text:p>02/04/17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6"/>
          <table:table-cell table:style-name="ce95"/>
          <table:table-cell table:style-name="ce27"/>
          <table:table-cell table:style-name="ce99"/>
          <table:table-cell table:style-name="ce101"/>
          <table:table-cell table:style-name="ce68" office:value-type="date" office:date-value="2017-02-05" calcext:value-type="date">
            <text:p>02/05/17</text:p>
          </table:table-cell>
          <table:table-cell table:style-name="ce101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4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86" office:value-type="time" office:time-value="PT01H17M00S" calcext:value-type="time">
            <text:p>01:17:00</text:p>
          </table:table-cell>
          <table:table-cell table:style-name="ce86" table:formula="of:=-[.B76]+[.E76]" office:value-type="time" office:time-value="PT01H17M00S" calcext:value-type="time">
            <text:p>01:17:00</text:p>
          </table:table-cell>
          <table:table-cell table:style-name="ce88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86" office:value-type="time" office:time-value="PT03H49M00S" calcext:value-type="time">
            <text:p>03:49:00</text:p>
          </table:table-cell>
          <table:table-cell table:style-name="ce86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86" office:value-type="time" office:time-value="PT23H32M00S" calcext:value-type="time">
            <text:p>23:32:00</text:p>
          </table:table-cell>
          <table:table-cell table:style-name="ce86" table:formula="of:=-[.B78]+[.E78]" office:value-type="time" office:time-value="PT01H32M00S" calcext:value-type="time">
            <text:p>01:32:00</text:p>
          </table:table-cell>
          <table:table-cell table:style-name="ce88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86" office:value-type="time" office:time-value="PT03H08M00S" calcext:value-type="time">
            <text:p>03:08:00</text:p>
          </table:table-cell>
          <table:table-cell table:style-name="ce86" table:formula="of:=-[.B79]+[.E79]" office:value-type="time" office:time-value="PT03H08M00S" calcext:value-type="time">
            <text:p>03:08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19H15M00S" calcext:value-type="time">
            <text:p>19:15:00</text:p>
          </table:table-cell>
          <table:table-cell table:style-name="ce86" table:formula="of:=-[.B80]+[.E80]" office:value-type="time" office:time-value="PT01H25M00S" calcext:value-type="time">
            <text:p>01:25:00</text:p>
          </table:table-cell>
          <table:table-cell table:style-name="ce88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3H37M00S" calcext:value-type="time">
            <text:p>03:37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05H30M00S" calcext:value-type="time">
            <text:p>05:30:00</text:p>
          </table:table-cell>
          <table:table-cell table:style-name="ce86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82]+[.E82]" office:value-type="time" office:time-value="PT00H34M00S" calcext:value-type="time">
            <text:p>00:34:00</text:p>
          </table:table-cell>
          <table:table-cell table:style-name="ce88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66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86" office:value-type="time" office:time-value="PT00H52M00S" calcext:value-type="time">
            <text:p>00:52:00</text:p>
          </table:table-cell>
          <table:table-cell table:style-name="ce86" table:formula="of:=-[.B83]+[.E83]" office:value-type="time" office:time-value="PT00H52M00S" calcext:value-type="time">
            <text:p>00:52:00</text:p>
          </table:table-cell>
          <table:table-cell table:style-name="ce88"/>
          <table:table-cell table:number-columns-repeated="3"/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107" office:value-type="string" calcext:value-type="string" table:number-columns-spanned="1" table:number-rows-spanned="6">
            <text:p>prsda</text:p>
          </table:table-cell>
          <table:table-cell table:style-name="ce100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1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86" office:value-type="time" office:time-value="PT18H45M00S" calcext:value-type="time">
            <text:p>18:45:00</text:p>
          </table:table-cell>
          <table:table-cell table:style-name="ce86" table:formula="of:=-[.B84]+[.E84]" office:value-type="time" office:time-value="PT00H55M00S" calcext:value-type="time">
            <text:p>00:55:00</text:p>
          </table:table-cell>
          <table:table-cell table:style-name="ce88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86" office:value-type="time" office:time-value="PT02H24M00S" calcext:value-type="time">
            <text:p>02:24:00</text:p>
          </table:table-cell>
          <table:table-cell table:style-name="ce86" table:formula="of:=-[.B85]+[.E85]" office:value-type="time" office:time-value="PT01H44M00S" calcext:value-type="time">
            <text:p>01:44:00</text:p>
          </table:table-cell>
          <table:table-cell table:style-name="ce88"/>
          <table:table-cell table:number-columns-repeated="3"/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86]+[.E86]" office:value-type="time" office:time-value="PT01H13M00S" calcext:value-type="time">
            <text:p>01:13:00</text:p>
          </table:table-cell>
          <table:table-cell table:style-name="ce88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7]+[.E87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8]+[.E88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9]+[.E89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108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0]+[.E90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1]+[.E91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101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2]+[.E92]" office:value-type="time" office:time-value="PT00H40M00S" calcext:value-type="time">
            <text:p>00:40:00</text:p>
          </table:table-cell>
          <table:table-cell table:style-name="ce88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67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86" table:formula="of:=-[.B93]+[.E93]" office:value-type="time" office:time-value="PT01H00M00S" calcext:value-type="time">
            <text:p>01:00:00</text:p>
          </table:table-cell>
          <table:table-cell table:style-name="ce88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67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86" office:value-type="time" office:time-value="PT22H15M00S" calcext:value-type="time">
            <text:p>22:15:00</text:p>
          </table:table-cell>
          <table:table-cell table:style-name="ce86" table:formula="of:=-[.B94]+[.E94]" office:value-type="time" office:time-value="PT01H15M00S" calcext:value-type="time">
            <text:p>01:15:00</text:p>
          </table:table-cell>
          <table:table-cell table:style-name="ce88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67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86" office:value-type="time" office:time-value="PT01H40M00S" calcext:value-type="time">
            <text:p>01:40:00</text:p>
          </table:table-cell>
          <table:table-cell table:style-name="ce86" table:formula="of:=-[.B95]+[.E95]" office:value-type="time" office:time-value="PT01H40M00S" calcext:value-type="time">
            <text:p>01:40:00</text:p>
          </table:table-cell>
          <table:table-cell table:style-name="ce88"/>
          <table:table-cell table:number-columns-repeated="3"/>
          <table:table-cell table:style-name="ce67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96]+[.E96]" office:value-type="time" office:time-value="PT01H01M00S" calcext:value-type="time">
            <text:p>01:01:00</text:p>
          </table:table-cell>
          <table:table-cell table:style-name="ce88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67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97]+[.E97]" office:value-type="time" office:time-value="PT01H59M00S" calcext:value-type="time">
            <text:p>01:59:00</text:p>
          </table:table-cell>
          <table:table-cell table:style-name="ce88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66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02H15M00S" calcext:value-type="time">
            <text:p>02:15:00</text:p>
          </table:table-cell>
          <table:table-cell table:style-name="ce86" table:formula="of:=-[.B98]+[.E98]" office:value-type="time" office:time-value="PT02H15M00S" calcext:value-type="time">
            <text:p>02:15:00</text:p>
          </table:table-cell>
          <table:table-cell table:style-name="ce88"/>
          <table:table-cell table:number-columns-repeated="3"/>
          <table:table-cell table:style-name="ce102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109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2H33M00S" calcext:value-type="time">
            <text:p>02:33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86" office:value-type="time" office:time-value="PT05H09M00S" calcext:value-type="time">
            <text:p>05:09:00</text:p>
          </table:table-cell>
          <table:table-cell table:style-name="ce86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102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5H10M00S" calcext:value-type="time">
            <text:p>05:1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86" office:value-type="time" office:time-value="PT05H35M00S" calcext:value-type="time">
            <text:p>05:35:00</text:p>
          </table:table-cell>
          <table:table-cell table:style-name="ce86" table:formula="of:=-[.B100]+[.E100]" office:value-type="time" office:time-value="PT00H25M00S" calcext:value-type="time">
            <text:p>00:25:00</text:p>
          </table:table-cell>
          <table:table-cell table:style-name="ce88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102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3"/>
          <table:table-cell table:style-name="ce102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 office:value-type="string" calcext:value-type="string" table:number-columns-spanned="2" table:number-rows-spanned="1">
            <text:p>Daily Average = </text:p>
          </table:table-cell>
          <table:covered-table-cell table:style-name="ce27"/>
          <table:table-cell table:style-name="ce97" table:formula="of:=SUM([.G103]/11)" office:value-type="time" office:time-value="PT03H08M27.272727273S" calcext:value-type="time">
            <text:p>03:08:27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/>
          <table:table-cell table:style-name="ce27"/>
          <table:table-cell table:style-name="ce97"/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08]+[.E108]" office:value-type="time" office:time-value="PT01H59M00S" calcext:value-type="time">
            <text:p>01:59:00</text:p>
          </table:table-cell>
          <table:table-cell table:style-name="ce88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86" office:value-type="time" office:time-value="PT01H21M00S" calcext:value-type="time">
            <text:p>01:21:00</text:p>
          </table:table-cell>
          <table:table-cell table:style-name="ce86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86" office:value-type="time" office:time-value="PT16H30M00S" calcext:value-type="time">
            <text:p>16:30:00</text:p>
          </table:table-cell>
          <table:table-cell table:style-name="ce86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86" office:value-type="time" office:time-value="PT21H24M00S" calcext:value-type="time">
            <text:p>21:24:00</text:p>
          </table:table-cell>
          <table:table-cell table:style-name="ce86" table:formula="of:=-[.B111]+[.E111]" office:value-type="time" office:time-value="PT00H42M00S" calcext:value-type="time">
            <text:p>00:42:00</text:p>
          </table:table-cell>
          <table:table-cell table:style-name="ce88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4H15M00S" calcext:value-type="time">
            <text:p>04:15:00</text:p>
          </table:table-cell>
          <table:table-cell table:style-name="ce66" office:value-type="date" office:date-value="2017-04-03" calcext:value-type="date">
            <text:p>04/03/17</text:p>
          </table:table-cell>
          <table:table-cell table:style-name="ce27" office:value-type="string" calcext:value-type="string">
            <text:p>university, Bacon, run_test</text:p>
          </table:table-cell>
          <table:table-cell table:style-name="ce86" office:value-type="time" office:time-value="PT05H29M00S" calcext:value-type="time">
            <text:p>05:29:00</text:p>
          </table:table-cell>
          <table:table-cell table:style-name="ce86" table:formula="of:=-[.B112]+[.E112]" office:value-type="time" office:time-value="PT01H14M00S" calcext:value-type="time">
            <text:p>01:14:00</text:p>
          </table:table-cell>
          <table:table-cell table:style-name="ce88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86" office:value-type="time" office:time-value="PT06H51M00S" calcext:value-type="time">
            <text:p>06:51:00</text:p>
          </table:table-cell>
          <table:table-cell table:style-name="ce86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39M00S" calcext:value-type="time">
            <text:p>07:39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86" table:formula="of:=-[.B114]+[.E114]" office:value-type="time" office:time-value="PT01H56M00S" calcext:value-type="time">
            <text:p>01:56:00</text:p>
          </table:table-cell>
          <table:table-cell table:style-name="ce88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50M00S" calcext:value-type="time">
            <text:p>07:50:0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86" office:value-type="time" office:time-value="PT10H10M00S" calcext:value-type="time">
            <text:p>10:10:00</text:p>
          </table:table-cell>
          <table:table-cell table:style-name="ce86" table:formula="of:=-[.B115]+[.E115]" office:value-type="time" office:time-value="PT02H20M00S" calcext:value-type="time">
            <text:p>02:20:00</text:p>
          </table:table-cell>
          <table:table-cell table:style-name="ce88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86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17]+[.E117]" office:value-type="time" office:time-value="PT00H42M00S" calcext:value-type="time">
            <text:p>00:42:00</text:p>
          </table:table-cell>
          <table:table-cell table:style-name="ce88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18]+[.E118]" office:value-type="time" office:time-value="PT01H42M00S" calcext:value-type="time">
            <text:p>01:42:00</text:p>
          </table:table-cell>
          <table:table-cell table:style-name="ce88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8M00S" calcext:value-type="time">
            <text:p>23:08:0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86" table:formula="of:=-[.B119]+[.E119]" office:value-type="time" office:time-value="PT00H17M00S" calcext:value-type="time">
            <text:p>00:17:00</text:p>
          </table:table-cell>
          <table:table-cell table:style-name="ce88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86" office:value-type="time" office:time-value="PT19H33M00S" calcext:value-type="time">
            <text:p>19:33:00</text:p>
          </table:table-cell>
          <table:table-cell table:style-name="ce86" table:formula="of:=-[.B120]+[.E120]" office:value-type="time" office:time-value="PT02H33M00S" calcext:value-type="time">
            <text:p>02:33:00</text:p>
          </table:table-cell>
          <table:table-cell table:style-name="ce88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2H42M00S" calcext:value-type="time">
            <text:p>12:42:00</text:p>
          </table:table-cell>
          <table:table-cell table:style-name="ce86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4H19M00S" calcext:value-type="time">
            <text:p>14:19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35M00S" calcext:value-type="time">
            <text:p>15:35:00</text:p>
          </table:table-cell>
          <table:table-cell table:style-name="ce86" table:formula="of:=-[.B122]+[.E122]" office:value-type="time" office:time-value="PT01H16M00S" calcext:value-type="time">
            <text:p>01:16:00</text:p>
          </table:table-cell>
          <table:table-cell table:style-name="ce88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8M00S" calcext:value-type="time">
            <text:p>10:48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3H36M00S" calcext:value-type="time">
            <text:p>13:36:00</text:p>
          </table:table-cell>
          <table:table-cell table:style-name="ce86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5M00S" calcext:value-type="time">
            <text:p>13:55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09M00S" calcext:value-type="time">
            <text:p>15:09:00</text:p>
          </table:table-cell>
          <table:table-cell table:style-name="ce86" table:formula="of:=-[.B124]+[.E124]" office:value-type="time" office:time-value="PT01H14M00S" calcext:value-type="time">
            <text:p>01:14:00</text:p>
          </table:table-cell>
          <table:table-cell table:style-name="ce88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table:formula="of:=-[.B125]+[.E125]" office:value-type="time" office:time-value="PT01H40M00S" calcext:value-type="time">
            <text:p>01:40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26]+[.E126]" office:value-type="time" office:time-value="PT00H47M00S" calcext:value-type="time">
            <text:p>00:47:00</text:p>
          </table:table-cell>
          <table:table-cell table:style-name="ce88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86" table:formula="of:=-[.B127]+[.E127]" office:value-type="time" office:time-value="PT01H49M00S" calcext:value-type="time">
            <text:p>01:49:00</text:p>
          </table:table-cell>
          <table:table-cell table:style-name="ce88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86" table:formula="of:=-[.B128]+[.E128]" office:value-type="time" office:time-value="PT01H45M00S" calcext:value-type="time">
            <text:p>01:45:00</text:p>
          </table:table-cell>
          <table:table-cell table:style-name="ce88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0M00S" calcext:value-type="time">
            <text:p>10:40:0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17M00S" calcext:value-type="time">
            <text:p>12:17:00</text:p>
          </table:table-cell>
          <table:table-cell table:style-name="ce86" table:formula="of:=-[.B129]+[.E129]" office:value-type="time" office:time-value="PT01H37M00S" calcext:value-type="time">
            <text:p>01:37:00</text:p>
          </table:table-cell>
          <table:table-cell table:style-name="ce88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00M00S" calcext:value-type="time">
            <text:p>09:00:0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86" table:formula="of:=-[.B130]+[.E130]" office:value-type="time" office:time-value="PT02H49M00S" calcext:value-type="time">
            <text:p>02:49:00</text:p>
          </table:table-cell>
          <table:table-cell table:style-name="ce88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3H50M00S" calcext:value-type="time">
            <text:p>13:50:00</text:p>
          </table:table-cell>
          <table:table-cell table:style-name="ce86" table:formula="of:=-[.B131]+[.E131]" office:value-type="time" office:time-value="PT00H50M00S" calcext:value-type="time">
            <text:p>00:50:00</text:p>
          </table:table-cell>
          <table:table-cell table:style-name="ce88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1M00S" calcext:value-type="time">
            <text:p>13:51:0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132]+[.E132]" office:value-type="time" office:time-value="PT00H41M00S" calcext:value-type="time">
            <text:p>00:41:00</text:p>
          </table:table-cell>
          <table:table-cell table:style-name="ce88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2H51M00S" calcext:value-type="time">
            <text:p>12:51:00</text:p>
          </table:table-cell>
          <table:table-cell table:style-name="ce86" table:formula="of:=-[.B133]+[.E133]" office:value-type="time" office:time-value="PT01H31M00S" calcext:value-type="time">
            <text:p>01:31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86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86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86" office:value-type="time" office:time-value="PT17H41M00S" calcext:value-type="time">
            <text:p>17:41:00</text:p>
          </table:table-cell>
          <table:table-cell table:style-name="ce86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7]+[.E137]" office:value-type="time" office:time-value="PT02H00M00S" calcext:value-type="time">
            <text:p>02:00:00</text:p>
          </table:table-cell>
          <table:table-cell table:style-name="ce88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8]+[.E138]" office:value-type="time" office:time-value="PT01H00M00S" calcext:value-type="time">
            <text:p>01:00:00</text:p>
          </table:table-cell>
          <table:table-cell table:style-name="ce88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86" table:formula="of:=-[.B139]+[.E139]" office:value-type="time" office:time-value="PT01H24M00S" calcext:value-type="time">
            <text:p>01:24:00</text:p>
          </table:table-cell>
          <table:table-cell table:style-name="ce88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9" calcext:value-type="float">
            <text:p>9</text:p>
          </table:table-cell>
          <table:table-cell table:style-name="ce102" office:value-type="date" office:date-value="2017-04-09" calcext:value-type="date">
            <text:p>04/09/17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2" office:value-type="date" office:date-value="2017-04-21" calcext:value-type="date">
            <text:p>04/21/17</text:p>
          </table:table-cell>
          <table:table-cell table:style-name="ce102" office:value-type="date" office:date-value="2017-04-23" calcext:value-type="date">
            <text:p>04/23/17</text:p>
          </table:table-cell>
          <table:table-cell table:style-name="ce102" office:value-type="date" office:date-value="2017-04-26" calcext:value-type="date">
            <text:p>04/2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4-11" calcext:value-type="date">
            <text:p>04/11/17</text:p>
          </table:table-cell>
          <table:table-cell table:style-name="ce102" office:value-type="date" office:date-value="2017-04-20" calcext:value-type="date">
            <text:p>04/20/17</text:p>
          </table:table-cell>
          <table:table-cell table:style-name="ce102" office:value-type="date" office:date-value="2017-04-22" calcext:value-type="date">
            <text:p>04/22/17</text:p>
          </table:table-cell>
          <table:table-cell table:style-name="ce102" office:value-type="date" office:date-value="2017-04-25" calcext:value-type="date">
            <text:p>04/25/17</text:p>
          </table:table-cell>
          <table:table-cell table:style-name="ce102" office:value-type="date" office:date-value="2017-04-30" calcext:value-type="date">
            <text:p>04/30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)" office:value-type="time" office:time-value="PT150H59M00S" calcext:value-type="time">
            <text:p>150:59:00</text:p>
          </table:table-cell>
          <table:table-cell table:style-name="ce100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47]/[.K148])" office:value-type="time" office:time-value="PT02H36M11.379310345S" calcext:value-type="time">
            <text:p>02:36:11</text:p>
          </table:table-cell>
          <table:table-cell table:style-name="ce91"/>
          <table:table-cell table:style-name="ce9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5">
            <text:p>PI3.0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66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86" office:value-type="time" office:time-value="PT03H50M00S" calcext:value-type="time">
            <text:p>03:50:00</text:p>
          </table:table-cell>
          <table:table-cell table:style-name="ce86" table:formula="of:=-[.B153]+[.E153]" office:value-type="time" office:time-value="PT00H30M00S" calcext:value-type="time">
            <text:p>00:30:00</text:p>
          </table:table-cell>
          <table:table-cell table:style-name="ce88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4H30M00S" calcext:value-type="time">
            <text:p>14:30:0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86" table:formula="of:=-[.B154]+[.E154]" office:value-type="time" office:time-value="PT01H37M00S" calcext:value-type="time">
            <text:p>01:37:00</text:p>
          </table:table-cell>
          <table:table-cell table:style-name="ce88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53M00S" calcext:value-type="time">
            <text:p>17:53:0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55]+[.E155]" office:value-type="time" office:time-value="PT01H54M00S" calcext:value-type="time">
            <text:p>01:54:00</text:p>
          </table:table-cell>
          <table:table-cell table:style-name="ce88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6]+[.E156]" office:value-type="time" office:time-value="PT01H29M00S" calcext:value-type="time">
            <text:p>01:29:00</text:p>
          </table:table-cell>
          <table:table-cell table:style-name="ce88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15M00S" calcext:value-type="time">
            <text:p>23:15:0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57]+[.E157]" office:value-type="time" office:time-value="PT00H44M00S" calcext:value-type="time">
            <text:p>00:44:00</text:p>
          </table:table-cell>
          <table:table-cell table:style-name="ce88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8]+[.E158]" office:value-type="time" office:time-value="PT01H40M00S" calcext:value-type="time">
            <text:p>01:40:00</text:p>
          </table:table-cell>
          <table:table-cell table:style-name="ce88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59]+[.E159]" office:value-type="time" office:time-value="PT02H00M00S" calcext:value-type="time">
            <text:p>02:00:00</text:p>
          </table:table-cell>
          <table:table-cell table:style-name="ce88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86" office:value-type="time" office:time-value="PT18H30M00S" calcext:value-type="time">
            <text:p>18:30:00</text:p>
          </table:table-cell>
          <table:table-cell table:style-name="ce86" table:formula="of:=-[.B160]+[.E160]" office:value-type="time" office:time-value="PT02H30M00S" calcext:value-type="time">
            <text:p>02:30:00</text:p>
          </table:table-cell>
          <table:table-cell table:style-name="ce88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3M00S" calcext:value-type="time">
            <text:p>17:33:0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61]+[.E161]" office:value-type="time" office:time-value="PT01H10M00S" calcext:value-type="time">
            <text:p>01:10:00</text:p>
          </table:table-cell>
          <table:table-cell table:style-name="ce88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45M00S" calcext:value-type="time">
            <text:p>19:45:0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2]+[.E162]" office:value-type="time" office:time-value="PT00H30M00S" calcext:value-type="time">
            <text:p>00:30:00</text:p>
          </table:table-cell>
          <table:table-cell table:style-name="ce88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3]+[.E163]" office:value-type="time" office:time-value="PT00H15M00S" calcext:value-type="time">
            <text:p>00:15:00</text:p>
          </table:table-cell>
          <table:table-cell table:style-name="ce88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86" office:value-type="time" office:time-value="PT20H31M00S" calcext:value-type="time">
            <text:p>20:31:00</text:p>
          </table:table-cell>
          <table:table-cell table:style-name="ce86" table:formula="of:=-[.B164]+[.E164]" office:value-type="time" office:time-value="PT00H31M00S" calcext:value-type="time">
            <text:p>00:31:00</text:p>
          </table:table-cell>
          <table:table-cell table:style-name="ce88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3" calcext:value-type="date">
            <text:p>05/13/17</text:p>
          </table:table-cell>
          <table:table-cell office:value-type="string" calcext:value-type="string">
            <text:p>nficc</text:p>
          </table:table-cell>
          <table:table-cell table:style-name="ce86" office:value-type="time" office:time-value="PT20H29M00S" calcext:value-type="time">
            <text:p>20:29:00</text:p>
          </table:table-cell>
          <table:table-cell table:style-name="ce86" table:formula="of:=-[.B165]+[.E165]" office:value-type="time" office:time-value="PT00H29M00S" calcext:value-type="time">
            <text:p>00:29:00</text:p>
          </table:table-cell>
          <table:table-cell table:style-name="ce88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50M00S" calcext:value-type="time">
            <text:p>19:50:0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66]+[.E166]" office:value-type="time" office:time-value="PT00H52M00S" calcext:value-type="time">
            <text:p>00:52:00</text:p>
          </table:table-cell>
          <table:table-cell table:style-name="ce88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string" calcext:value-type="string">
            <text:p>nNNP</text:p>
          </table:table-cell>
          <table:table-cell table:style-name="ce86" office:value-type="time" office:time-value="PT21H03M00S" calcext:value-type="time">
            <text:p>21:03:00</text:p>
          </table:table-cell>
          <table:table-cell table:style-name="ce86" table:formula="of:=-[.B167]+[.E167]" office:value-type="time" office:time-value="PT00H33M00S" calcext:value-type="time">
            <text:p>00:33:00</text:p>
          </table:table-cell>
          <table:table-cell table:style-name="ce88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0">
            <text:p>PI3.1</text:p>
          </table:table-cell>
          <table:table-cell table:style-name="ce87" office:value-type="time" office:time-value="PT16H20M00S" calcext:value-type="time">
            <text:p>16:20:00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89" office:value-type="string" calcext:value-type="string">
            <text:p>PI update: PI 3.1 start(pN44 to PI 3.1), version 3.1</text:p>
          </table:table-cell>
          <table:table-cell table:style-name="ce87" office:value-type="time" office:time-value="PT17H00M00S" calcext:value-type="time">
            <text:p>17:00:00</text:p>
          </table:table-cell>
          <table:table-cell table:style-name="ce87" table:formula="of:=-[.B168]+[.E168]" office:value-type="time" office:time-value="PT00H40M00S" calcext:value-type="time">
            <text:p>00:40:00</text:p>
          </table:table-cell>
          <table:table-cell table:style-name="ce98"/>
          <table:table-cell table:style-name="ce4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6" office:value-type="string" calcext:value-type="string">
            <text:p>PI update: index 42r &amp; 3.2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3M00S" calcext:value-type="time">
            <text:p>18:03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ttsw, pN44.html, user0</text:p>
          </table:table-cell>
          <table:table-cell table:style-name="ce86" office:value-type="time" office:time-value="PT19H04M00S" calcext:value-type="time">
            <text:p>19:04:00</text:p>
          </table:table-cell>
          <table:table-cell table:style-name="ce86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5M00S" calcext:value-type="time">
            <text:p>19:35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86" office:value-type="time" office:time-value="PT19H48M00S" calcext:value-type="time">
            <text:p>19:48:00</text:p>
          </table:table-cell>
          <table:table-cell table:style-name="ce86" table:formula="of:=-[.B171]+[.E171]" office:value-type="time" office:time-value="PT00H13M00S" calcext:value-type="time">
            <text:p>00:13:00</text:p>
          </table:table-cell>
          <table:table-cell table:style-name="ce88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7M00S" calcext:value-type="time">
            <text:p>21:47:00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link</text:p>
          </table:table-cell>
          <table:table-cell table:style-name="ce86" office:value-type="time" office:time-value="PT22H51M00S" calcext:value-type="time">
            <text:p>22:51:00</text:p>
          </table:table-cell>
          <table:table-cell table:style-name="ce86" table:formula="of:=-[.B172]+[.E172]" office:value-type="time" office:time-value="PT01H04M00S" calcext:value-type="time">
            <text:p>01:04:00</text:p>
          </table:table-cell>
          <table:table-cell table:style-name="ce88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IIRIRII, npnb, rain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173]+[.E173]" office:value-type="time" office:time-value="PT01H13M00S" calcext:value-type="time">
            <text:p>01:13:00</text:p>
          </table:table-cell>
          <table:table-cell table:style-name="ce88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Pi 3.1 → new-dir-list: star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74]+[.E174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75]+[.E175]" office:value-type="time" office:time-value="PT00H17M00S" calcext:value-type="time">
            <text:p>00:17:00</text:p>
          </table:table-cell>
          <table:table-cell table:style-name="ce88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86" office:value-type="time" office:time-value="PT01H03M00S" calcext:value-type="time">
            <text:p>01:03:00</text:p>
          </table:table-cell>
          <table:table-cell table:style-name="ce86" table:formula="of:=-[.B176]+[.E176]" office:value-type="time" office:time-value="PT01H03M00S" calcext:value-type="time">
            <text:p>01:03:00</text:p>
          </table:table-cell>
          <table:table-cell table:style-name="ce88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: 2pp4p, CP organize</text:p>
          </table:table-cell>
          <table:table-cell table:style-name="ce86" office:value-type="time" office:time-value="PT02H37M00S" calcext:value-type="time">
            <text:p>02:37:00</text:p>
          </table:table-cell>
          <table:table-cell table:style-name="ce86" table:formula="of:=-[.B177]+[.E177]" office:value-type="time" office:time-value="PT01H34M00S" calcext:value-type="time">
            <text:p>01:34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7M00S" calcext:value-type="time">
            <text:p>19:37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egi, ExCtmpD</text:p>
          </table:table-cell>
          <table:table-cell table:style-name="ce86" office:value-type="time" office:time-value="PT20H40M00S" calcext:value-type="time">
            <text:p>20:40:00</text:p>
          </table:table-cell>
          <table:table-cell table:style-name="ce86" table:formula="of:=-[.B178]+[.E178]" office:value-type="time" office:time-value="PT01H03M00S" calcext:value-type="time">
            <text:p>01:03:00</text:p>
          </table:table-cell>
          <table:table-cell table:style-name="ce88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: CP bckp 1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179]+[.E179]" office:value-type="time" office:time-value="PT02H30M00S" calcext:value-type="time">
            <text:p>02:30:00</text:p>
          </table:table-cell>
          <table:table-cell table:style-name="ce88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: CP bckp 2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80]+[.E180]" office:value-type="time" office:time-value="PT01H00M00S" calcext:value-type="time">
            <text:p>01:00:00</text:p>
          </table:table-cell>
          <table:table-cell table:style-name="ce88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i review</text:p>
          </table:table-cell>
          <table:table-cell table:style-name="ce86" office:value-type="time" office:time-value="PT16H15M00S" calcext:value-type="time">
            <text:p>16:15:00</text:p>
          </table:table-cell>
          <table:table-cell table:style-name="ce86" table:formula="of:=-[.B181]+[.E181]" office:value-type="time" office:time-value="PT01H05M00S" calcext:value-type="time">
            <text:p>01:05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5M00S" calcext:value-type="time">
            <text:p>18:15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2adapter</text:p>
          </table:table-cell>
          <table:table-cell table:style-name="ce86" office:value-type="time" office:time-value="PT18H34M00S" calcext:value-type="time">
            <text:p>18:34:00</text:p>
          </table:table-cell>
          <table:table-cell table:style-name="ce86" table:formula="of:=-[.B182]+[.E182]" office:value-type="time" office:time-value="PT00H19M00S" calcext:value-type="time">
            <text:p>00:19:00</text:p>
          </table:table-cell>
          <table:table-cell table:style-name="ce88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83]+[.E183]" office:value-type="time" office:time-value="PT01H13M00S" calcext:value-type="time">
            <text:p>01:13:00</text:p>
          </table:table-cell>
          <table:table-cell table:style-name="ce88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3M00S" calcext:value-type="time">
            <text:p>18:13:00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184]+[.E184]" office:value-type="time" office:time-value="PT00H48M00S" calcext:value-type="time">
            <text:p>00:48:00</text:p>
          </table:table-cell>
          <table:table-cell table:style-name="ce88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86" office:value-type="time" office:time-value="PT04H13M00S" calcext:value-type="time">
            <text:p>04:13:00</text:p>
          </table:table-cell>
          <table:table-cell table:style-name="ce86" table:formula="of:=-[.B185]+[.E185]" office:value-type="time" office:time-value="PT04H13M00S" calcext:value-type="time">
            <text:p>04:13:00</text:p>
          </table:table-cell>
          <table:table-cell table:style-name="ce88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rogrot: bg, bg.cs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86]+[.E186]" office:value-type="time" office:time-value="PT01H46M00S" calcext:value-type="time">
            <text:p>01:46:00</text:p>
          </table:table-cell>
          <table:table-cell table:style-name="ce88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45M00S" calcext:value-type="time">
            <text:p>01:45:00</text:p>
          </table:table-cell>
          <table:table-cell table:style-name="ce66" office:value-type="date" office:date-value="2017-05-31" calcext:value-type="date">
            <text:p>05/31/17</text:p>
          </table:table-cell>
          <table:table-cell table:style-name="ce26" office:value-type="string" calcext:value-type="string">
            <text:p>rogrot: bg, bg.css; rogrot plus n4 test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86" table:formula="of:=-[.B187]+[.E187]" office:value-type="time" office:time-value="PT01H35M00S" calcext:value-type="time">
            <text:p>01:35:00</text:p>
          </table:table-cell>
          <table:table-cell table:style-name="ce88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style-name="ce102" office:value-type="date" office:date-value="2017-05-15" calcext:value-type="date">
            <text:p>05/1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02" office:value-type="date" office:date-value="2017-05-17" calcext:value-type="date">
            <text:p>05/17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9">
            <text:p>PI3.1</text:p>
          </table:table-cell>
          <table:table-cell table:style-name="ce86" office:value-type="time" office:time-value="PT22H33M00S" calcext:value-type="time">
            <text:p>22:33:00</text:p>
          </table:table-cell>
          <table:table-cell table:style-name="ce66" office:value-type="date" office:date-value="2017-06-01" calcext:value-type="date">
            <text:p>06/01/17</text:p>
          </table:table-cell>
          <table:table-cell office:value-type="string" calcext:value-type="string">
            <text:p>3h-d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202]+[.E202]" office:value-type="time" office:time-value="PT01H07M00S" calcext:value-type="time">
            <text:p>01:07:00</text:p>
          </table:table-cell>
          <table:table-cell table:style-name="ce88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2" calcext:value-type="date">
            <text:p>06/02/17</text:p>
          </table:table-cell>
          <table:table-cell office:value-type="string" calcext:value-type="string">
            <text:p>PI06</text:p>
          </table:table-cell>
          <table:table-cell table:style-name="ce86" office:value-type="time" office:time-value="PT03H13M00S" calcext:value-type="time">
            <text:p>03:13:00</text:p>
          </table:table-cell>
          <table:table-cell table:style-name="ce86" table:formula="of:=-[.B203]+[.E203]" office:value-type="time" office:time-value="PT03H13M00S" calcext:value-type="time">
            <text:p>03:13:00</text:p>
          </table:table-cell>
          <table:table-cell table:style-name="ce88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3H00M00S" calcext:value-type="time">
            <text:p>03:00:00</text:p>
          </table:table-cell>
          <table:table-cell table:style-name="ce66" office:value-type="date" office:date-value="2017-06-03" calcext:value-type="date">
            <text:p>06/03/17</text:p>
          </table:table-cell>
          <table:table-cell office:value-type="string" calcext:value-type="string">
            <text:p>PI update: index 4</text:p>
          </table:table-cell>
          <table:table-cell table:style-name="ce86" office:value-type="time" office:time-value="PT04H19M00S" calcext:value-type="time">
            <text:p>04:19:00</text:p>
          </table:table-cell>
          <table:table-cell table:style-name="ce86" table:formula="of:=-[.B204]+[.E204]" office:value-type="time" office:time-value="PT01H19M00S" calcext:value-type="time">
            <text:p>01:19:00</text:p>
          </table:table-cell>
          <table:table-cell table:style-name="ce88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6M00S" calcext:value-type="time">
            <text:p>21:36:00</text:p>
          </table:table-cell>
          <table:table-cell table:style-name="ce66" office:value-type="date" office:date-value="2017-06-04" calcext:value-type="date">
            <text:p>06/04/17</text:p>
          </table:table-cell>
          <table:table-cell office:value-type="string" calcext:value-type="string">
            <text:p>tgm, ew</text:p>
          </table:table-cell>
          <table:table-cell table:style-name="ce86" office:value-type="time" office:time-value="PT23H52M00S" calcext:value-type="time">
            <text:p>23:52:00</text:p>
          </table:table-cell>
          <table:table-cell table:style-name="ce86" table:formula="of:=-[.B205]+[.E205]" office:value-type="time" office:time-value="PT02H16M00S" calcext:value-type="time">
            <text:p>02:16:00</text:p>
          </table:table-cell>
          <table:table-cell table:style-name="ce88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6-05" calcext:value-type="date">
            <text:p>06/05/17</text:p>
          </table:table-cell>
          <table:table-cell office:value-type="string" calcext:value-type="string">
            <text:p>kt, 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206]+[.E206]" office:value-type="time" office:time-value="PT02H19M00S" calcext:value-type="time">
            <text:p>02:19:00</text:p>
          </table:table-cell>
          <table:table-cell table:style-name="ce88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86" office:value-type="time" office:time-value="PT01H12M00S" calcext:value-type="time">
            <text:p>01:12:00</text:p>
          </table:table-cell>
          <table:table-cell table:style-name="ce86" table:formula="of:=-[.B207]+[.E207]" office:value-type="time" office:time-value="PT00H09M00S" calcext:value-type="time">
            <text:p>00:09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86" office:value-type="time" office:time-value="PT23H31M00S" calcext:value-type="time">
            <text:p>23:31:00</text:p>
          </table:table-cell>
          <table:table-cell table:style-name="ce86" table:formula="of:=-[.B208]+[.E208]" office:value-type="time" office:time-value="PT01H31M00S" calcext:value-type="time">
            <text:p>01:31:00</text:p>
          </table:table-cell>
          <table:table-cell table:style-name="ce88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7" calcext:value-type="date">
            <text:p>06/07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86" office:value-type="time" office:time-value="PT03H53M00S" calcext:value-type="time">
            <text:p>03:53:00</text:p>
          </table:table-cell>
          <table:table-cell table:style-name="ce86" table:formula="of:=-[.B209]+[.E209]" office:value-type="time" office:time-value="PT03H53M00S" calcext:value-type="time">
            <text:p>03:53:00</text:p>
          </table:table-cell>
          <table:table-cell table:style-name="ce88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8" calcext:value-type="date">
            <text:p>06/08/17</text:p>
          </table:table-cell>
          <table:table-cell office:value-type="string" calcext:value-type="string">
            <text:p>mifivahueninunprusysb, tftfe</text:p>
          </table:table-cell>
          <table:table-cell table:style-name="ce86" office:value-type="time" office:time-value="PT23H11M00S" calcext:value-type="time">
            <text:p>23:11:00</text:p>
          </table:table-cell>
          <table:table-cell table:style-name="ce86" table:formula="of:=-[.B210]+[.E210]" office:value-type="time" office:time-value="PT01H11M00S" calcext:value-type="time">
            <text:p>01:11:00</text:p>
          </table:table-cell>
          <table:table-cell table:style-name="ce88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6-13" calcext:value-type="date">
            <text:p>06/13/17</text:p>
          </table:table-cell>
          <table:table-cell office:value-type="string" calcext:value-type="string">
            <text:p>xdgls</text:p>
          </table:table-cell>
          <table:table-cell table:style-name="ce86" office:value-type="time" office:time-value="PT19H32M00S" calcext:value-type="time">
            <text:p>19:32:00</text:p>
          </table:table-cell>
          <table:table-cell table:style-name="ce86" table:formula="of:=-[.B211]+[.E211]" office:value-type="time" office:time-value="PT00H32M00S" calcext:value-type="time">
            <text:p>00:32:00</text:p>
          </table:table-cell>
          <table:table-cell table:style-name="ce88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6-19" calcext:value-type="date">
            <text:p>06/19/17</text:p>
          </table:table-cell>
          <table:table-cell office:value-type="string" calcext:value-type="string">
            <text:p>ii</text:p>
          </table:table-cell>
          <table:table-cell table:style-name="ce86" office:value-type="time" office:time-value="PT23H46M00S" calcext:value-type="time">
            <text:p>23:46:00</text:p>
          </table:table-cell>
          <table:table-cell table:style-name="ce86" table:formula="of:=-[.B212]+[.E212]" office:value-type="time" office:time-value="PT01H33M00S" calcext:value-type="time">
            <text:p>01:33:00</text:p>
          </table:table-cell>
          <table:table-cell table:style-name="ce88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0" calcext:value-type="date">
            <text:p>06/20/17</text:p>
          </table:table-cell>
          <table:table-cell office:value-type="string" calcext:value-type="string">
            <text:p>naers</text:p>
          </table:table-cell>
          <table:table-cell table:style-name="ce86" office:value-type="time" office:time-value="PT21H45M00S" calcext:value-type="time">
            <text:p>21:45:00</text:p>
          </table:table-cell>
          <table:table-cell table:style-name="ce86" table:formula="of:=-[.B213]+[.E213]" office:value-type="time" office:time-value="PT00H15M00S" calcext:value-type="time">
            <text:p>00:15:00</text:p>
          </table:table-cell>
          <table:table-cell table:style-name="ce88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8" office:value-type="time" office:time-value="PT16H58M00S" calcext:value-type="time">
            <text:p>16:58:00</text:p>
          </table:table-cell>
          <table:table-cell table:style-name="ce66" office:value-type="date" office:date-value="2017-06-21" calcext:value-type="date">
            <text:p>06/21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7H40M00S" calcext:value-type="time">
            <text:p>17:40:00</text:p>
          </table:table-cell>
          <table:table-cell table:style-name="ce86" table:formula="of:=-[.B214]+[.E214]" office:value-type="time" office:time-value="PT00H42M00S" calcext:value-type="time">
            <text:p>00:42:00</text:p>
          </table:table-cell>
          <table:table-cell table:style-name="ce88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6-23" calcext:value-type="date">
            <text:p>06/23/17</text:p>
          </table:table-cell>
          <table:table-cell office:value-type="string" calcext:value-type="string">
            <text:p>fff</text:p>
          </table:table-cell>
          <table:table-cell table:style-name="ce86" office:value-type="time" office:time-value="PT20H50M00S" calcext:value-type="time">
            <text:p>20:50:00</text:p>
          </table:table-cell>
          <table:table-cell table:style-name="ce86" table:formula="of:=-[.B215]+[.E215]" office:value-type="time" office:time-value="PT00H20M00S" calcext:value-type="time">
            <text:p>00:20:00</text:p>
          </table:table-cell>
          <table:table-cell table:style-name="ce88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7M00S" calcext:value-type="time">
            <text:p>20:07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MO</text:p>
          </table:table-cell>
          <table:table-cell table:style-name="ce86" office:value-type="time" office:time-value="PT20H22M00S" calcext:value-type="time">
            <text:p>20:22:00</text:p>
          </table:table-cell>
          <table:table-cell table:style-name="ce86" table:formula="of:=-[.B216]+[.E216]" office:value-type="time" office:time-value="PT00H15M00S" calcext:value-type="time">
            <text:p>00:15:00</text:p>
          </table:table-cell>
          <table:table-cell table:style-name="ce88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al</text:p>
          </table:table-cell>
          <table:table-cell table:style-name="ce86" office:value-type="time" office:time-value="PT20H33M00S" calcext:value-type="time">
            <text:p>20:33:00</text:p>
          </table:table-cell>
          <table:table-cell table:style-name="ce86" table:formula="of:=-[.B217]+[.E217]" office:value-type="time" office:time-value="PT00H32M00S" calcext:value-type="time">
            <text:p>00:32:00</text:p>
          </table:table-cell>
          <table:table-cell table:style-name="ce88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43M00S" calcext:value-type="time">
            <text:p>07:43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encas</text:p>
          </table:table-cell>
          <table:table-cell table:style-name="ce86" office:value-type="time" office:time-value="PT07H56M00S" calcext:value-type="time">
            <text:p>07:56:00</text:p>
          </table:table-cell>
          <table:table-cell table:style-name="ce86" table:formula="of:=-[.B218]+[.E218]" office:value-type="time" office:time-value="PT00H13M00S" calcext:value-type="time">
            <text:p>00:13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56M00S" calcext:value-type="time">
            <text:p>07:56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09H16M00S" calcext:value-type="time">
            <text:p>09:16:00</text:p>
          </table:table-cell>
          <table:table-cell table:style-name="ce86" table:formula="of:=-[.B219]+[.E219]" office:value-type="time" office:time-value="PT01H20M00S" calcext:value-type="time">
            <text:p>01:20:00</text:p>
          </table:table-cell>
          <table:table-cell table:style-name="ce88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9" calcext:value-type="date">
            <text:p>06/29/17</text:p>
          </table:table-cell>
          <table:table-cell office:value-type="string" calcext:value-type="string">
            <text:p>Moaac.txt</text:p>
          </table:table-cell>
          <table:table-cell table:style-name="ce86" office:value-type="time" office:time-value="PT21H47M00S" calcext:value-type="time">
            <text:p>21:47:00</text:p>
          </table:table-cell>
          <table:table-cell table:style-name="ce86" table:formula="of:=-[.B220]+[.E220]" office:value-type="time" office:time-value="PT00H17M00S" calcext:value-type="time">
            <text:p>00:17:00</text:p>
          </table:table-cell>
          <table:table-cell table:style-name="ce88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06-09" calcext:value-type="date">
            <text:p>06/09/17</text:p>
          </table:table-cell>
          <table:table-cell table:style-name="ce102" office:value-type="date" office:date-value="2017-06-12" calcext:value-type="date">
            <text:p>06/12/17</text:p>
          </table:table-cell>
          <table:table-cell table:style-name="ce102" office:value-type="date" office:date-value="2017-06-16" calcext:value-type="date">
            <text:p>06/16/17</text:p>
          </table:table-cell>
          <table:table-cell table:style-name="ce102" office:value-type="date" office:date-value="2017-06-22" calcext:value-type="date">
            <text:p>06/22/17</text:p>
          </table:table-cell>
          <table:table-cell table:style-name="ce102" office:value-type="date" office:date-value="2017-06-27" calcext:value-type="date">
            <text:p>06/27/17</text:p>
          </table:table-cell>
          <table:table-cell table:style-name="ce110"/>
          <table:table-cell table:number-columns-repeated="1007"/>
        </table:table-row>
        <table:table-row table:style-name="ro1">
          <table:table-cell table:number-columns-repeated="11"/>
          <table:table-cell table:style-name="ce102" office:value-type="date" office:date-value="2017-06-10" calcext:value-type="date">
            <text:p>06/10/17</text:p>
          </table:table-cell>
          <table:table-cell table:style-name="ce102" office:value-type="date" office:date-value="2017-06-14" calcext:value-type="date">
            <text:p>06/14/17</text:p>
          </table:table-cell>
          <table:table-cell table:style-name="ce102" office:value-type="date" office:date-value="2017-06-17" calcext:value-type="date">
            <text:p>06/17/17</text:p>
          </table:table-cell>
          <table:table-cell table:style-name="ce102" office:value-type="date" office:date-value="2017-06-24" calcext:value-type="date">
            <text:p>06/24/17</text:p>
          </table:table-cell>
          <table:table-cell table:style-name="ce102" office:value-type="date" office:date-value="2017-06-30" calcext:value-type="date">
            <text:p>06/30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6-11" calcext:value-type="date">
            <text:p>06/11/17</text:p>
          </table:table-cell>
          <table:table-cell table:style-name="ce102" office:value-type="date" office:date-value="2017-06-15" calcext:value-type="date">
            <text:p>06/15/17</text:p>
          </table:table-cell>
          <table:table-cell table:style-name="ce102" office:value-type="date" office:date-value="2017-06-18" calcext:value-type="date">
            <text:p>06/18/17</text:p>
          </table:table-cell>
          <table:table-cell table:style-name="ce102" office:value-type="date" office:date-value="2017-06-26" calcext:value-type="date">
            <text:p>06/26/17</text:p>
          </table:table-cell>
          <table:table-cell table:style-name="ce110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3">
            <text:p>PI3.1</text:p>
          </table:table-cell>
          <table:table-cell table:style-name="ce86" office:value-type="time" office:time-value="PT15H30M00S" calcext:value-type="time">
            <text:p>15:30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catingueleeiee</text:p>
          </table:table-cell>
          <table:table-cell table:style-name="ce86" office:value-type="time" office:time-value="PT15H58M00S" calcext:value-type="time">
            <text:p>15:58:00</text:p>
          </table:table-cell>
          <table:table-cell table:style-name="ce86" table:formula="of:=-[.B234]+[.E234]" office:value-type="time" office:time-value="PT00H28M00S" calcext:value-type="time">
            <text:p>00:2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59M00S" calcext:value-type="time">
            <text:p>15:59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acdnt</text:p>
          </table:table-cell>
          <table:table-cell table:style-name="ce86" office:value-type="time" office:time-value="PT16H05M00S" calcext:value-type="time">
            <text:p>16:05:00</text:p>
          </table:table-cell>
          <table:table-cell table:style-name="ce86" table:formula="of:=-[.B235]+[.E235]" office:value-type="time" office:time-value="PT00H06M00S" calcext:value-type="time">
            <text:p>00:06:00</text:p>
          </table:table-cell>
          <table:table-cell table:style-name="ce88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string" calcext:value-type="string">
            <text:p>ledcc</text:p>
          </table:table-cell>
          <table:table-cell table:style-name="ce86" office:value-type="time" office:time-value="PT21H23M00S" calcext:value-type="time">
            <text:p>21:23:00</text:p>
          </table:table-cell>
          <table:table-cell table:style-name="ce86" table:formula="of:=-[.B236]+[.E236]" office:value-type="time" office:time-value="PT00H18M00S" calcext:value-type="time">
            <text:p>00:18:00</text:p>
          </table:table-cell>
          <table:table-cell table:style-name="ce88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string" calcext:value-type="string">
            <text:p>hinl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237]+[.E237]" office:value-type="time" office:time-value="PT00H17M00S" calcext:value-type="time">
            <text:p>00:17:00</text:p>
          </table:table-cell>
          <table:table-cell table:style-name="ce88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0H00M00S" calcext:value-type="time">
            <text:p>1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238]+[.E238]" office:value-type="time" office:time-value="PT00H38M00S" calcext:value-type="time">
            <text:p>00:3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ncv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9]+[.E239]" office:value-type="time" office:time-value="PT00H08M00S" calcext:value-type="time">
            <text:p>00:08:00</text:p>
          </table:table-cell>
          <table:table-cell table:style-name="ce88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88" office:value-type="time" office:time-value="PT07H43M00S" calcext:value-type="time">
            <text:p>07:43:00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string" calcext:value-type="string">
            <text:p>I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0]+[.E240]" office:value-type="time" office:time-value="PT00H20M00S" calcext:value-type="time">
            <text:p>00:20:00</text:p>
          </table:table-cell>
          <table:table-cell table:style-name="ce88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string" calcext:value-type="string">
            <text:p>index.html</text:p>
          </table:table-cell>
          <table:table-cell table:style-name="ce86" office:value-type="time" office:time-value="PT21H48M00S" calcext:value-type="time">
            <text:p>21:48:00</text:p>
          </table:table-cell>
          <table:table-cell table:style-name="ce86" table:formula="of:=-[.B241]+[.E241]" office:value-type="time" office:time-value="PT00H08M00S" calcext:value-type="time">
            <text:p>00:08:00</text:p>
          </table:table-cell>
          <table:table-cell table:style-name="ce88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5H11M00S" calcext:value-type="time">
            <text:p>05:11:00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5H15M00S" calcext:value-type="time">
            <text:p>05:15:00</text:p>
          </table:table-cell>
          <table:table-cell table:style-name="ce86" table:formula="of:=-[.B242]+[.E242]" office:value-type="time" office:time-value="PT00H04M00S" calcext:value-type="time">
            <text:p>00:04:00</text:p>
          </table:table-cell>
          <table:table-cell table:style-name="ce88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4H41M00S" calcext:value-type="time">
            <text:p>14:41:00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string" calcext:value-type="string">
            <text:p>nl</text:p>
          </table:table-cell>
          <table:table-cell table:style-name="ce86" office:value-type="time" office:time-value="PT14H59M00S" calcext:value-type="time">
            <text:p>14:59:00</text:p>
          </table:table-cell>
          <table:table-cell table:style-name="ce86" table:formula="of:=-[.B243]+[.E243]" office:value-type="time" office:time-value="PT00H18M00S" calcext:value-type="time">
            <text:p>00:18:00</text:p>
          </table:table-cell>
          <table:table-cell table:style-name="ce88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8H32M00S" calcext:value-type="time">
            <text:p>18:32:00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8H37M00S" calcext:value-type="time">
            <text:p>18:37:00</text:p>
          </table:table-cell>
          <table:table-cell table:style-name="ce86" table:formula="of:=-[.B244]+[.E244]" office:value-type="time" office:time-value="PT00H05M00S" calcext:value-type="time">
            <text:p>00:05:00</text:p>
          </table:table-cell>
          <table:table-cell table:style-name="ce88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10M00S" calcext:value-type="time">
            <text:p>09:10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ncm</text:p>
          </table:table-cell>
          <table:table-cell table:style-name="ce86" office:value-type="time" office:time-value="PT09H21M00S" calcext:value-type="time">
            <text:p>09:21:00</text:p>
          </table:table-cell>
          <table:table-cell table:style-name="ce86" table:formula="of:=-[.B245]+[.E245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3M00S" calcext:value-type="time">
            <text:p>21:33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coptions, ncssr, work_net</text:p>
          </table:table-cell>
          <table:table-cell table:style-name="ce86" office:value-type="time" office:time-value="PT21H51M00S" calcext:value-type="time">
            <text:p>21:51:00</text:p>
          </table:table-cell>
          <table:table-cell table:style-name="ce86" table:formula="of:=-[.B246]+[.E246]" office:value-type="time" office:time-value="PT00H18M00S" calcext:value-type="time">
            <text:p>00:18:00</text:p>
          </table:table-cell>
          <table:table-cell table:style-name="ce88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5H04M00S" calcext:value-type="time">
            <text:p>15:04:00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string" calcext:value-type="string">
            <text:p>hsis</text:p>
          </table:table-cell>
          <table:table-cell table:style-name="ce86" office:value-type="time" office:time-value="PT15H07M00S" calcext:value-type="time">
            <text:p>15:07:00</text:p>
          </table:table-cell>
          <table:table-cell table:style-name="ce86" table:formula="of:=-[.B247]+[.E247]" office:value-type="time" office:time-value="PT00H03M00S" calcext:value-type="time">
            <text:p>00:03:00</text:p>
          </table:table-cell>
          <table:table-cell table:style-name="ce88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55M00S" calcext:value-type="time">
            <text:p>07:55:00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string" calcext:value-type="string">
            <text:p>WIT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8]+[.E248]" office:value-type="time" office:time-value="PT00H08M00S" calcext:value-type="time">
            <text:p>00:08:00</text:p>
          </table:table-cell>
          <table:table-cell table:style-name="ce88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37M00S" calcext:value-type="time">
            <text:p>08:37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_net</text:p>
          </table:table-cell>
          <table:table-cell table:style-name="ce86" office:value-type="time" office:time-value="PT08H48M00S" calcext:value-type="time">
            <text:p>08:48:00</text:p>
          </table:table-cell>
          <table:table-cell table:style-name="ce86" table:formula="of:=-[.B249]+[.E249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table.ods</text:p>
          </table:table-cell>
          <table:table-cell table:style-name="ce86" office:value-type="time" office:time-value="PT10H35M00S" calcext:value-type="time">
            <text:p>10:35:00</text:p>
          </table:table-cell>
          <table:table-cell table:style-name="ce86" table:formula="of:=-[.B250]+[.E250]" office:value-type="time" office:time-value="PT00H22M00S" calcext:value-type="time">
            <text:p>00:22:00</text:p>
          </table:table-cell>
          <table:table-cell table:style-name="ce88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nvqa</text:p>
          </table:table-cell>
          <table:table-cell table:style-name="ce86" office:value-type="time" office:time-value="PT21H40M00S" calcext:value-type="time">
            <text:p>21:40:00</text:p>
          </table:table-cell>
          <table:table-cell table:style-name="ce86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86" office:value-type="time" office:time-value="PT21H45M00S" calcext:value-type="time">
            <text:p>21:45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syst1</text:p>
          </table:table-cell>
          <table:table-cell table:style-name="ce86" office:value-type="time" office:time-value="PT21H54M00S" calcext:value-type="time">
            <text:p>21:54:00</text:p>
          </table:table-cell>
          <table:table-cell table:style-name="ce86" table:formula="of:=-[.B252]+[.E252]" office:value-type="time" office:time-value="PT00H09M00S" calcext:value-type="time">
            <text:p>00:09:00</text:p>
          </table:table-cell>
          <table:table-cell table:style-name="ce88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23M00S" calcext:value-type="time">
            <text:p>21:23:00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string" calcext:value-type="string">
            <text:p>PI 3.1: backup &amp; update; ntg</text:p>
          </table:table-cell>
          <table:table-cell table:style-name="ce86" office:value-type="time" office:time-value="PT21H59M00S" calcext:value-type="time">
            <text:p>21:59:00</text:p>
          </table:table-cell>
          <table:table-cell table:style-name="ce86" table:formula="of:=-[.B253]+[.E253]" office:value-type="time" office:time-value="PT00H36M00S" calcext:value-type="time">
            <text:p>00:36:00</text:p>
          </table:table-cell>
          <table:table-cell table:style-name="ce88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01M00S" calcext:value-type="time">
            <text:p>09:01:00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string" calcext:value-type="string">
            <text:p>work_net2</text:p>
          </table:table-cell>
          <table:table-cell table:style-name="ce86" office:value-type="time" office:time-value="PT09H03M00S" calcext:value-type="time">
            <text:p>09:03:00</text:p>
          </table:table-cell>
          <table:table-cell table:style-name="ce86" table:formula="of:=-[.B254]+[.E254]" office:value-type="time" office:time-value="PT00H02M00S" calcext:value-type="time">
            <text:p>00:02:00</text:p>
          </table:table-cell>
          <table:table-cell table:style-name="ce88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44M00S" calcext:value-type="time">
            <text:p>08:44:00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string" calcext:value-type="string">
            <text:p>fff001</text:p>
          </table:table-cell>
          <table:table-cell table:style-name="ce86" office:value-type="time" office:time-value="PT08H54M00S" calcext:value-type="time">
            <text:p>08:54:00</text:p>
          </table:table-cell>
          <table:table-cell table:style-name="ce86" table:formula="of:=-[.B255]+[.E255]" office:value-type="time" office:time-value="PT00H10M00S" calcext:value-type="time">
            <text:p>00:10:00</text:p>
          </table:table-cell>
          <table:table-cell table:style-name="ce88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47M00S" calcext:value-type="time">
            <text:p>07:47:00</text:p>
          </table:table-cell>
          <table:table-cell table:style-name="ce66" office:value-type="date" office:date-value="2017-07-30" calcext:value-type="date">
            <text:p>07/30/17</text:p>
          </table:table-cell>
          <table:table-cell office:value-type="string" calcext:value-type="string">
            <text:p>PI: read &amp; edit; work_net3</text:p>
          </table:table-cell>
          <table:table-cell table:style-name="ce86" office:value-type="time" office:time-value="PT08H39M00S" calcext:value-type="time">
            <text:p>08:39:00</text:p>
          </table:table-cell>
          <table:table-cell table:style-name="ce86" table:formula="of:=-[.B256]+[.E256]" office:value-type="time" office:time-value="PT00H52M00S" calcext:value-type="time">
            <text:p>00:52:00</text:p>
          </table:table-cell>
          <table:table-cell table:style-name="ce88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2" calcext:value-type="float">
            <text:p>12</text:p>
          </table:table-cell>
          <table:table-cell table:style-name="ce102" office:value-type="date" office:date-value="2017-07-02" calcext:value-type="date">
            <text:p>07/02/17</text:p>
          </table:table-cell>
          <table:table-cell table:style-name="ce102" office:value-type="date" office:date-value="2017-07-08" calcext:value-type="date">
            <text:p>07/08/17</text:p>
          </table:table-cell>
          <table:table-cell table:style-name="ce102" office:value-type="date" office:date-value="2017-07-10" calcext:value-type="date">
            <text:p>07/10/17</text:p>
          </table:table-cell>
          <table:table-cell table:style-name="ce102" office:value-type="date" office:date-value="2017-07-15" calcext:value-type="date">
            <text:p>07/15/17</text:p>
          </table:table-cell>
          <table:table-cell table:style-name="ce102" office:value-type="date" office:date-value="2017-07-23" calcext:value-type="date">
            <text:p>07/23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7-07" calcext:value-type="date">
            <text:p>07/07/17</text:p>
          </table:table-cell>
          <table:table-cell table:style-name="ce102" office:value-type="date" office:date-value="2017-07-09" calcext:value-type="date">
            <text:p>07/09/17</text:p>
          </table:table-cell>
          <table:table-cell table:style-name="ce102" office:value-type="date" office:date-value="2017-07-12" calcext:value-type="date">
            <text:p>07/12/17</text:p>
          </table:table-cell>
          <table:table-cell table:style-name="ce102" office:value-type="date" office:date-value="2017-07-16" calcext:value-type="date">
            <text:p>07/16/17</text:p>
          </table:table-cell>
          <table:table-cell table:style-name="ce102" office:value-type="date" office:date-value="2017-07-27" calcext:value-type="date">
            <text:p>07/2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/>
          <table:table-cell/>
          <table:table-cell table:style-name="ce102"/>
          <table:table-cell table:style-name="ce102" office:value-type="date" office:date-value="2017-07-22" calcext:value-type="date">
            <text:p>07/22/17</text:p>
          </table:table-cell>
          <table:table-cell table:style-name="ce102" office:value-type="date" office:date-value="2017-07-29" calcext:value-type="date">
            <text:p>07/2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02" office:value-type="date" office:date-value="2017-07-31" calcext:value-type="date">
            <text:p>07/31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8">
            <text:p>PI3.1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04" calcext:value-type="date">
            <text:p>08/04/17</text:p>
          </table:table-cell>
          <table:table-cell office:value-type="string" calcext:value-type="string">
            <text:p>emdvr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270]+[.E270]" office:value-type="time" office:time-value="PT00H18M00S" calcext:value-type="time">
            <text:p>00:18:00</text:p>
          </table:table-cell>
          <table:table-cell table:style-name="ce88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01H33M00S" calcext:value-type="time">
            <text:p>01:33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86" office:value-type="time" office:time-value="PT01H51M31S" calcext:value-type="time">
            <text:p>01:51:31</text:p>
          </table:table-cell>
          <table:table-cell table:style-name="ce86" table:formula="of:=-[.B271]+[.E271]" office:value-type="time" office:time-value="PT00H18M31S" calcext:value-type="time">
            <text:p>00:18:31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2H20M00S" calcext:value-type="time">
            <text:p>02:20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2H42M00S" calcext:value-type="time">
            <text:p>02:42:00</text:p>
          </table:table-cell>
          <table:table-cell table:style-name="ce86" table:formula="of:=-[.B272]+[.E272]" office:value-type="time" office:time-value="PT00H22M00S" calcext:value-type="time">
            <text:p>00:22:00</text:p>
          </table:table-cell>
          <table:table-cell table:style-name="ce88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5H56M00S" calcext:value-type="time">
            <text:p>15:56:00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string" calcext:value-type="string">
            <text:p>(f)c-htpi; index 42w</text:p>
          </table:table-cell>
          <table:table-cell table:style-name="ce86" office:value-type="time" office:time-value="PT16H20M00S" calcext:value-type="time">
            <text:p>16:20:00</text:p>
          </table:table-cell>
          <table:table-cell table:style-name="ce86" table:formula="of:=-[.B273]+[.E273]" office:value-type="time" office:time-value="PT00H24M00S" calcext:value-type="time">
            <text:p>00:24:00</text:p>
          </table:table-cell>
          <table:table-cell table:style-name="ce88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7H40M00S" calcext:value-type="time">
            <text:p>17:4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.cpp, pi, pi1, w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274]+[.E274]" office:value-type="time" office:time-value="PT01H21M00S" calcext:value-type="time">
            <text:p>01:2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2.cpp, pi2</text:p>
          </table:table-cell>
          <table:table-cell table:style-name="ce86" office:value-type="time" office:time-value="PT22H23M00S" calcext:value-type="time">
            <text:p>22:23:00</text:p>
          </table:table-cell>
          <table:table-cell table:style-name="ce86" table:formula="of:=-[.B275]+[.E275]" office:value-type="time" office:time-value="PT00H03M00S" calcext:value-type="time">
            <text:p>00:03:00</text:p>
          </table:table-cell>
          <table:table-cell table:style-name="ce88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21H35M00S" calcext:value-type="time">
            <text:p>21:35:00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string" calcext:value-type="string">
            <text:p>pi1.cpp</text:p>
          </table:table-cell>
          <table:table-cell table:style-name="ce86" office:value-type="time" office:time-value="PT21H38M00S" calcext:value-type="time">
            <text:p>21:38:00</text:p>
          </table:table-cell>
          <table:table-cell table:style-name="ce86" table:formula="of:=-[.B276]+[.E276]" office:value-type="time" office:time-value="PT00H03M00S" calcext:value-type="time">
            <text:p>00:03:00</text:p>
          </table:table-cell>
          <table:table-cell table:style-name="ce88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9H07M00S" calcext:value-type="time">
            <text:p>19:07:00</text:p>
          </table:table-cell>
          <table:table-cell table:style-name="ce66" office:value-type="date" office:date-value="2017-08-26" calcext:value-type="date">
            <text:p>08/26/17</text:p>
          </table:table-cell>
          <table:table-cell office:value-type="string" calcext:value-type="string">
            <text:p>atnedm</text:p>
          </table:table-cell>
          <table:table-cell table:style-name="ce86" office:value-type="time" office:time-value="PT19H23M00S" calcext:value-type="time">
            <text:p>19:23:00</text:p>
          </table:table-cell>
          <table:table-cell table:style-name="ce86" table:formula="of:=-[.B277]+[.E277]" office:value-type="time" office:time-value="PT00H16M00S" calcext:value-type="time">
            <text:p>00:16:00</text:p>
          </table:table-cell>
          <table:table-cell table:style-name="ce88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PI 4.0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: Pi 4.0; index 42w (git)</text:p>
          </table:table-cell>
          <table:table-cell table:style-name="ce86" office:value-type="time" office:time-value="PT12H46M00S" calcext:value-type="time">
            <text:p>12:46:00</text:p>
          </table:table-cell>
          <table:table-cell table:style-name="ce86" table:formula="of:=-[.B278]+[.E278]" office:value-type="time" office:time-value="PT00H46M00S" calcext:value-type="time">
            <text:p>00:46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46M00S" calcext:value-type="time">
            <text:p>12:46:00</text:p>
          </table:table-cell>
          <table:table-cell table:style-name="ce67" office:value-type="date" office:date-value="2017-08-27" calcext:value-type="date">
            <text:p>08/27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86" office:value-type="time" office:time-value="PT12H50M00S" calcext:value-type="time">
            <text:p>12:50:00</text:p>
          </table:table-cell>
          <table:table-cell table:style-name="ce86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50M00S" calcext:value-type="time">
            <text:p>12:5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86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review: ppi(public pi)</text:p>
          </table:table-cell>
          <table:table-cell table:style-name="ce86" office:value-type="time" office:time-value="PT13H42M00S" calcext:value-type="time">
            <text:p>13:42:00</text:p>
          </table:table-cell>
          <table:table-cell table:style-name="ce86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47M00S" calcext:value-type="time">
            <text:p>15:47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wntm, git: n4rus.io, pi</text:p>
          </table:table-cell>
          <table:table-cell table:style-name="ce86" office:value-type="time" office:time-value="PT19H29M00S" calcext:value-type="time">
            <text:p>19:29:00</text:p>
          </table:table-cell>
          <table:table-cell table:style-name="ce86" table:formula="of:=-[.B282]+[.E282]" office:value-type="time" office:time-value="PT03H42M00S" calcext:value-type="time">
            <text:p>03:42:00</text:p>
          </table:table-cell>
          <table:table-cell table:style-name="ce88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6H30M00S" calcext:value-type="time">
            <text:p>16:30:0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n4rus.io: index.html</text:p>
          </table:table-cell>
          <table:table-cell table:style-name="ce86" office:value-type="time" office:time-value="PT16H39M00S" calcext:value-type="time">
            <text:p>16:39:00</text:p>
          </table:table-cell>
          <table:table-cell table:style-name="ce86" table:formula="of:=-[.B283]+[.E283]" office:value-type="time" office:time-value="PT00H09M00S" calcext:value-type="time">
            <text:p>00:09:00</text:p>
          </table:table-cell>
          <table:table-cell table:style-name="ce88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52M00S" calcext:value-type="time">
            <text:p>14:52:0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n4rus.io: CNAME, n4rus.com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284]+[.E284]" office:value-type="time" office:time-value="PT00H33M00S" calcext:value-type="time">
            <text:p>00:33:00</text:p>
          </table:table-cell>
          <table:table-cell table:style-name="ce88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8H10M00S" calcext:value-type="time">
            <text:p>18:10:0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pi git: README</text:p>
          </table:table-cell>
          <table:table-cell table:style-name="ce86" office:value-type="time" office:time-value="PT18H13M00S" calcext:value-type="time">
            <text:p>18:13:00</text:p>
          </table:table-cell>
          <table:table-cell table:style-name="ce86" table:formula="of:=-[.B285]+[.E285]" office:value-type="time" office:time-value="PT00H03M00S" calcext:value-type="time">
            <text:p>00:03:00</text:p>
          </table:table-cell>
          <table:table-cell table:style-name="ce88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03M00S" calcext:value-type="time">
            <text:p>14:03:00</text:p>
          </table:table-cell>
          <table:table-cell table:style-name="ce66" office:value-type="date" office:date-value="2017-08-31" calcext:value-type="date">
            <text:p>08/31/17</text:p>
          </table:table-cell>
          <table:table-cell office:value-type="string" calcext:value-type="string">
            <text:p>n4rus.io: CNAME, n4rus.com; cinf.html</text:p>
          </table:table-cell>
          <table:table-cell table:style-name="ce86" office:value-type="time" office:time-value="PT14H27M00S" calcext:value-type="time">
            <text:p>14:27:00</text:p>
          </table:table-cell>
          <table:table-cell table:style-name="ce86" table:formula="of:=-[.B286]+[.E286]" office:value-type="time" office:time-value="PT00H24M00S" calcext:value-type="time">
            <text:p>00:24:00</text:p>
          </table:table-cell>
          <table:table-cell table:style-name="ce88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2" calcext:value-type="float">
            <text:p>12</text:p>
          </table:table-cell>
          <table:table-cell table:style-name="ce102"/>
          <table:table-cell table:number-columns-repeated="1012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9" calcext:value-type="float">
            <text:p>19</text:p>
          </table:table-cell>
          <table:table-cell table:style-name="ce102" office:value-type="date" office:date-value="2017-08-01" calcext:value-type="date">
            <text:p>08/01/17</text:p>
          </table:table-cell>
          <table:table-cell table:style-name="ce102" office:value-type="date" office:date-value="2017-08-06" calcext:value-type="date">
            <text:p>08/06/17</text:p>
          </table:table-cell>
          <table:table-cell table:style-name="ce102" office:value-type="date" office:date-value="2017-08-11" calcext:value-type="date">
            <text:p>08/11/17</text:p>
          </table:table-cell>
          <table:table-cell table:style-name="ce102" office:value-type="date" office:date-value="2017-08-15" calcext:value-type="date">
            <text:p>08/15/17</text:p>
          </table:table-cell>
          <table:table-cell table:style-name="ce102" office:value-type="date" office:date-value="2017-08-19" calcext:value-type="date">
            <text:p>08/19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2" calcext:value-type="date">
            <text:p>08/02/17</text:p>
          </table:table-cell>
          <table:table-cell table:style-name="ce102" office:value-type="date" office:date-value="2017-08-07" calcext:value-type="date">
            <text:p>08/07/17</text:p>
          </table:table-cell>
          <table:table-cell table:style-name="ce102" office:value-type="date" office:date-value="2017-08-12" calcext:value-type="date">
            <text:p>08/12/17</text:p>
          </table:table-cell>
          <table:table-cell table:style-name="ce102" office:value-type="date" office:date-value="2017-08-16" calcext:value-type="date">
            <text:p>08/16/17</text:p>
          </table:table-cell>
          <table:table-cell table:style-name="ce102" office:value-type="date" office:date-value="2017-08-21" calcext:value-type="date">
            <text:p>08/21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3" calcext:value-type="date">
            <text:p>08/03/17</text:p>
          </table:table-cell>
          <table:table-cell table:style-name="ce102" office:value-type="date" office:date-value="2017-08-09" calcext:value-type="date">
            <text:p>08/09/17</text:p>
          </table:table-cell>
          <table:table-cell table:style-name="ce102" office:value-type="date" office:date-value="2017-08-13" calcext:value-type="date">
            <text:p>08/13/17</text:p>
          </table:table-cell>
          <table:table-cell table:style-name="ce102" office:value-type="date" office:date-value="2017-08-17" calcext:value-type="date">
            <text:p>08/17/17</text:p>
          </table:table-cell>
          <table:table-cell table:style-name="ce102" office:value-type="date" office:date-value="2017-08-22" calcext:value-type="date">
            <text:p>08/22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02" office:value-type="date" office:date-value="2017-08-10" calcext:value-type="date">
            <text:p>08/10/17</text:p>
          </table:table-cell>
          <table:table-cell table:style-name="ce102" office:value-type="date" office:date-value="2017-08-14" calcext:value-type="date">
            <text:p>08/14/17</text:p>
          </table:table-cell>
          <table:table-cell table:style-name="ce102" office:value-type="date" office:date-value="2017-08-18" calcext:value-type="date">
            <text:p>08/18/17</text:p>
          </table:table-cell>
          <table:table-cell table:style-name="ce102" office:value-type="date" office:date-value="2017-08-23" calcext:value-type="date">
            <text:p>08/23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 4.0</text:p>
          </table:table-cell>
          <table:table-cell table:style-name="ce86" office:value-type="time" office:time-value="PT15H43M00S" calcext:value-type="time">
            <text:p>15:43:00</text:p>
          </table:table-cell>
          <table:table-cell table:style-name="ce66" office:value-type="date" office:date-value="2017-09-02" calcext:value-type="date">
            <text:p>09/02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86" office:value-type="time" office:time-value="PT16H01M00S" calcext:value-type="time">
            <text:p>16:01:00</text:p>
          </table:table-cell>
          <table:table-cell table:style-name="ce86" table:formula="of:=-[.B301]+[.E301]" office:value-type="time" office:time-value="PT00H18M00S" calcext:value-type="time">
            <text:p>00:18:00</text:p>
          </table:table-cell>
          <table:table-cell table:style-name="ce88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4M00S" calcext:value-type="time">
            <text:p>12:54:0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n4rus.io; zero</text:p>
          </table:table-cell>
          <table:table-cell table:style-name="ce86" office:value-type="time" office:time-value="PT15H13M00S" calcext:value-type="time">
            <text:p>15:13:00</text:p>
          </table:table-cell>
          <table:table-cell table:style-name="ce86" table:formula="of:=-[.B302]+[.E302]" office:value-type="time" office:time-value="PT02H19M00S" calcext:value-type="time">
            <text:p>02:19:00</text:p>
          </table:table-cell>
          <table:table-cell table:style-name="ce88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n4rus.io; pyt.py</text:p>
          </table:table-cell>
          <table:table-cell table:style-name="ce86" office:value-type="time" office:time-value="PT22H44M00S" calcext:value-type="time">
            <text:p>22:44:00</text:p>
          </table:table-cell>
          <table:table-cell table:style-name="ce86" table:formula="of:=-[.B303]+[.E303]" office:value-type="time" office:time-value="PT00H33M00S" calcext:value-type="time">
            <text:p>00:33:00</text:p>
          </table:table-cell>
          <table:table-cell table:style-name="ce88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3M00S" calcext:value-type="time">
            <text:p>15:03:0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n4rus.io;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86" table:formula="of:=-[.B304]+[.E304]" office:value-type="time" office:time-value="PT00H43M00S" calcext:value-type="time">
            <text:p>00:43:00</text:p>
          </table:table-cell>
          <table:table-cell table:style-name="ce88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n4rus.io; sys3, task1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305]+[.E305]" office:value-type="time" office:time-value="PT00H18M00S" calcext:value-type="time">
            <text:p>00:18:00</text:p>
          </table:table-cell>
          <table:table-cell table:style-name="ce88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01M00S" calcext:value-type="time">
            <text:p>10:01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86" office:value-type="time" office:time-value="PT11H09M00S" calcext:value-type="time">
            <text:p>11:09:00</text:p>
          </table:table-cell>
          <table:table-cell table:style-name="ce86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1H22M00S" calcext:value-type="time">
            <text:p>11:22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86" office:value-type="time" office:time-value="PT12H33M00S" calcext:value-type="time">
            <text:p>12:33:00</text:p>
          </table:table-cell>
          <table:table-cell table:style-name="ce86" table:formula="of:=-[.B307]+[.E307]" office:value-type="time" office:time-value="PT01H11M00S" calcext:value-type="time">
            <text:p>01:11:00</text:p>
          </table:table-cell>
          <table:table-cell table:style-name="ce88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8H40M00S" calcext:value-type="time">
            <text:p>18:40:0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86" office:value-type="time" office:time-value="PT18H56M00S" calcext:value-type="time">
            <text:p>18:56:00</text:p>
          </table:table-cell>
          <table:table-cell table:style-name="ce86" table:formula="of:=-[.B308]+[.E308]" office:value-type="time" office:time-value="PT00H16M00S" calcext:value-type="time">
            <text:p>00:16:00</text:p>
          </table:table-cell>
          <table:table-cell table:style-name="ce88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86" office:value-type="time" office:time-value="PT22H07M00S" calcext:value-type="time">
            <text:p>22:07:0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sm</text:p>
          </table:table-cell>
          <table:table-cell table:style-name="ce86" office:value-type="time" office:time-value="PT22H11M00S" calcext:value-type="time">
            <text:p>22:11:00</text:p>
          </table:table-cell>
          <table:table-cell table:style-name="ce86" table:formula="of:=-[.B309]+[.E309]" office:value-type="time" office:time-value="PT00H04M00S" calcext:value-type="time">
            <text:p>00:04:00</text:p>
          </table:table-cell>
          <table:table-cell table:style-name="ce88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11M00S" calcext:value-type="time">
            <text:p>19:11:0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linklist.c</text:p>
          </table:table-cell>
          <table:table-cell table:style-name="ce86" office:value-type="time" office:time-value="PT19H21M33S" calcext:value-type="time">
            <text:p>19:21:33</text:p>
          </table:table-cell>
          <table:table-cell table:style-name="ce86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25M00S" calcext:value-type="time">
            <text:p>20:25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a_word.c</text:p>
          </table:table-cell>
          <table:table-cell table:style-name="ce86" office:value-type="time" office:time-value="PT20H38M45S" calcext:value-type="time">
            <text:p>20:38:45</text:p>
          </table:table-cell>
          <table:table-cell table:style-name="ce86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47M00S" calcext:value-type="time">
            <text:p>20:47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href0.c</text:p>
          </table:table-cell>
          <table:table-cell table:style-name="ce86" office:value-type="time" office:time-value="PT21H02M00S" calcext:value-type="time">
            <text:p>21:02:00</text:p>
          </table:table-cell>
          <table:table-cell table:style-name="ce86" table:formula="of:=-[.B312]+[.E312]" office:value-type="time" office:time-value="PT00H15M00S" calcext:value-type="time">
            <text:p>00:15:00</text:p>
          </table:table-cell>
          <table:table-cell table:style-name="ce88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42M00S" calcext:value-type="time">
            <text:p>17:42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yh</text:p>
          </table:table-cell>
          <table:table-cell table:style-name="ce86" office:value-type="time" office:time-value="PT17H56M59S" calcext:value-type="time">
            <text:p>17:56:59</text:p>
          </table:table-cell>
          <table:table-cell table:style-name="ce86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00H48M00S" calcext:value-type="time">
            <text:p>00:48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c.c, c</text:p>
          </table:table-cell>
          <table:table-cell table:style-name="ce86" office:value-type="time" office:time-value="PT00H57M48S" calcext:value-type="time">
            <text:p>00:57:48</text:p>
          </table:table-cell>
          <table:table-cell table:style-name="ce86" table:formula="of:=-[.B314]+[.E314]" office:value-type="time" office:time-value="PT00H09M48S" calcext:value-type="time">
            <text:p>00:09:48</text:p>
          </table:table-cell>
          <table:table-cell table:style-name="ce88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1H44M00S" calcext:value-type="time">
            <text:p>21:44:0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fotr</text:p>
          </table:table-cell>
          <table:table-cell table:style-name="ce86" office:value-type="time" office:time-value="PT21H47M17S" calcext:value-type="time">
            <text:p>21:47:17</text:p>
          </table:table-cell>
          <table:table-cell table:style-name="ce86" table:formula="of:=-[.B315]+[.E315]" office:value-type="time" office:time-value="PT00H03M17S" calcext:value-type="time">
            <text:p>00:03:17</text:p>
          </table:table-cell>
          <table:table-cell table:style-name="ce88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36M59S" calcext:value-type="time">
            <text:p>17:36:59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README</text:p>
          </table:table-cell>
          <table:table-cell table:style-name="ce86" office:value-type="time" office:time-value="PT17H50M27S" calcext:value-type="time">
            <text:p>17:50:27</text:p>
          </table:table-cell>
          <table:table-cell table:style-name="ce86" table:formula="of:=-[.B316]+[.E316]" office:value-type="time" office:time-value="PT00H13M28S" calcext:value-type="time">
            <text:p>00:13:28</text:p>
          </table:table-cell>
          <table:table-cell table:style-name="ce88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1H41M31S" calcext:value-type="time">
            <text:p>21:41:31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php.php, php2.php</text:p>
          </table:table-cell>
          <table:table-cell table:style-name="ce86" office:value-type="time" office:time-value="PT22H08M09S" calcext:value-type="time">
            <text:p>22:08:09</text:p>
          </table:table-cell>
          <table:table-cell table:style-name="ce86" table:formula="of:=-[.B317]+[.E317]" office:value-type="time" office:time-value="PT00H26M38S" calcext:value-type="time">
            <text:p>00:26:3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rcnq</text:p>
          </table:table-cell>
          <table:table-cell table:style-name="ce86" office:value-type="time" office:time-value="PT23H01M12S" calcext:value-type="time">
            <text:p>23:01:12</text:p>
          </table:table-cell>
          <table:table-cell table:style-name="ce86" table:formula="of:=-[.B318]+[.E318]" office:value-type="time" office:time-value="PT00H10M12S" calcext:value-type="time">
            <text:p>00:10:12</text:p>
          </table:table-cell>
          <table:table-cell table:style-name="ce88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30M31S" calcext:value-type="time">
            <text:p>15:30:31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qe.php</text:p>
          </table:table-cell>
          <table:table-cell table:style-name="ce86" office:value-type="time" office:time-value="PT15H37M38S" calcext:value-type="time">
            <text:p>15:37:38</text:p>
          </table:table-cell>
          <table:table-cell table:style-name="ce86" table:formula="of:=-[.B319]+[.E319]" office:value-type="time" office:time-value="PT00H07M07S" calcext:value-type="time">
            <text:p>00:07:07</text:p>
          </table:table-cell>
          <table:table-cell table:style-name="ce88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3H52M28S" calcext:value-type="time">
            <text:p>13:52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sdi</text:p>
          </table:table-cell>
          <table:table-cell table:style-name="ce86" office:value-type="time" office:time-value="PT13H58M46S" calcext:value-type="time">
            <text:p>13:58:46</text:p>
          </table:table-cell>
          <table:table-cell table:style-name="ce86" table:formula="of:=-[.B320]+[.E320]" office:value-type="time" office:time-value="PT00H06M18S" calcext:value-type="time">
            <text:p>00:06:18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19M59S" calcext:value-type="time">
            <text:p>16:19:5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.cpp, qe</text:p>
          </table:table-cell>
          <table:table-cell table:style-name="ce86" office:value-type="time" office:time-value="PT16H40M16S" calcext:value-type="time">
            <text:p>16:40:16</text:p>
          </table:table-cell>
          <table:table-cell table:style-name="ce86" table:formula="of:=-[.B321]+[.E321]" office:value-type="time" office:time-value="PT00H20M17S" calcext:value-type="time">
            <text:p>00:20:17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7H53M28S" calcext:value-type="time">
            <text:p>17:53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2.cpp, qe2, lfn.c, lfn. U</text:p>
          </table:table-cell>
          <table:table-cell table:style-name="ce86" office:value-type="time" office:time-value="PT18H12M48S" calcext:value-type="time">
            <text:p>18:12:48</text:p>
          </table:table-cell>
          <table:table-cell table:style-name="ce86" table:formula="of:=-[.B322]+[.E322]" office:value-type="time" office:time-value="PT00H19M20S" calcext:value-type="time">
            <text:p>00:19:20</text:p>
          </table:table-cell>
          <table:table-cell table:style-name="ce25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36M19S" calcext:value-type="time">
            <text:p>19:36:1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xsy</text:p>
          </table:table-cell>
          <table:table-cell table:style-name="ce86" office:value-type="time" office:time-value="PT19H47M45S" calcext:value-type="time">
            <text:p>19:47:45</text:p>
          </table:table-cell>
          <table:table-cell table:style-name="ce86" table:formula="of:=-[.B323]+[.E323]" office:value-type="time" office:time-value="PT00H11M26S" calcext:value-type="time">
            <text:p>00:11:26</text:p>
          </table:table-cell>
          <table:table-cell table:style-name="ce88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0H36M46S" calcext:value-type="time">
            <text:p>20:36:46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piecho</text:p>
          </table:table-cell>
          <table:table-cell table:style-name="ce86" office:value-type="time" office:time-value="PT20H59M42S" calcext:value-type="time">
            <text:p>20:59:42</text:p>
          </table:table-cell>
          <table:table-cell table:style-name="ce86" table:formula="of:=-[.B324]+[.E324]" office:value-type="time" office:time-value="PT00H22M56S" calcext:value-type="time">
            <text:p>00:22:56</text:p>
          </table:table-cell>
          <table:table-cell table:style-name="ce88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22M46S" calcext:value-type="time">
            <text:p>15:22:46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hks</text:p>
          </table:table-cell>
          <table:table-cell table:style-name="ce86" office:value-type="time" office:time-value="PT15H42M15S" calcext:value-type="time">
            <text:p>15:42:15</text:p>
          </table:table-cell>
          <table:table-cell table:style-name="ce86" table:formula="of:=-[.B325]+[.E325]" office:value-type="time" office:time-value="PT00H19M29S" calcext:value-type="time">
            <text:p>00:19:29</text:p>
          </table:table-cell>
          <table:table-cell table:style-name="ce88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00H56M24S" calcext:value-type="time">
            <text:p>00:56:24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planb, ap</text:p>
          </table:table-cell>
          <table:table-cell table:style-name="ce86" office:value-type="time" office:time-value="PT01H13M03S" calcext:value-type="time">
            <text:p>01:13:03</text:p>
          </table:table-cell>
          <table:table-cell table:style-name="ce86" table:formula="of:=-[.B326]+[.E326]" office:value-type="time" office:time-value="PT00H16M39S" calcext:value-type="time">
            <text:p>00:16:39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24M08S" calcext:value-type="time">
            <text:p>16:24:08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3.c</text:p>
          </table:table-cell>
          <table:table-cell table:style-name="ce86" office:value-type="time" office:time-value="PT16H38M04S" calcext:value-type="time">
            <text:p>16:38:04</text:p>
          </table:table-cell>
          <table:table-cell table:style-name="ce86" table:formula="of:=-[.B327]+[.E327]" office:value-type="time" office:time-value="PT00H13M56S" calcext:value-type="time">
            <text:p>00:13:56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55M12S" calcext:value-type="time">
            <text:p>19:55:12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4.c, fpt.c, fpt, href1.c, href1, l.html</text:p>
          </table:table-cell>
          <table:table-cell table:style-name="ce86" office:value-type="time" office:time-value="PT20H44M39S" calcext:value-type="time">
            <text:p>20:44:39</text:p>
          </table:table-cell>
          <table:table-cell table:style-name="ce86" table:formula="of:=-[.B328]+[.E328]" office:value-type="time" office:time-value="PT00H49M27S" calcext:value-type="time">
            <text:p>00:49:27</text:p>
          </table:table-cell>
          <table:table-cell table:style-name="ce88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PI update; git</text:p>
          </table:table-cell>
          <table:table-cell table:style-name="ce86" office:value-type="time" office:time-value="PT14H30M00S" calcext:value-type="time">
            <text:p>14:30:00</text:p>
          </table:table-cell>
          <table:table-cell table:style-name="ce86" table:formula="of:=-[.B329]+[.E329]" office:value-type="time" office:time-value="PT01H31M00S" calcext:value-type="time">
            <text:p>01:31:00</text:p>
          </table:table-cell>
          <table:table-cell table:style-name="ce88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4H34M05S" calcext:value-type="time">
            <text:p>14:34:05</text:p>
          </table:table-cell>
          <table:table-cell table:style-name="ce66" office:value-type="date" office:date-value="2017-09-26" calcext:value-type="date">
            <text:p>09/26/17</text:p>
          </table:table-cell>
          <table:table-cell office:value-type="string" calcext:value-type="string">
            <text:p>eqvp</text:p>
          </table:table-cell>
          <table:table-cell table:style-name="ce86" office:value-type="time" office:time-value="PT14H41M22S" calcext:value-type="time">
            <text:p>14:41:22</text:p>
          </table:table-cell>
          <table:table-cell table:style-name="ce86" table:formula="of:=-[.B330]+[.E330]" office:value-type="time" office:time-value="PT00H07M17S" calcext:value-type="time">
            <text:p>00:07:17</text:p>
          </table:table-cell>
          <table:table-cell table:style-name="ce88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wl.c, wl</text:p>
          </table:table-cell>
          <table:table-cell table:style-name="ce86" office:value-type="time" office:time-value="PT20H11M00S" calcext:value-type="time">
            <text:p>20:11:00</text:p>
          </table:table-cell>
          <table:table-cell table:style-name="ce86" table:formula="of:=-[.B331]+[.E331]" office:value-type="time" office:time-value="PT00H10M00S" calcext:value-type="time">
            <text:p>00:10:00</text:p>
          </table:table-cell>
          <table:table-cell table:style-name="ce88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wl2.c, wl2</text:p>
          </table:table-cell>
          <table:table-cell table:style-name="ce86" office:value-type="time" office:time-value="PT19H57M13S" calcext:value-type="time">
            <text:p>19:57:13</text:p>
          </table:table-cell>
          <table:table-cell table:style-name="ce86" table:formula="of:=-[.B332]+[.E332]" office:value-type="time" office:time-value="PT00H13M13S" calcext:value-type="time">
            <text:p>00:13:13</text:p>
          </table:table-cell>
          <table:table-cell table:style-name="ce88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2" calcext:value-type="float">
            <text:p>22</text:p>
          </table:table-cell>
          <table:table-cell table:style-name="ce102" office:value-type="date" office:date-value="2017-09-01" calcext:value-type="date">
            <text:p>09/01/17</text:p>
          </table:table-cell>
          <table:table-cell table:style-name="ce102" office:value-type="date" office:date-value="2017-09-22" calcext:value-type="date">
            <text:p>09/22/17</text:p>
          </table:table-cell>
          <table:table-cell table:style-name="ce102" office:value-type="date" office:date-value="2017-09-27" calcext:value-type="date">
            <text:p>09/27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8" calcext:value-type="float">
            <text:p>8</text:p>
          </table:table-cell>
          <table:table-cell table:style-name="ce102" office:value-type="date" office:date-value="2017-09-03" calcext:value-type="date">
            <text:p>09/03/17</text:p>
          </table:table-cell>
          <table:table-cell table:style-name="ce102" office:value-type="date" office:date-value="2017-09-23" calcext:value-type="date">
            <text:p>09/23/17</text:p>
          </table:table-cell>
          <table:table-cell table:style-name="ce102" office:value-type="date" office:date-value="2017-09-29" calcext:value-type="date">
            <text:p>09/2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09-18" calcext:value-type="date">
            <text:p>09/18/17</text:p>
          </table:table-cell>
          <table:table-cell table:style-name="ce102" office:value-type="date" office:date-value="2017-09-25" calcext:value-type="date">
            <text:p>09/25/17</text:p>
          </table:table-cell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02"/>
          <table:table-cell table:number-columns-repeated="1011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03M00S" calcext:value-type="time">
            <text:p>09:03:0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Pi update; nbg, nc, f(n)htpi0, f(n)htpi1</text:p>
          </table:table-cell>
          <table:table-cell table:style-name="ce86" office:value-type="time" office:time-value="PT10H31M00S" calcext:value-type="time">
            <text:p>10:31:00</text:p>
          </table:table-cell>
          <table:table-cell table:style-name="ce86" table:formula="of:=-[.B346]+[.E346]" office:value-type="time" office:time-value="PT01H28M00S" calcext:value-type="time">
            <text:p>01:28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0M43S" calcext:value-type="time">
            <text:p>21:50:43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tl7, tl77</text:p>
          </table:table-cell>
          <table:table-cell table:style-name="ce86" office:value-type="time" office:time-value="PT21H59M14S" calcext:value-type="time">
            <text:p>21:59:14</text:p>
          </table:table-cell>
          <table:table-cell table:style-name="ce86" table:formula="of:=-[.B347]+[.E347]" office:value-type="time" office:time-value="PT00H08M31S" calcext:value-type="time">
            <text:p>00:08:31</text:p>
          </table:table-cell>
          <table:table-cell table:style-name="ce88" table:formula="of:=SUM([.F346:.F347])" office:value-type="time" office:time-value="PT01H36M31S" calcext:value-type="time">
            <text:p>01:36:3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0M25S" calcext:value-type="time">
            <text:p>10:20:25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h, mcd</text:p>
          </table:table-cell>
          <table:table-cell table:style-name="ce86" office:value-type="time" office:time-value="PT10H40M49S" calcext:value-type="time">
            <text:p>10:40:49</text:p>
          </table:table-cell>
          <table:table-cell table:style-name="ce86" table:formula="of:=-[.B348]+[.E348]" office:value-type="time" office:time-value="PT00H20M24S" calcext:value-type="time">
            <text:p>00:20:24</text:p>
          </table:table-cell>
          <table:table-cell table:style-name="ce88" table:formula="of:=SUM([.F348:.F348])" office:value-type="time" office:time-value="PT00H20M24S" calcext:value-type="time">
            <text:p>00:20:2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04S" calcext:value-type="time">
            <text:p>00:23:04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t.c, nt</text:p>
          </table:table-cell>
          <table:table-cell table:style-name="ce86" office:value-type="time" office:time-value="PT00H45M22S" calcext:value-type="time">
            <text:p>00:45:22</text:p>
          </table:table-cell>
          <table:table-cell table:style-name="ce86" table:formula="of:=-[.B349]+[.E349]" office:value-type="time" office:time-value="PT00H22M18S" calcext:value-type="time">
            <text:p>00:22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03M00S" calcext:value-type="time">
            <text:p>20:03:0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update, hb</text:p>
          </table:table-cell>
          <table:table-cell table:style-name="ce86" office:value-type="time" office:time-value="PT20H45M00S" calcext:value-type="time">
            <text:p>20:45:00</text:p>
          </table:table-cell>
          <table:table-cell table:style-name="ce86" table:formula="of:=-[.B350]+[.E350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13M57S" calcext:value-type="time">
            <text:p>23:13:57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dme</text:p>
          </table:table-cell>
          <table:table-cell table:style-name="ce86" office:value-type="time" office:time-value="PT23H27M41S" calcext:value-type="time">
            <text:p>23:27:41</text:p>
          </table:table-cell>
          <table:table-cell table:style-name="ce86" table:formula="of:=-[.B351]+[.E351]" office:value-type="time" office:time-value="PT00H13M44S" calcext:value-type="time">
            <text:p>00:13:44</text:p>
          </table:table-cell>
          <table:table-cell table:style-name="ce88" table:formula="of:=SUM([.F350:.F351])" office:value-type="time" office:time-value="PT00H55M44S" calcext:value-type="time">
            <text:p>00:55:4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13M00S" calcext:value-type="time">
            <text:p>12:13:0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dqb</text:p>
          </table:table-cell>
          <table:table-cell table:style-name="ce86" office:value-type="time" office:time-value="PT12H24M49S" calcext:value-type="time">
            <text:p>12:24:49</text:p>
          </table:table-cell>
          <table:table-cell table:style-name="ce86" table:formula="of:=-[.B352]+[.E352]" office:value-type="time" office:time-value="PT00H11M49S" calcext:value-type="time">
            <text:p>00:11:49</text:p>
          </table:table-cell>
          <table:table-cell table:style-name="ce88" table:formula="of:=SUM([.F352:.F352])" office:value-type="time" office:time-value="PT00H11M49S" calcext:value-type="time">
            <text:p>00:11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6M00S" calcext:value-type="time">
            <text:p>10:26:0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pgaa</text:p>
          </table:table-cell>
          <table:table-cell table:style-name="ce86" office:value-type="time" office:time-value="PT17H28M05S" calcext:value-type="time">
            <text:p>17:28:05</text:p>
          </table:table-cell>
          <table:table-cell table:style-name="ce86" table:formula="of:=-[.B353]+[.E353]" office:value-type="time" office:time-value="PT07H02M05S" calcext:value-type="time">
            <text:p>07:02:05</text:p>
          </table:table-cell>
          <table:table-cell table:style-name="ce88" table:formula="of:=SUM([.F353:.F353])" office:value-type="time" office:time-value="PT07H02M05S" calcext:value-type="time">
            <text:p>07:02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wl3, wl3.c</text:p>
          </table:table-cell>
          <table:table-cell table:style-name="ce86" office:value-type="time" office:time-value="PT10H28M49S" calcext:value-type="time">
            <text:p>10:28:49</text:p>
          </table:table-cell>
          <table:table-cell table:style-name="ce86" table:formula="of:=-[.B354]+[.E354]" office:value-type="time" office:time-value="PT00H17M49S" calcext:value-type="time">
            <text:p>00:17:49</text:p>
          </table:table-cell>
          <table:table-cell table:style-name="ce88" table:formula="of:=SUM([.F354:.F354])" office:value-type="time" office:time-value="PT00H17M49S" calcext:value-type="time">
            <text:p>00:17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47M34S" calcext:value-type="time">
            <text:p>09:47:34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update, 5hd</text:p>
          </table:table-cell>
          <table:table-cell table:style-name="ce86" office:value-type="time" office:time-value="PT10H49M00S" calcext:value-type="time">
            <text:p>10:49:00</text:p>
          </table:table-cell>
          <table:table-cell table:style-name="ce86" table:formula="of:=-[.B355]+[.E355]" office:value-type="time" office:time-value="PT01H01M26S" calcext:value-type="time">
            <text:p>01:01:2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28M00S" calcext:value-type="time">
            <text:p>15:28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86" office:value-type="time" office:time-value="PT15H39M00S" calcext:value-type="time">
            <text:p>15:39:00</text:p>
          </table:table-cell>
          <table:table-cell table:style-name="ce86" table:formula="of:=-[.B356]+[.E356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86" office:value-type="time" office:time-value="PT22H11M45S" calcext:value-type="time">
            <text:p>22:11:45</text:p>
          </table:table-cell>
          <table:table-cell table:style-name="ce86" table:formula="of:=-[.B357]+[.E357]" office:value-type="time" office:time-value="PT00H09M45S" calcext:value-type="time">
            <text:p>00:09:45</text:p>
          </table:table-cell>
          <table:table-cell table:style-name="ce88" table:formula="of:=SUM([.F355:.F357])" office:value-type="time" office:time-value="PT01H22M11S" calcext:value-type="time">
            <text:p>01:22:1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4H42M00S" calcext:value-type="time">
            <text:p>14:42:0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86" office:value-type="time" office:time-value="PT14H59M02S" calcext:value-type="time">
            <text:p>14:59:02</text:p>
          </table:table-cell>
          <table:table-cell table:style-name="ce86" table:formula="of:=-[.B358]+[.E358]" office:value-type="time" office:time-value="PT00H17M02S" calcext:value-type="time">
            <text:p>00:17:02</text:p>
          </table:table-cell>
          <table:table-cell table:style-name="ce88" table:formula="of:=SUM([.F358:.F358])" office:value-type="time" office:time-value="PT00H17M02S" calcext:value-type="time">
            <text:p>00:17:0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86" office:value-type="time" office:time-value="PT10H21M04S" calcext:value-type="time">
            <text:p>10:21:04</text:p>
          </table:table-cell>
          <table:table-cell table:style-name="ce86" table:formula="of:=-[.B359]+[.E359]" office:value-type="time" office:time-value="PT00H08M04S" calcext:value-type="time">
            <text:p>00:08:04</text:p>
          </table:table-cell>
          <table:table-cell table:style-name="ce88" table:formula="of:=SUM([.F359:.F359])" office:value-type="time" office:time-value="PT00H08M04S" calcext:value-type="time">
            <text:p>00:08:0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2M00S" calcext:value-type="time">
            <text:p>10:2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86" office:value-type="time" office:time-value="PT10H38M50S" calcext:value-type="time">
            <text:p>10:38:50</text:p>
          </table:table-cell>
          <table:table-cell table:style-name="ce86" table:formula="of:=-[.B360]+[.E360]" office:value-type="time" office:time-value="PT00H16M50S" calcext:value-type="time">
            <text:p>00:16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39M00S" calcext:value-type="time">
            <text:p>10:39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86" office:value-type="time" office:time-value="PT10H41M48S" calcext:value-type="time">
            <text:p>10:41:48</text:p>
          </table:table-cell>
          <table:table-cell table:style-name="ce86" table:formula="of:=-[.B361]+[.E361]" office:value-type="time" office:time-value="PT00H02M48S" calcext:value-type="time">
            <text:p>00:02:4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42M00S" calcext:value-type="time">
            <text:p>10:4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86" office:value-type="time" office:time-value="PT10H46M50S" calcext:value-type="time">
            <text:p>10:46:50</text:p>
          </table:table-cell>
          <table:table-cell table:style-name="ce86" table:formula="of:=-[.B362]+[.E362]" office:value-type="time" office:time-value="PT00H04M50S" calcext:value-type="time">
            <text:p>00:04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54M00S" calcext:value-type="time">
            <text:p>10:54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86" office:value-type="time" office:time-value="PT11H14M37S" calcext:value-type="time">
            <text:p>11:14:37</text:p>
          </table:table-cell>
          <table:table-cell table:style-name="ce86" table:formula="of:=-[.B363]+[.E363]" office:value-type="time" office:time-value="PT00H20M37S" calcext:value-type="time">
            <text:p>00:20:37</text:p>
          </table:table-cell>
          <table:table-cell table:style-name="ce88" table:formula="of:=SUM([.F360:.F363])" office:value-type="time" office:time-value="PT00H45M05S" calcext:value-type="time">
            <text:p>00:45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86" office:value-type="time" office:time-value="PT16H21M33S" calcext:value-type="time">
            <text:p>16:21:33</text:p>
          </table:table-cell>
          <table:table-cell table:style-name="ce86" table:formula="of:=-[.B364]+[.E364]" office:value-type="time" office:time-value="PT00H10M33S" calcext:value-type="time">
            <text:p>00:10:33</text:p>
          </table:table-cell>
          <table:table-cell table:style-name="ce88" table:formula="of:=SUM([.F364:.F364])" office:value-type="time" office:time-value="PT00H10M33S" calcext:value-type="time">
            <text:p>00:10:3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10M00S" calcext:value-type="time">
            <text:p>22:10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86" office:value-type="time" office:time-value="PT22H45M02S" calcext:value-type="time">
            <text:p>22:45:02</text:p>
          </table:table-cell>
          <table:table-cell table:style-name="ce86" table:formula="of:=-[.B365]+[.E365]" office:value-type="time" office:time-value="PT00H35M02S" calcext:value-type="time">
            <text:p>00:35:0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86" office:value-type="time" office:time-value="PT23H22M03S" calcext:value-type="time">
            <text:p>23:22:03</text:p>
          </table:table-cell>
          <table:table-cell table:style-name="ce86" table:formula="of:=-[.B366]+[.E366]" office:value-type="time" office:time-value="PT00H31M03S" calcext:value-type="time">
            <text:p>00:31:0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21M05S" calcext:value-type="time">
            <text:p>23:21:05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86" office:value-type="time" office:time-value="PT23H22M06S" calcext:value-type="time">
            <text:p>23:22:06</text:p>
          </table:table-cell>
          <table:table-cell table:style-name="ce86" table:formula="of:=-[.B367]+[.E367]" office:value-type="time" office:time-value="PT00H01M01S" calcext:value-type="time">
            <text:p>00:01:01</text:p>
          </table:table-cell>
          <table:table-cell table:style-name="ce88" table:formula="of:=SUM([.F365:.F367])" office:value-type="time" office:time-value="PT01H07M06S" calcext:value-type="time">
            <text:p>01:07:0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86" office:value-type="time" office:time-value="PT13H28M35S" calcext:value-type="time">
            <text:p>13:28:35</text:p>
          </table:table-cell>
          <table:table-cell table:style-name="ce86" table:formula="of:=-[.B368]+[.E368]" office:value-type="time" office:time-value="PT00H27M35S" calcext:value-type="time">
            <text:p>00:27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4H05M00S" calcext:value-type="time">
            <text:p>14:05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86" office:value-type="time" office:time-value="PT15H05M08S" calcext:value-type="time">
            <text:p>15:05:08</text:p>
          </table:table-cell>
          <table:table-cell table:style-name="ce86" table:formula="of:=-[.B369]+[.E369]" office:value-type="time" office:time-value="PT01H00M08S" calcext:value-type="time">
            <text:p>01:00:0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04M07S" calcext:value-type="time">
            <text:p>15:04:07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86" office:value-type="time" office:time-value="PT15H00M25S" calcext:value-type="time">
            <text:p>15:00:25</text:p>
          </table:table-cell>
          <table:table-cell table:style-name="ce86" table:formula="of:=-[.B370]+[.E370]" office:value-type="time" office:time-value="-PT00H03M42S" calcext:value-type="time">
            <text:p>23:56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03M00S" calcext:value-type="time">
            <text:p>23:03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86" office:value-type="time" office:time-value="PT23H34M07S" calcext:value-type="time">
            <text:p>23:34:07</text:p>
          </table:table-cell>
          <table:table-cell table:style-name="ce86" table:formula="of:=-[.B371]+[.E371]" office:value-type="time" office:time-value="PT00H31M07S" calcext:value-type="time">
            <text:p>00:31:0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33M01S" calcext:value-type="time">
            <text:p>23:33:01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86" office:value-type="time" office:time-value="PT23H33M39S" calcext:value-type="time">
            <text:p>23:33:39</text:p>
          </table:table-cell>
          <table:table-cell table:style-name="ce86" table:formula="of:=-[.B372]+[.E372]" office:value-type="time" office:time-value="PT00H00M38S" calcext:value-type="time">
            <text:p>00:00:38</text:p>
          </table:table-cell>
          <table:table-cell table:style-name="ce88" table:formula="of:=SUM([.F368:.F372])" office:value-type="time" office:time-value="PT01H55M46S" calcext:value-type="time">
            <text:p>01:55:4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44M00S" calcext:value-type="time">
            <text:p>22:44:0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86" office:value-type="time" office:time-value="PT23H05M10S" calcext:value-type="time">
            <text:p>23:05:10</text:p>
          </table:table-cell>
          <table:table-cell table:style-name="ce86" table:formula="of:=-[.B373]+[.E373]" office:value-type="time" office:time-value="PT00H21M10S" calcext:value-type="time">
            <text:p>00:21:10</text:p>
          </table:table-cell>
          <table:table-cell table:style-name="ce88" table:formula="of:=SUM([.F373:.F373])" office:value-type="time" office:time-value="PT00H21M10S" calcext:value-type="time">
            <text:p>00:21:1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8H01M00S" calcext:value-type="time">
            <text:p>18:0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EMERGENCE: 02 folder, README, README.txt</text:p>
          </table:table-cell>
          <table:table-cell table:style-name="ce86" office:value-type="time" office:time-value="PT18H33M00S" calcext:value-type="time">
            <text:p>18:33:00</text:p>
          </table:table-cell>
          <table:table-cell table:style-name="ce86" table:formula="of:=-[.B374]+[.E374]" office:value-type="time" office:time-value="PT00H32M00S" calcext:value-type="time">
            <text:p>00:3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3q</text:p>
          </table:table-cell>
          <table:table-cell table:style-name="ce86" office:value-type="time" office:time-value="PT19H58M47S" calcext:value-type="time">
            <text:p>19:58:47</text:p>
          </table:table-cell>
          <table:table-cell table:style-name="ce86" table:formula="of:=-[.B375]+[.E375]" office:value-type="time" office:time-value="PT00H14M47S" calcext:value-type="time">
            <text:p>00:14:4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11M00S" calcext:value-type="time">
            <text:p>20:1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Update; 02 directory to coding_n</text:p>
          </table:table-cell>
          <table:table-cell table:style-name="ce86" office:value-type="time" office:time-value="PT21H06M55S" calcext:value-type="time">
            <text:p>21:06:55</text:p>
          </table:table-cell>
          <table:table-cell table:style-name="ce86" table:formula="of:=-[.B376]+[.E376]" office:value-type="time" office:time-value="PT00H55M55S" calcext:value-type="time">
            <text:p>00:55:55</text:p>
          </table:table-cell>
          <table:table-cell table:style-name="ce88" table:formula="of:=SUM([.F374:.F376])" office:value-type="time" office:time-value="PT01H42M42S" calcext:value-type="time">
            <text:p>01:42:4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27M00S" calcext:value-type="time">
            <text:p>17:27:00</text:p>
          </table:table-cell>
          <table:table-cell table:style-name="ce66" office:value-type="date" office:date-value="2017-10-30" calcext:value-type="date">
            <text:p>10/30/17</text:p>
          </table:table-cell>
          <table:table-cell office:value-type="string" calcext:value-type="string">
            <text:p>c1</text:p>
          </table:table-cell>
          <table:table-cell table:style-name="ce86" office:value-type="time" office:time-value="PT17H40M43S" calcext:value-type="time">
            <text:p>17:40:43</text:p>
          </table:table-cell>
          <table:table-cell table:style-name="ce86" table:formula="of:=-[.B377]+[.E377]" office:value-type="time" office:time-value="PT00H13M43S" calcext:value-type="time">
            <text:p>00:13:43</text:p>
          </table:table-cell>
          <table:table-cell table:style-name="ce88" table:formula="of:=SUM([.F377:.F377])" office:value-type="time" office:time-value="PT00H13M43S" calcext:value-type="time">
            <text:p>00:13: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style-name="ce102" office:value-type="date" office:date-value="2017-10-06" calcext:value-type="date">
            <text:p>10/06/17</text:p>
          </table:table-cell>
          <table:table-cell table:style-name="ce102" office:value-type="date" office:date-value="2017-10-19" calcext:value-type="date">
            <text:p>10/19/17</text:p>
          </table:table-cell>
          <table:table-cell table:style-name="ce102" office:value-type="date" office:date-value="2017-10-25" calcext:value-type="date">
            <text:p>10/25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10-09" calcext:value-type="date">
            <text:p>10/09/17</text:p>
          </table:table-cell>
          <table:table-cell table:style-name="ce102" office:value-type="date" office:date-value="2017-10-20" calcext:value-type="date">
            <text:p>10/20/17</text:p>
          </table:table-cell>
          <table:table-cell table:style-name="ce102" office:value-type="date" office:date-value="2017-10-26" calcext:value-type="date">
            <text:p>10/26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0-12" calcext:value-type="date">
            <text:p>10/12/17</text:p>
          </table:table-cell>
          <table:table-cell table:style-name="ce102" office:value-type="date" office:date-value="2017-10-22" calcext:value-type="date">
            <text:p>10/22/17</text:p>
          </table:table-cell>
          <table:table-cell table:style-name="ce102" office:value-type="date" office:date-value="2017-10-27" calcext:value-type="date">
            <text:p>10/27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style-name="ce102" office:value-type="date" office:date-value="2017-10-23" calcext:value-type="date">
            <text:p>10/23/17</text:p>
          </table:table-cell>
          <table:table-cell table:style-name="ce102" office:value-type="date" office:date-value="2017-10-28" calcext:value-type="date">
            <text:p>10/2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0-24" calcext:value-type="date">
            <text:p>10/24/17</text:p>
          </table:table-cell>
          <table:table-cell table:style-name="ce102" office:value-type="date" office:date-value="2017-10-29" calcext:value-type="date">
            <text:p>10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102"/>
          <table:table-cell table:style-name="ce102" office:value-type="date" office:date-value="2017-10-31" calcext:value-type="date">
            <text:p>10/3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8M00S" calcext:value-type="time">
            <text:p>10:18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.sh</text:p>
          </table:table-cell>
          <table:table-cell table:style-name="ce86" office:value-type="time" office:time-value="PT10H38M06S" calcext:value-type="time">
            <text:p>10:38:06</text:p>
          </table:table-cell>
          <table:table-cell table:style-name="ce86" table:formula="of:=-[.B391]+[.E391]" office:value-type="time" office:time-value="PT00H20M06S" calcext:value-type="time">
            <text:p>00:20:0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0M00S" calcext:value-type="time">
            <text:p>22:50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s.sh</text:p>
          </table:table-cell>
          <table:table-cell table:style-name="ce86" office:value-type="time" office:time-value="PT23H03M19S" calcext:value-type="time">
            <text:p>23:03:19</text:p>
          </table:table-cell>
          <table:table-cell table:style-name="ce86" table:formula="of:=-[.B392]+[.E392]" office:value-type="time" office:time-value="PT00H13M19S" calcext:value-type="time">
            <text:p>00:13:19</text:p>
          </table:table-cell>
          <table:table-cell table:style-name="ce88" table:formula="of:=SUM([.F391:.F392])" office:value-type="time" office:time-value="PT00H33M25S" calcext:value-type="time">
            <text:p>00:33:2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33S" calcext:value-type="time">
            <text:p>00:23:33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py.py</text:p>
          </table:table-cell>
          <table:table-cell table:style-name="ce86" office:value-type="time" office:time-value="PT00H37M52S" calcext:value-type="time">
            <text:p>00:37:52</text:p>
          </table:table-cell>
          <table:table-cell table:style-name="ce86" table:formula="of:=-[.B393]+[.E393]" office:value-type="time" office:time-value="PT00H14M19S" calcext:value-type="time">
            <text:p>00:14:19</text:p>
          </table:table-cell>
          <table:table-cell table:style-name="ce88" table:formula="of:=SUM([.F393:.F393])" office:value-type="time" office:time-value="PT00H14M19S" calcext:value-type="time">
            <text:p>00:14:1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1H18M00S" calcext:value-type="time">
            <text:p>11:18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tiakp</text:p>
          </table:table-cell>
          <table:table-cell table:style-name="ce86" office:value-type="time" office:time-value="PT11H26M46S" calcext:value-type="time">
            <text:p>11:26:46</text:p>
          </table:table-cell>
          <table:table-cell table:style-name="ce86" table:formula="of:=-[.B394]+[.E394]" office:value-type="time" office:time-value="PT00H08M46S" calcext:value-type="time">
            <text:p>00:08:4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id, pi_n directory</text:p>
          </table:table-cell>
          <table:table-cell table:style-name="ce86" office:value-type="time" office:time-value="PT22H16M52S" calcext:value-type="time">
            <text:p>22:16:52</text:p>
          </table:table-cell>
          <table:table-cell table:style-name="ce86" table:formula="of:=-[.B395]+[.E395]" office:value-type="time" office:time-value="PT00H14M52S" calcext:value-type="time">
            <text:p>00:14:52</text:p>
          </table:table-cell>
          <table:table-cell table:style-name="ce88" table:formula="of:=SUM([.F394:.F395])" office:value-type="time" office:time-value="PT00H23M38S" calcext:value-type="time">
            <text:p>00:23:3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58M00S" calcext:value-type="time">
            <text:p>22:58:0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bc</text:p>
          </table:table-cell>
          <table:table-cell table:style-name="ce86" office:value-type="time" office:time-value="PT23H02M21S" calcext:value-type="time">
            <text:p>23:02:21</text:p>
          </table:table-cell>
          <table:table-cell table:style-name="ce86" table:formula="of:=-[.B396]+[.E396]" office:value-type="time" office:time-value="PT00H04M21S" calcext:value-type="time">
            <text:p>00:04:21</text:p>
          </table:table-cell>
          <table:table-cell table:style-name="ce88" table:formula="of:=SUM([.F396:.F396])" office:value-type="time" office:time-value="PT00H04M21S" calcext:value-type="time">
            <text:p>00:04:2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18M00S" calcext:value-type="time">
            <text:p>15:18:0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ksn.sh</text:p>
          </table:table-cell>
          <table:table-cell table:style-name="ce86" office:value-type="time" office:time-value="PT15H32M30S" calcext:value-type="time">
            <text:p>15:32:30</text:p>
          </table:table-cell>
          <table:table-cell table:style-name="ce86" table:formula="of:=-[.B397]+[.E397]" office:value-type="time" office:time-value="PT00H14M30S" calcext:value-type="time">
            <text:p>00:14:30</text:p>
          </table:table-cell>
          <table:table-cell table:style-name="ce88" table:formula="of:=SUM([.F397:.F397])" office:value-type="time" office:time-value="PT00H14M30S" calcext:value-type="time">
            <text:p>00:14:3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6H30M00S" calcext:value-type="time">
            <text:p>06:30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86" office:value-type="time" office:time-value="PT06H38M35S" calcext:value-type="time">
            <text:p>06:38:35</text:p>
          </table:table-cell>
          <table:table-cell table:style-name="ce86" table:formula="of:=-[.B398]+[.E398]" office:value-type="time" office:time-value="PT00H08M35S" calcext:value-type="time">
            <text:p>00:08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8H11M00S" calcext:value-type="time">
            <text:p>08:11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86" office:value-type="time" office:time-value="PT08H16M38S" calcext:value-type="time">
            <text:p>08:16:38</text:p>
          </table:table-cell>
          <table:table-cell table:style-name="ce86" table:formula="of:=-[.B399]+[.E399]" office:value-type="time" office:time-value="PT00H05M38S" calcext:value-type="time">
            <text:p>00:05:38</text:p>
          </table:table-cell>
          <table:table-cell table:style-name="ce88" table:formula="of:=SUM([.F398:.F399])" office:value-type="time" office:time-value="PT00H14M13S" calcext:value-type="time">
            <text:p>00:1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me</text:p>
          </table:table-cell>
          <table:table-cell table:style-name="ce86" office:value-type="time" office:time-value="PT16H12M44S" calcext:value-type="time">
            <text:p>16:12:44</text:p>
          </table:table-cell>
          <table:table-cell table:style-name="ce86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16H23M00S" calcext:value-type="time">
            <text:p>16:23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##</text:p>
          </table:table-cell>
          <table:table-cell table:style-name="ce86" office:value-type="time" office:time-value="PT16H26M30S" calcext:value-type="time">
            <text:p>16:26:30</text:p>
          </table:table-cell>
          <table:table-cell table:style-name="ce86" table:formula="of:=-[.B401]+[.E401]" office:value-type="time" office:time-value="PT00H03M30S" calcext:value-type="time">
            <text:p>00:03:30</text:p>
          </table:table-cell>
          <table:table-cell table:style-name="ce88" table:formula="of:=SUM([.F400:.F401])" office:value-type="time" office:time-value="PT00H05M14S" calcext:value-type="time">
            <text:p>00:05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xx</text:p>
          </table:table-cell>
          <table:table-cell table:style-name="ce86" office:value-type="time" office:time-value="PT19H44M13S" calcext:value-type="time">
            <text:p>19:44:13</text:p>
          </table:table-cell>
          <table:table-cell table:style-name="ce86" table:formula="of:=-[.B402]+[.E402]" office:value-type="time" office:time-value="PT02H34M13S" calcext:value-type="time">
            <text:p>02:34:13</text:p>
          </table:table-cell>
          <table:table-cell table:style-name="ce88" table:formula="of:=SUM([.F402:.F402])" office:value-type="time" office:time-value="PT02H34M13S" calcext:value-type="time">
            <text:p>02:3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48M00S" calcext:value-type="time">
            <text:p>15:48:0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PI update: pi_n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table:formula="of:=-[.B403]+[.E403]" office:value-type="time" office:time-value="PT01H01M00S" calcext:value-type="time">
            <text:p>01:01:00</text:p>
          </table:table-cell>
          <table:table-cell table:style-name="ce88" table:formula="of:=SUM([.F403:.F403])" office:value-type="time" office:time-value="PT01H01M00S" calcext:value-type="time">
            <text:p>01:01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86" office:value-type="time" office:time-value="PT19H22M00S" calcext:value-type="time">
            <text:p>19:22:00</text:p>
          </table:table-cell>
          <table:table-cell table:style-name="ce86" table:formula="of:=-[.B404]+[.E404]" office:value-type="time" office:time-value="PT00H22M00S" calcext:value-type="time">
            <text:p>00:2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22M00S" calcext:value-type="time">
            <text:p>19:22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9H30M00S" calcext:value-type="time">
            <text:p>19:3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“01_13072015.txt”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406]+[.E406]" office:value-type="time" office:time-value="PT00H17M00S" calcext:value-type="time">
            <text:p>00:17:00</text:p>
          </table:table-cell>
          <table:table-cell table:style-name="ce88" table:formula="of:=SUM([.F404:.F406])" office:value-type="time" office:time-value="PT00H47M00S" calcext:value-type="time">
            <text:p>00:47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32M00S" calcext:value-type="time">
            <text:p>16:32:0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imn</text:p>
          </table:table-cell>
          <table:table-cell table:style-name="ce86" office:value-type="time" office:time-value="PT16H34M29S" calcext:value-type="time">
            <text:p>16:34:29</text:p>
          </table:table-cell>
          <table:table-cell table:style-name="ce86" table:formula="of:=-[.B407]+[.E407]" office:value-type="time" office:time-value="PT00H02M29S" calcext:value-type="time">
            <text:p>00:02:29</text:p>
          </table:table-cell>
          <table:table-cell table:style-name="ce88" table:formula="of:=SUM([.F407:.F407])" office:value-type="time" office:time-value="PT00H02M29S" calcext:value-type="time">
            <text:p>00:02:2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fsw</text:p>
          </table:table-cell>
          <table:table-cell table:style-name="ce86" office:value-type="time" office:time-value="PT17H11M33S" calcext:value-type="time">
            <text:p>17:11:33</text:p>
          </table:table-cell>
          <table:table-cell table:style-name="ce86" table:formula="of:=-[.B408]+[.E408]" office:value-type="time" office:time-value="PT00H01M33S" calcext:value-type="time">
            <text:p>00:01:3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7H51M17S" calcext:value-type="time">
            <text:p>17:51:17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!</text:p>
          </table:table-cell>
          <table:table-cell table:style-name="ce86" office:value-type="time" office:time-value="PT17H51M58S" calcext:value-type="time">
            <text:p>17:51:58</text:p>
          </table:table-cell>
          <table:table-cell table:style-name="ce86" table:formula="of:=-[.B409]+[.E409]" office:value-type="time" office:time-value="PT00H00M41S" calcext:value-type="time">
            <text:p>00:00:41</text:p>
          </table:table-cell>
          <table:table-cell table:style-name="ce88" table:formula="of:=SUM([.F408:.F409])" office:value-type="time" office:time-value="PT00H02M14S" calcext:value-type="time">
            <text:p>00:02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Pi Update: Version 4.0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86" table:formula="of:=-[.B410]+[.E410]" office:value-type="time" office:time-value="PT00H35M00S" calcext:value-type="time">
            <text:p>00:35:00</text:p>
          </table:table-cell>
          <table:table-cell table:style-name="ce88" table:formula="of:=SUM([.F410:.F410])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3" calcext:value-type="float">
            <text:p>13</text:p>
          </table:table-cell>
          <table:table-cell table:style-name="ce102" office:value-type="date" office:date-value="2017-11-01" calcext:value-type="date">
            <text:p>11/01/17</text:p>
          </table:table-cell>
          <table:table-cell table:style-name="ce102" office:value-type="date" office:date-value="2017-11-10" calcext:value-type="date">
            <text:p>11/10/17</text:p>
          </table:table-cell>
          <table:table-cell table:style-name="ce102" office:value-type="date" office:date-value="2017-11-17" calcext:value-type="date">
            <text:p>11/17/17</text:p>
          </table:table-cell>
          <table:table-cell table:style-name="ce102" office:value-type="date" office:date-value="2017-11-24" calcext:value-type="date">
            <text:p>11/24/1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7" calcext:value-type="float">
            <text:p>17</text:p>
          </table:table-cell>
          <table:table-cell table:style-name="ce102" office:value-type="date" office:date-value="2017-11-04" calcext:value-type="date">
            <text:p>11/04/17</text:p>
          </table:table-cell>
          <table:table-cell table:style-name="ce102" office:value-type="date" office:date-value="2017-11-12" calcext:value-type="date">
            <text:p>11/12/17</text:p>
          </table:table-cell>
          <table:table-cell table:style-name="ce102" office:value-type="date" office:date-value="2017-11-18" calcext:value-type="date">
            <text:p>11/18/17</text:p>
          </table:table-cell>
          <table:table-cell table:style-name="ce102" office:value-type="date" office:date-value="2017-11-27" calcext:value-type="date">
            <text:p>11/27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5" calcext:value-type="date">
            <text:p>11/05/17</text:p>
          </table:table-cell>
          <table:table-cell table:style-name="ce102" office:value-type="date" office:date-value="2017-11-13" calcext:value-type="date">
            <text:p>11/13/17</text:p>
          </table:table-cell>
          <table:table-cell table:style-name="ce110" office:value-type="date" office:date-value="2017-11-21" calcext:value-type="date">
            <text:p>11/21/17</text:p>
          </table:table-cell>
          <table:table-cell table:style-name="ce102" office:value-type="date" office:date-value="2017-11-28" calcext:value-type="date">
            <text:p>11/28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8" calcext:value-type="date">
            <text:p>11/08/17</text:p>
          </table:table-cell>
          <table:table-cell table:style-name="ce102" office:value-type="date" office:date-value="2017-11-16" calcext:value-type="date">
            <text:p>11/16/17</text:p>
          </table:table-cell>
          <table:table-cell table:style-name="ce102" office:value-type="date" office:date-value="2017-11-22" calcext:value-type="date">
            <text:p>11/22/17</text:p>
          </table:table-cell>
          <table:table-cell table:style-name="ce102" office:value-type="date" office:date-value="2017-11-29" calcext:value-type="date">
            <text:p>11/29/17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02"/>
          <table:table-cell/>
          <table:table-cell table:style-name="ce102" office:value-type="date" office:date-value="2017-11-30" calcext:value-type="date">
            <text:p>11/30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32M00S" calcext:value-type="time">
            <text:p>13:32:00</text:p>
          </table:table-cell>
          <table:table-cell table:style-name="ce66" office:value-type="date" office:date-value="2017-12-07" calcext:value-type="date">
            <text:p>12/07/17</text:p>
          </table:table-cell>
          <table:table-cell office:value-type="string" calcext:value-type="string">
            <text:p>tptd</text:p>
          </table:table-cell>
          <table:table-cell table:style-name="ce86" office:value-type="time" office:time-value="PT13H48M00S" calcext:value-type="time">
            <text:p>13:48:00</text:p>
          </table:table-cell>
          <table:table-cell table:style-name="ce86" office:value-type="time" office:time-value="PT00H16M00S" calcext:value-type="time">
            <text:p>00:16:00</text:p>
          </table:table-cell>
          <table:table-cell table:style-name="ce88" table:formula="of:=SUM([.F424:.F424])" office:value-type="time" office:time-value="PT00H16M00S" calcext:value-type="time">
            <text:p>00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42M00S" calcext:value-type="time">
            <text:p>01:42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x</text:p>
          </table:table-cell>
          <table:table-cell table:style-name="ce86" office:value-type="time" office:time-value="PT02H43M00S" calcext:value-type="time">
            <text:p>02:43:00</text:p>
          </table:table-cell>
          <table:table-cell table:style-name="ce86" table:formula="of:=-[.B425]+[.E425]" office:value-type="time" office:time-value="PT01H01M00S" calcext:value-type="time">
            <text:p>01:0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2H55M00S" calcext:value-type="time">
            <text:p>02:55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nird</text:p>
          </table:table-cell>
          <table:table-cell table:style-name="ce86" office:value-type="time" office:time-value="PT03H03M00S" calcext:value-type="time">
            <text:p>03:03:00</text:p>
          </table:table-cell>
          <table:table-cell table:style-name="ce86" table:formula="of:=-[.B426]+[.E426]" office:value-type="time" office:time-value="PT00H08M00S" calcext:value-type="time">
            <text:p>00:08:00</text:p>
          </table:table-cell>
          <table:table-cell table:style-name="ce88" table:formula="of:=SUM([.F425:.F426])" office:value-type="time" office:time-value="PT01H09M00S" calcext:value-type="time">
            <text:p>01:0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np</text:p>
          </table:table-cell>
          <table:table-cell table:style-name="ce86" office:value-type="time" office:time-value="PT22H13M00S" calcext:value-type="time">
            <text:p>22:13:00</text:p>
          </table:table-cell>
          <table:table-cell table:style-name="ce86" table:formula="of:=-[.B427]+[.E427]" office:value-type="time" office:time-value="PT00H00M00S" calcext:value-type="time">
            <text:p>00:00:00</text:p>
          </table:table-cell>
          <table:table-cell table:style-name="ce88" table:formula="of:=SUM([.F427:.F427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1M00S" calcext:value-type="time">
            <text:p>00:01:0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emc.cpp, emc</text:p>
          </table:table-cell>
          <table:table-cell table:style-name="ce86" office:value-type="time" office:time-value="PT00H17M00S" calcext:value-type="time">
            <text:p>00:17:00</text:p>
          </table:table-cell>
          <table:table-cell table:style-name="ce86" table:formula="of:=-[.B428]+[.E428]" office:value-type="time" office:time-value="PT00H16M00S" calcext:value-type="time">
            <text:p>00:16:00</text:p>
          </table:table-cell>
          <table:table-cell table:style-name="ce88" table:formula="of:=SUM([.F428:.F428])" office:value-type="time" office:time-value="PT00H16M00S" calcext:value-type="time">
            <text:p>00:1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06M00S" calcext:value-type="time">
            <text:p>23:06:0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swx</text:p>
          </table:table-cell>
          <table:table-cell table:style-name="ce86" office:value-type="time" office:time-value="PT23H28M00S" calcext:value-type="time">
            <text:p>23:28:00</text:p>
          </table:table-cell>
          <table:table-cell table:style-name="ce86" table:formula="of:=-[.B429]+[.E429]" office:value-type="time" office:time-value="PT00H22M00S" calcext:value-type="time">
            <text:p>00:22:00</text:p>
          </table:table-cell>
          <table:table-cell table:style-name="ce88" table:formula="of:=SUM([.F429:.F429])" office:value-type="time" office:time-value="PT00H22M00S" calcext:value-type="time">
            <text:p>00:22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51M00S" calcext:value-type="time">
            <text:p>15:51:0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artnxfy8.html</text:p>
          </table:table-cell>
          <table:table-cell table:style-name="ce86" office:value-type="time" office:time-value="PT16H12M00S" calcext:value-type="time">
            <text:p>16:12:00</text:p>
          </table:table-cell>
          <table:table-cell table:style-name="ce86" table:formula="of:=-[.B430]+[.E430]" office:value-type="time" office:time-value="PT00H21M00S" calcext:value-type="time">
            <text:p>00:21:00</text:p>
          </table:table-cell>
          <table:table-cell table:style-name="ce88" table:formula="of:=SUM([.F430:.F430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0M00S" calcext:value-type="time">
            <text:p>15:00:0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wk.cpp, wk</text:p>
          </table:table-cell>
          <table:table-cell table:style-name="ce86" office:value-type="time" office:time-value="PT15H33M00S" calcext:value-type="time">
            <text:p>15:33:00</text:p>
          </table:table-cell>
          <table:table-cell table:style-name="ce86" table:formula="of:=-[.B431]+[.E431]" office:value-type="time" office:time-value="PT00H33M00S" calcext:value-type="time">
            <text:p>00:33:00</text:p>
          </table:table-cell>
          <table:table-cell table:style-name="ce88" table:formula="of:=SUM([.F431:.F431])" office:value-type="time" office:time-value="PT00H33M00S" calcext:value-type="time">
            <text:p>00:33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life.cpp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432]+[.E432]" office:value-type="time" office:time-value="PT00H20M00S" calcext:value-type="time">
            <text:p>00:20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2M00S" calcext:value-type="time">
            <text:p>21:52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Pi Update: nxfy8</text:p>
          </table:table-cell>
          <table:table-cell table:style-name="ce86" office:value-type="time" office:time-value="PT22H53M00S" calcext:value-type="time">
            <text:p>22:53:00</text:p>
          </table:table-cell>
          <table:table-cell table:style-name="ce86" table:formula="of:=-[.B433]+[.E433]" office:value-type="time" office:time-value="PT01H01M00S" calcext:value-type="time">
            <text:p>01:01:00</text:p>
          </table:table-cell>
          <table:table-cell table:style-name="ce88" table:formula="of:=SUM([.F432:.F433])" office:value-type="time" office:time-value="PT01H21M00S" calcext:value-type="time">
            <text:p>01:2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8M00S" calcext:value-type="time">
            <text:p>02:58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Pi review: artnxfy8 0.1</text:p>
          </table:table-cell>
          <table:table-cell table:style-name="ce86" office:value-type="time" office:time-value="PT03H32M00S" calcext:value-type="time">
            <text:p>03:32:00</text:p>
          </table:table-cell>
          <table:table-cell table:style-name="ce86" table:formula="of:=-[.B434]+[.E434]" office:value-type="time" office:time-value="PT00H34M00S" calcext:value-type="time">
            <text:p>00:3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cbs.sh, cbs_txt-dir</text:p>
          </table:table-cell>
          <table:table-cell table:style-name="ce86" office:value-type="time" office:time-value="PT03H59M00S" calcext:value-type="time">
            <text:p>03:59:00</text:p>
          </table:table-cell>
          <table:table-cell table:style-name="ce86" table:formula="of:=-[.B435]+[.E435]" office:value-type="time" office:time-value="PT00H04M00S" calcext:value-type="time">
            <text:p>00:04:00</text:p>
          </table:table-cell>
          <table:table-cell table:style-name="ce88" table:formula="of:=SUM([.F434:.F435])" office:value-type="time" office:time-value="PT00H38M00S" calcext:value-type="time">
            <text:p>00:38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27M00S" calcext:value-type="time">
            <text:p>13:27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mfg</text:p>
          </table:table-cell>
          <table:table-cell table:style-name="ce86" office:value-type="time" office:time-value="PT13H43M00S" calcext:value-type="time">
            <text:p>13:43:00</text:p>
          </table:table-cell>
          <table:table-cell table:style-name="ce86" table:formula="of:=-[.B436]+[.E436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ci</text:p>
          </table:table-cell>
          <table:table-cell table:style-name="ce86" office:value-type="time" office:time-value="PT22H43M00S" calcext:value-type="time">
            <text:p>22:43:00</text:p>
          </table:table-cell>
          <table:table-cell table:style-name="ce86" table:formula="of:=-[.B437]+[.E437]" office:value-type="time" office:time-value="PT00H12M00S" calcext:value-type="time">
            <text:p>00:12:00</text:p>
          </table:table-cell>
          <table:table-cell table:style-name="ce88" table:formula="of:=SUM([.F436:.F437])" office:value-type="time" office:time-value="PT00H28M00S" calcext:value-type="time">
            <text:p>00:28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07M00S" calcext:value-type="time">
            <text:p>13:07:00</text:p>
          </table:table-cell>
          <table:table-cell table:style-name="ce66" office:value-type="date" office:date-value="2017-12-30" calcext:value-type="date">
            <text:p>12/30/17</text:p>
          </table:table-cell>
          <table:table-cell office:value-type="string" calcext:value-type="string">
            <text:p>Pi Update: ug, artnxfy8 0.2</text:p>
          </table:table-cell>
          <table:table-cell table:style-name="ce86" office:value-type="time" office:time-value="PT14H48M00S" calcext:value-type="time">
            <text:p>14:48:00</text:p>
          </table:table-cell>
          <table:table-cell table:style-name="ce86" table:formula="of:=-[.B438]+[.E438]" office:value-type="time" office:time-value="PT01H41M00S" calcext:value-type="time">
            <text:p>01:41:00</text:p>
          </table:table-cell>
          <table:table-cell table:style-name="ce88" table:formula="of:=SUM([.F438:.F438])" office:value-type="time" office:time-value="PT01H41M00S" calcext:value-type="time">
            <text:p>01:41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24:.F438])" office:value-type="time" office:time-value="PT07H05M00S" calcext:value-type="time">
            <text:p>07:0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style-name="ce102" office:value-type="date" office:date-value="2017-12-01" calcext:value-type="date">
            <text:p>12/01/17</text:p>
          </table:table-cell>
          <table:table-cell table:style-name="ce102" office:value-type="date" office:date-value="2017-12-05" calcext:value-type="date">
            <text:p>12/05/17</text:p>
          </table:table-cell>
          <table:table-cell table:style-name="ce102" office:value-type="date" office:date-value="2017-12-21" calcext:value-type="date">
            <text:p>12/2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41]/[.K441])" office:value-type="time" office:time-value="PT00H38M38.181818182S" calcext:value-type="time">
            <text:p>00:38:3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0" calcext:value-type="float">
            <text:p>20</text:p>
          </table:table-cell>
          <table:table-cell table:style-name="ce102" office:value-type="date" office:date-value="2017-12-02" calcext:value-type="date">
            <text:p>12/02/17</text:p>
          </table:table-cell>
          <table:table-cell table:style-name="ce106" office:value-type="date" office:date-value="2017-12-06" calcext:value-type="date">
            <text:p>12/06/17</text:p>
          </table:table-cell>
          <table:table-cell table:style-name="ce102" office:value-type="date" office:date-value="2017-12-22" calcext:value-type="date">
            <text:p>12/22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2-03" calcext:value-type="date">
            <text:p>12/03/17</text:p>
          </table:table-cell>
          <table:table-cell table:style-name="ce102" office:value-type="date" office:date-value="2017-12-09" calcext:value-type="date">
            <text:p>12/09/17</text:p>
          </table:table-cell>
          <table:table-cell table:style-name="ce110" office:value-type="date" office:date-value="2017-12-23" calcext:value-type="date">
            <text:p>12/23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6" office:value-type="date" office:date-value="2017-12-04" calcext:value-type="date">
            <text:p>12/04/17</text:p>
          </table:table-cell>
          <table:table-cell table:style-name="ce102" office:value-type="date" office:date-value="2017-12-10" calcext:value-type="date">
            <text:p>12/10/17</text:p>
          </table:table-cell>
          <table:table-cell table:style-name="ce102" office:value-type="date" office:date-value="2017-12-25" calcext:value-type="date">
            <text:p>12/25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2-13" calcext:value-type="date">
            <text:p>12/13/17</text:p>
          </table:table-cell>
          <table:table-cell table:style-name="ce102" office:value-type="date" office:date-value="2017-12-27" calcext:value-type="date">
            <text:p>12/27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)" office:value-type="time" office:time-value="PT275H37M31S" calcext:value-type="time">
            <text:p>275:37:31</text:p>
          </table:table-cell>
          <table:table-cell/>
          <table:table-cell table:style-name="ce102" office:value-type="date" office:date-value="2017-12-15" calcext:value-type="date">
            <text:p>12/15/17</text:p>
          </table:table-cell>
          <table:table-cell table:style-name="ce102" office:value-type="date" office:date-value="2017-12-28" calcext:value-type="date">
            <text:p>12/2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)" office:value-type="float" office:value="197" calcext:value-type="float">
            <text:p>197</text:p>
          </table:table-cell>
          <table:table-cell/>
          <table:table-cell table:style-name="ce102" office:value-type="date" office:date-value="2017-12-16" calcext:value-type="date">
            <text:p>12/16/17</text:p>
          </table:table-cell>
          <table:table-cell table:style-name="ce102" office:value-type="date" office:date-value="2017-12-29" calcext:value-type="date">
            <text:p>12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46]/[.K447])" office:value-type="time" office:time-value="PT01H23M56.807106599S" calcext:value-type="time">
            <text:p>01:23:57</text:p>
          </table:table-cell>
          <table:table-cell/>
          <table:table-cell table:style-name="ce102" office:value-type="date" office:date-value="2017-12-19" calcext:value-type="date">
            <text:p>12/19/17</text:p>
          </table:table-cell>
          <table:table-cell table:style-name="ce102" office:value-type="date" office:date-value="2017-12-31" calcext:value-type="date">
            <text:p>12/31/17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91"/>
          <table:table-cell table:style-name="ce94"/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8-01-16" calcext:value-type="date">
            <text:p>01/16/18</text:p>
          </table:table-cell>
          <table:table-cell office:value-type="string" calcext:value-type="string">
            <text:p>iaam</text:p>
          </table:table-cell>
          <table:table-cell table:style-name="ce86" office:value-type="time" office:time-value="PT21H20M00S" calcext:value-type="time">
            <text:p>21:20:00</text:p>
          </table:table-cell>
          <table:table-cell table:style-name="ce86" table:formula="of:=-[.B452]+[.E452]" office:value-type="time" office:time-value="PT00H20M00S" calcext:value-type="time">
            <text:p>00:20:00</text:p>
          </table:table-cell>
          <table:table-cell table:style-name="ce88" table:formula="of:=SUM([.F452:.F452])" office:value-type="time" office:time-value="PT00H20M00S" calcext:value-type="time">
            <text:p>00:2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5M00S" calcext:value-type="time">
            <text:p>22:15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ae</text:p>
          </table:table-cell>
          <table:table-cell table:style-name="ce86" office:value-type="time" office:time-value="PT22H31M00S" calcext:value-type="time">
            <text:p>22:31:00</text:p>
          </table:table-cell>
          <table:table-cell table:style-name="ce86" table:formula="of:=-[.B453]+[.E453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Estrutura, ddEae</text:p>
          </table:table-cell>
          <table:table-cell table:style-name="ce86" office:value-type="time" office:time-value="PT22H54M00S" calcext:value-type="time">
            <text:p>22:54:00</text:p>
          </table:table-cell>
          <table:table-cell table:style-name="ce86" table:formula="of:=-[.B454]+[.E454]" office:value-type="time" office:time-value="PT00H23M00S" calcext:value-type="time">
            <text:p>00:23:00</text:p>
          </table:table-cell>
          <table:table-cell table:style-name="ce88" table:formula="of:=SUM([.F453:.F454])" office:value-type="time" office:time-value="PT00H39M00S" calcext:value-type="time">
            <text:p>00:3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7M00S" calcext:value-type="time">
            <text:p>02:57:00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90" office:value-type="string" calcext:value-type="string">
            <text:p>00000000001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55]+[.E455]" office:value-type="time" office:time-value="PT00H03M00S" calcext:value-type="time">
            <text:p>00:03:00</text:p>
          </table:table-cell>
          <table:table-cell table:style-name="ce88" table:formula="of:=SUM([.F455:.F455])" office:value-type="time" office:time-value="PT00H03M00S" calcext:value-type="time">
            <text:p>00:0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90" office:value-type="string" calcext:value-type="string">
            <text:p>00000000010, 00000000011</text:p>
          </table:table-cell>
          <table:table-cell table:style-name="ce86" office:value-type="time" office:time-value="PT04H01M00S" calcext:value-type="time">
            <text:p>04:01:00</text:p>
          </table:table-cell>
          <table:table-cell table:style-name="ce86" table:formula="of:=-[.B456]+[.E456]" office:value-type="time" office:time-value="PT00H06M00S" calcext:value-type="time">
            <text:p>00:06:00</text:p>
          </table:table-cell>
          <table:table-cell table:style-name="ce88" table:formula="of:=SUM([.F456:.F456])" office:value-type="time" office:time-value="PT00H06M00S" calcext:value-type="time">
            <text:p>00:0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52:.F456])" office:value-type="time" office:time-value="PT01H08M00S" calcext:value-type="time">
            <text:p>01:0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4" calcext:value-type="float">
            <text:p>4</text:p>
          </table:table-cell>
          <table:table-cell table:style-name="ce102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60]/[.K460])" office:value-type="time" office:time-value="PT00H17M00S" calcext:value-type="time">
            <text:p>00:17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7" calcext:value-type="float">
            <text:p>27</text:p>
          </table:table-cell>
          <table:table-cell table:style-name="ce102"/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table:number-columns-repeated="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)" office:value-type="time" office:time-value="PT276H45M31S" calcext:value-type="time">
            <text:p>276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)" office:value-type="float" office:value="201" calcext:value-type="float">
            <text:p>20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65]/[.K466])" office:value-type="time" office:time-value="PT01H22M36.870646766S" calcext:value-type="time">
            <text:p>01:22:37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4M00S" calcext:value-type="time">
            <text:p>16:14:00</text:p>
          </table:table-cell>
          <table:table-cell table:style-name="ce66" office:value-type="date" office:date-value="2018-02-01" calcext:value-type="date">
            <text:p>02/01/18</text:p>
          </table:table-cell>
          <table:table-cell office:value-type="string" calcext:value-type="string">
            <text:p>tdav</text:p>
          </table:table-cell>
          <table:table-cell table:style-name="ce86" office:value-type="time" office:time-value="PT16H18M00S" calcext:value-type="time">
            <text:p>16:18:00</text:p>
          </table:table-cell>
          <table:table-cell table:style-name="ce86" table:formula="of:=-[.B471]+[.E471]" office:value-type="time" office:time-value="PT00H04M00S" calcext:value-type="time">
            <text:p>00:04:00</text:p>
          </table:table-cell>
          <table:table-cell table:style-name="ce88" table:formula="of:=SUM([.F471:.F471])"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16M00S" calcext:value-type="time">
            <text:p>01:16:0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dcae</text:p>
          </table:table-cell>
          <table:table-cell table:style-name="ce86" office:value-type="time" office:time-value="PT01H27M00S" calcext:value-type="time">
            <text:p>01:27:00</text:p>
          </table:table-cell>
          <table:table-cell table:style-name="ce86" table:formula="of:=-[.B472]+[.E472]" office:value-type="time" office:time-value="PT00H11M00S" calcext:value-type="time">
            <text:p>00:11:00</text:p>
          </table:table-cell>
          <table:table-cell table:style-name="ce88" table:formula="of:=SUM([.F472:.F472])" office:value-type="time" office:time-value="PT00H11M00S" calcext:value-type="time">
            <text:p>00:11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473]+[.E473]" office:value-type="time" office:time-value="PT00H17M00S" calcext:value-type="time">
            <text:p>00:17:00</text:p>
          </table:table-cell>
          <table:table-cell table:style-name="ce88" table:formula="of:=SUM([.F473:.F473])" office:value-type="time" office:time-value="PT00H17M00S" calcext:value-type="time">
            <text:p>00:17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02H28M00S" calcext:value-type="time">
            <text:p>02:28:00</text:p>
          </table:table-cell>
          <table:table-cell table:style-name="ce86" table:formula="of:=-[.B474]+[.E474]" office:value-type="time" office:time-value="PT02H28M00S" calcext:value-type="time">
            <text:p>02:28:00</text:p>
          </table:table-cell>
          <table:table-cell table:style-name="ce88" table:formula="of:=SUM([.F474:.F474])" office:value-type="time" office:time-value="PT02H28M00S" calcext:value-type="time">
            <text:p>02:28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0H08M00S" calcext:value-type="time">
            <text:p>20:08:0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r</text:p>
          </table:table-cell>
          <table:table-cell table:style-name="ce86" office:value-type="time" office:time-value="PT20H12M00S" calcext:value-type="time">
            <text:p>20:12:00</text:p>
          </table:table-cell>
          <table:table-cell table:style-name="ce86" table:formula="of:=-[.B475]+[.E475]" office:value-type="time" office:time-value="PT00H04M00S" calcext:value-type="time">
            <text:p>00:0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27M00S" calcext:value-type="time">
            <text:p>21:27:0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af</text:p>
          </table:table-cell>
          <table:table-cell table:style-name="ce86" office:value-type="time" office:time-value="PT21H28M00S" calcext:value-type="time">
            <text:p>21:28:00</text:p>
          </table:table-cell>
          <table:table-cell table:style-name="ce86" table:formula="of:=-[.B476]+[.E476]" office:value-type="time" office:time-value="PT00H01M00S" calcext:value-type="time">
            <text:p>00:01:00</text:p>
          </table:table-cell>
          <table:table-cell table:style-name="ce88" table:formula="of:=SUM([.F475:.F476])" office:value-type="time" office:time-value="PT00H05M00S" calcext:value-type="time">
            <text:p>00:05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4H26M00S" calcext:value-type="time">
            <text:p>14:26:0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anedota</text:p>
          </table:table-cell>
          <table:table-cell table:style-name="ce86" office:value-type="time" office:time-value="PT14H37M00S" calcext:value-type="time">
            <text:p>14:37:00</text:p>
          </table:table-cell>
          <table:table-cell table:style-name="ce86" table:formula="of:=-[.B477]+[.E477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14M00S" calcext:value-type="time">
            <text:p>23:14:0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o</text:p>
          </table:table-cell>
          <table:table-cell table:style-name="ce86" office:value-type="time" office:time-value="PT23H24M00S" calcext:value-type="time">
            <text:p>23:24:00</text:p>
          </table:table-cell>
          <table:table-cell table:style-name="ce86" table:formula="of:=-[.B478]+[.E478]" office:value-type="time" office:time-value="PT00H10M00S" calcext:value-type="time">
            <text:p>00:10:00</text:p>
          </table:table-cell>
          <table:table-cell table:style-name="ce88" table:formula="of:=SUM([.F477:.F478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11M00S" calcext:value-type="time">
            <text:p>17:11:0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np</text:p>
          </table:table-cell>
          <table:table-cell table:style-name="ce86" office:value-type="time" office:time-value="PT17H20M00S" calcext:value-type="time">
            <text:p>17:20:00</text:p>
          </table:table-cell>
          <table:table-cell table:style-name="ce86" table:formula="of:=-[.B479]+[.E479]" office:value-type="time" office:time-value="PT00H09M00S" calcext:value-type="time">
            <text:p>00:09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7H20M00S" calcext:value-type="time">
            <text:p>17:20:0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PI 4.0: 3g0</text:p>
          </table:table-cell>
          <table:table-cell table:style-name="Default"/>
          <table:table-cell table:style-name="ce86" table:formula="of:=-[.B480]+[.E480]" office:value-type="time" office:time-value="-PT17H20M00S" calcext:value-type="time">
            <text:p>06:40:00</text:p>
          </table:table-cell>
          <table:table-cell table:style-name="ce88" table:formula="of:=SUM([.F479:.F480])" office:value-type="time" office:time-value="-PT17H11M00S" calcext:value-type="time">
            <text:p>06:49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71:.F474])" office:value-type="time" office:time-value="PT03H00M00S" calcext:value-type="time">
            <text:p>03:00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7" calcext:value-type="float">
            <text:p>7</text:p>
          </table:table-cell>
          <table:table-cell table:style-name="ce102" office:value-type="date" office:date-value="2018-01-04" calcext:value-type="date">
            <text:p>01/04/18</text:p>
          </table:table-cell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86]/[.K486])" office:value-type="time" office:time-value="PT00H25M42.857142857S" calcext:value-type="time">
            <text:p>00:25:43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3" calcext:value-type="float">
            <text:p>13</text:p>
          </table:table-cell>
          <table:table-cell table:style-name="ce102" office:value-type="date" office:date-value="2018-02-04" calcext:value-type="date">
            <text:p>02/04/18</text:p>
          </table:table-cell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8-03-04" calcext:value-type="date">
            <text:p>03/04/18</text:p>
          </table:table-cell>
          <table:table-cell table:style-name="ce10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+[.G486])" office:value-type="time" office:time-value="PT279H45M31S" calcext:value-type="time">
            <text:p>279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+[.K486])" office:value-type="float" office:value="208" calcext:value-type="float">
            <text:p>208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91]/[.K492])" office:value-type="time" office:time-value="PT01H20M41.975961538S" calcext:value-type="time">
            <text:p>01:20:42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6"/>
          <table:table-cell table:style-name="ce88" table:formula="of:=SUM([.F1048508:.F1048575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6">
          <table:table-cell table:number-columns-repeated="6"/>
          <table:table-cell table:style-name="ce88"/>
          <table:table-cell table:number-columns-repeated="1017"/>
        </table:table-row>
        <table:table-row table:style-name="ro1">
          <table:table-cell table:number-columns-repeated="6"/>
          <table:table-cell table:style-name="ce88"/>
          <table:table-cell table:number-columns-repeated="1017"/>
        </table:table-row>
      </table:table>
      <table:table table:name="Program(CGPsys)" table:style-name="ta1">
        <table:table-column table:style-name="co25" table:default-cell-style-name="ce25"/>
        <table:table-column table:style-name="co26" table:number-columns-repeated="2" table:default-cell-style-name="ce25"/>
        <table:table-column table:style-name="co27" table:default-cell-style-name="ce25"/>
        <table:table-column table:style-name="co13" table:number-columns-repeated="3" table:default-cell-style-name="ce25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3"/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Last visit</text:p>
          </table:table-cell>
          <table:table-cell table:style-name="ce23" office:value-type="string" calcext:value-type="string">
            <text:p>Progress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string" calcext:value-type="string">
            <text:p>Left Avg</text:p>
          </table:table-cell>
          <table:table-cell table:style-name="ce23" office:value-type="string" calcext:value-type="string" table:number-columns-spanned="2" table:number-rows-spanned="1">
            <text:p>Done</text:p>
          </table:table-cell>
          <table:covered-table-cell table:style-name="ce23"/>
          <table:table-cell table:style-name="ce55" table:number-columns-repeated="1014"/>
        </table:table-row>
        <table:table-row table:style-name="ro1">
          <table:table-cell table:style-name="ce41" office:value-type="string" calcext:value-type="string">
            <text:p>Python</text:p>
          </table:table-cell>
          <table:table-cell table:style-name="ce18" office:value-type="float" office:value="5" calcext:value-type="float">
            <text:p>5</text:p>
          </table:table-cell>
          <table:table-cell table:style-name="ce53" table:formula="of:=[.B2]*60" office:value-type="float" office:value="300" calcext:value-type="float">
            <text:p>300</text:p>
          </table:table-cell>
          <table:table-cell table:style-name="ce41" office:value-type="string" calcext:value-type="string">
            <text:p>----</text:p>
          </table:table-cell>
          <table:table-cell table:style-name="ce50" office:value-type="date" office:date-value="2016-12-29" calcext:value-type="date">
            <text:p>12/29/16</text:p>
          </table:table-cell>
          <table:table-cell table:style-name="ce116" office:value-type="percentage" office:value="1" calcext:value-type="percentage">
            <text:p>100.00%</text:p>
          </table:table-cell>
          <table:table-cell table:style-name="ce41" table:formula="of:=SUM(([.C2])-([.C2]*[.F2]))" office:value-type="float" office:value="0" calcext:value-type="float">
            <text:p>0</text:p>
          </table:table-cell>
          <table:table-cell table:style-name="ce41" table:formula="of:=SUM([.G2]*4/60)" office:value-type="float" office:value="0" calcext:value-type="float">
            <text:p>0</text:p>
          </table:table-cell>
          <table:table-cell table:style-name="ce42" table:formula="of:=SUM([.J2]/60)" office:value-type="float" office:value="5" calcext:value-type="float">
            <text:p>5</text:p>
          </table:table-cell>
          <table:table-cell table:style-name="ce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Git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3]*60" office:value-type="float" office:value="120" calcext:value-type="float">
            <text:p>12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117" office:value-type="percentage" office:value="0.25" calcext:value-type="percentage">
            <text:p>25.00%</text:p>
          </table:table-cell>
          <table:table-cell table:style-name="ce42" table:formula="of:=SUM(([.C3])-([.C3]*[.F3]))" office:value-type="float" office:value="90" calcext:value-type="float">
            <text:p>90</text:p>
          </table:table-cell>
          <table:table-cell table:style-name="ce42" table:formula="of:=SUM([.G3]*4/60)" office:value-type="float" office:value="6" calcext:value-type="float">
            <text:p>6</text:p>
          </table:table-cell>
          <table:table-cell table:style-name="ce42" table:formula="of:=SUM([.J3]/60)" office:value-type="float" office:value="0.5" calcext:value-type="float">
            <text:p>0.5</text:p>
          </table:table-cell>
          <table:table-cell table:style-name="ce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JavaScript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B4]*60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31" calcext:value-type="percentage">
            <text:p>31.00%</text:p>
          </table:table-cell>
          <table:table-cell table:style-name="ce42" table:formula="of:=SUM(([.C4])-([.C4]*[.F4]))" office:value-type="float" office:value="414" calcext:value-type="float">
            <text:p>414</text:p>
          </table:table-cell>
          <table:table-cell table:style-name="ce42" table:formula="of:=SUM([.G4]*4/60)" office:value-type="float" office:value="27.6" calcext:value-type="float">
            <text:p>27.6</text:p>
          </table:table-cell>
          <table:table-cell table:style-name="ce42" table:formula="of:=SUM([.J4]/60)" office:value-type="float" office:value="3.1" calcext:value-type="float">
            <text:p>3.1</text:p>
          </table:table-cell>
          <table:table-cell table:style-name="ce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Script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5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5])-([.C5]*[.F5]))" office:value-type="float" office:value="300" calcext:value-type="float">
            <text:p>300</text:p>
          </table:table-cell>
          <table:table-cell table:style-name="ce42" table:formula="of:=SUM([.G5]*4/60)" office:value-type="float" office:value="20" calcext:value-type="float">
            <text:p>20</text:p>
          </table:table-cell>
          <table:table-cell table:style-name="ce42" table:formula="of:=SUM([.J5]/60)" office:value-type="float" office:value="0" calcext:value-type="float">
            <text:p>0</text:p>
          </table:table-cell>
          <table:table-cell table:style-name="ce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PHP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6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27" calcext:value-type="percentage">
            <text:p>27.00%</text:p>
          </table:table-cell>
          <table:table-cell table:style-name="ce42" table:formula="of:=SUM(([.C6])-([.C6]*[.F6]))" office:value-type="float" office:value="175.2" calcext:value-type="float">
            <text:p>175.2</text:p>
          </table:table-cell>
          <table:table-cell table:style-name="ce42" table:formula="of:=SUM([.G6]*4/60)" office:value-type="float" office:value="11.68" calcext:value-type="float">
            <text:p>11.68</text:p>
          </table:table-cell>
          <table:table-cell table:style-name="ce42" table:formula="of:=SUM([.J6]/60)" office:value-type="float" office:value="1.08" calcext:value-type="float">
            <text:p>1.08</text:p>
          </table:table-cell>
          <table:table-cell table:style-name="ce42" table:formula="of:=SUM([.C6]-[.G6])" office:value-type="float" office:value="64.8" calcext:value-type="float">
            <text:p>64.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7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7])-([.C7]*[.F7]))" office:value-type="float" office:value="0" calcext:value-type="float">
            <text:p>0</text:p>
          </table:table-cell>
          <table:table-cell table:style-name="ce42" table:formula="of:=SUM([.G7]*4/60)" office:value-type="float" office:value="0" calcext:value-type="float">
            <text:p>0</text:p>
          </table:table-cell>
          <table:table-cell table:style-name="ce42" table:formula="of:=SUM([.J7]/60)" office:value-type="float" office:value="4" calcext:value-type="float">
            <text:p>4</text:p>
          </table:table-cell>
          <table:table-cell table:style-name="ce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Deploy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8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8])-([.C8]*[.F8]))" office:value-type="float" office:value="240" calcext:value-type="float">
            <text:p>240</text:p>
          </table:table-cell>
          <table:table-cell table:style-name="ce42" table:formula="of:=SUM([.G8]*4/60)" office:value-type="float" office:value="16" calcext:value-type="float">
            <text:p>16</text:p>
          </table:table-cell>
          <table:table-cell table:style-name="ce42" table:formula="of:=SUM([.J8]/60)" office:value-type="float" office:value="0" calcext:value-type="float">
            <text:p>0</text:p>
          </table:table-cell>
          <table:table-cell table:style-name="ce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Table Transformation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9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9])-([.C9]*[.F9]))" office:value-type="float" office:value="300" calcext:value-type="float">
            <text:p>300</text:p>
          </table:table-cell>
          <table:table-cell table:style-name="ce42" table:formula="of:=SUM([.G9]*4/60)" office:value-type="float" office:value="20" calcext:value-type="float">
            <text:p>20</text:p>
          </table:table-cell>
          <table:table-cell table:style-name="ce42" table:formula="of:=SUM([.J9]/60)" office:value-type="float" office:value="0" calcext:value-type="float">
            <text:p>0</text:p>
          </table:table-cell>
          <table:table-cell table:style-name="ce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Analyzing Bussines Metrics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10]*60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0])-([.C10]*[.F10]))" office:value-type="float" office:value="120" calcext:value-type="float">
            <text:p>120</text:p>
          </table:table-cell>
          <table:table-cell table:style-name="ce42" table:formula="of:=SUM([.G10]*4/60)" office:value-type="float" office:value="8" calcext:value-type="float">
            <text:p>8</text:p>
          </table:table-cell>
          <table:table-cell table:style-name="ce42" table:formula="of:=SUM([.J10]/60)" office:value-type="float" office:value="0" calcext:value-type="float">
            <text:p>0</text:p>
          </table:table-cell>
          <table:table-cell table:style-name="ce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Sass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B11]*60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1])-([.C11]*[.F11]))" office:value-type="float" office:value="180" calcext:value-type="float">
            <text:p>180</text:p>
          </table:table-cell>
          <table:table-cell table:style-name="ce62" office:value-type="float" office:value="3" calcext:value-type="float">
            <text:p>3</text:p>
          </table:table-cell>
          <table:table-cell table:style-name="ce42" table:formula="of:=SUM([.J11]/60)" office:value-type="float" office:value="0" calcext:value-type="float">
            <text:p>0</text:p>
          </table:table-cell>
          <table:table-cell table:style-name="ce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Ruby</text:p>
          </table:table-cell>
          <table:table-cell table:style-name="ce19" office:value-type="float" office:value="9" calcext:value-type="float">
            <text:p>9</text:p>
          </table:table-cell>
          <table:table-cell table:style-name="ce32" table:formula="of:=[.B12]*60" office:value-type="float" office:value="540" calcext:value-type="float">
            <text:p>54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5-20" calcext:value-type="date">
            <text:p>05/20/17</text:p>
          </table:table-cell>
          <table:table-cell table:style-name="ce117" office:value-type="percentage" office:value="0.05" calcext:value-type="percentage">
            <text:p>5.00%</text:p>
          </table:table-cell>
          <table:table-cell table:style-name="ce42" table:formula="of:=SUM(([.C12])-([.C12]*[.F12]))" office:value-type="float" office:value="513" calcext:value-type="float">
            <text:p>513</text:p>
          </table:table-cell>
          <table:table-cell table:style-name="ce42" table:formula="of:=SUM([.G12]*4/60)" office:value-type="float" office:value="34.2" calcext:value-type="float">
            <text:p>34.2</text:p>
          </table:table-cell>
          <table:table-cell table:style-name="ce42" table:formula="of:=SUM([.J12]/60)" office:value-type="float" office:value="0.45" calcext:value-type="float">
            <text:p>0.45</text:p>
          </table:table-cell>
          <table:table-cell table:style-name="ce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Ruby on Rails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13]*60" office:value-type="float" office:value="300" calcext:value-type="float">
            <text:p>30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6-02" calcext:value-type="date">
            <text:p>06/02/17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3])-([.C13]*[.F13]))" office:value-type="float" office:value="300" calcext:value-type="float">
            <text:p>300</text:p>
          </table:table-cell>
          <table:table-cell table:style-name="ce42" table:formula="of:=SUM([.G13]*4/60)" office:value-type="float" office:value="20" calcext:value-type="float">
            <text:p>20</text:p>
          </table:table-cell>
          <table:table-cell table:style-name="ce42" table:formula="of:=SUM([.J13]/60)" office:value-type="float" office:value="0" calcext:value-type="float">
            <text:p>0</text:p>
          </table:table-cell>
          <table:table-cell table:style-name="ce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Make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14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4])-([.C14]*[.F14]))" office:value-type="float" office:value="0" calcext:value-type="float">
            <text:p>0</text:p>
          </table:table-cell>
          <table:table-cell table:style-name="ce42" table:formula="of:=SUM([.G14]*4/60)" office:value-type="float" office:value="0" calcext:value-type="float">
            <text:p>0</text:p>
          </table:table-cell>
          <table:table-cell table:style-name="ce42" table:formula="of:=SUM([.J14]/60)" office:value-type="float" office:value="4" calcext:value-type="float">
            <text:p>4</text:p>
          </table:table-cell>
          <table:table-cell table:style-name="ce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HTML &amp; CSS</text:p>
          </table:table-cell>
          <table:table-cell table:style-name="ce19" office:value-type="float" office:value="7" calcext:value-type="float">
            <text:p>7</text:p>
          </table:table-cell>
          <table:table-cell table:style-name="ce32" table:formula="of:=[.B15]*60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5])-([.C15]*[.F15]))" office:value-type="float" office:value="0" calcext:value-type="float">
            <text:p>0</text:p>
          </table:table-cell>
          <table:table-cell table:style-name="ce42" table:formula="of:=SUM([.G15]*4/60)" office:value-type="float" office:value="0" calcext:value-type="float">
            <text:p>0</text:p>
          </table:table-cell>
          <table:table-cell table:style-name="ce42" table:formula="of:=SUM([.J15]/60)" office:value-type="float" office:value="7" calcext:value-type="float">
            <text:p>7</text:p>
          </table:table-cell>
          <table:table-cell table:style-name="ce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arn the Command Line</text:p>
          </table:table-cell>
          <table:table-cell table:style-name="ce20" office:value-type="float" office:value="3" calcext:value-type="float">
            <text:p>3</text:p>
          </table:table-cell>
          <table:table-cell table:style-name="ce34" table:formula="of:=[.B16]*60" office:value-type="float" office:value="180" calcext:value-type="float">
            <text:p>180</text:p>
          </table:table-cell>
          <table:table-cell table:number-columns-repeated="2" table:style-name="ce43" office:value-type="string" calcext:value-type="string">
            <text:p>----</text:p>
          </table:table-cell>
          <table:table-cell table:style-name="ce118" office:value-type="percentage" office:value="1" calcext:value-type="percentage">
            <text:p>100.00%</text:p>
          </table:table-cell>
          <table:table-cell table:style-name="ce43" table:formula="of:=SUM(([.C16])-([.C16]*[.F16]))" office:value-type="float" office:value="0" calcext:value-type="float">
            <text:p>0</text:p>
          </table:table-cell>
          <table:table-cell table:style-name="ce43" table:formula="of:=SUM([.G16]*4/60)" office:value-type="float" office:value="0" calcext:value-type="float">
            <text:p>0</text:p>
          </table:table-cell>
          <table:table-cell table:style-name="ce42" table:formula="of:=SUM([.J16]/60)" office:value-type="float" office:value="3" calcext:value-type="float">
            <text:p>3</text:p>
          </table:table-cell>
          <table:table-cell table:style-name="ce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3" office:value-type="string" calcext:value-type="string">
            <text:p>Minutes</text:p>
          </table:table-cell>
          <table:table-cell table:number-columns-repeated="2"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Total Time</text:p>
          </table:table-cell>
          <table:table-cell table:style-name="ce112" table:formula="of:=[.C18]/60" office:value-type="float" office:value="72" calcext:value-type="float">
            <text:p>72</text:p>
          </table:table-cell>
          <table:table-cell table:style-name="ce113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4" table:number-columns-repeated="2"/>
          <table:table-cell table:style-name="ce117"/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Total Time Ongoing/Done</text:p>
          </table:table-cell>
          <table:table-cell table:style-name="ce112" table:formula="of:=[.C19]/60" office:value-type="float" office:value="39" calcext:value-type="float">
            <text:p>39</text:p>
          </table:table-cell>
          <table:table-cell table:style-name="ce114" table:formula="of:=[.C2]+[.C3]+[.C4]+[.C6]+[.C7]+[.C14]+[.C15]+[.C16]" office:value-type="float" office:value="2340" calcext:value-type="float">
            <text:p>2340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Done</text:p>
          </table:table-cell>
          <table:table-cell table:style-name="ce112" table:formula="of:=[.C20]/60" office:value-type="float" office:value="28.13" calcext:value-type="float">
            <text:p>28.13</text:p>
          </table:table-cell>
          <table:table-cell table:style-name="ce114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.8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Ongoing Left</text:p>
          </table:table-cell>
          <table:table-cell table:style-name="ce112" table:formula="of:=[.C21]/60" office:value-type="float" office:value="10.87" calcext:value-type="float">
            <text:p>10.87</text:p>
          </table:table-cell>
          <table:table-cell table:style-name="ce114" table:formula="of:=[.C19]-[.C20]" office:value-type="float" office:value="652.2" calcext:value-type="float">
            <text:p>652.2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Total Left</text:p>
          </table:table-cell>
          <table:table-cell table:style-name="ce112" table:formula="of:=[.C22]/60" office:value-type="float" office:value="43.87" calcext:value-type="float">
            <text:p>43.87</text:p>
          </table:table-cell>
          <table:table-cell table:style-name="ce114" table:formula="of:=[.C18]-[.C20]" office:value-type="float" office:value="2632.2" calcext:value-type="float">
            <text:p>2632.2</text:p>
          </table:table-cell>
          <table:table-cell table:style-name="ce115" table:number-columns-repeated="2"/>
          <table:table-cell table:style-name="ce117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style-name="ce1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7"/>
          <table:table-cell table:style-name="ce113" office:value-type="string" calcext:value-type="string" table:number-columns-spanned="2" table:number-rows-spanned="1">
            <text:p>Ongoing</text:p>
          </table:table-cell>
          <table:covered-table-cell table:style-name="ce84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don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25" office:value-type="float" office:value="105.288" calcext:value-type="float">
            <text:p>105.288</text:p>
          </table:table-cell>
          <table:table-cell table:style-name="ce113" table:formula="of:=[.C20]/25" office:value-type="float" office:value="67.512" calcext:value-type="float">
            <text:p>67.512</text:p>
          </table:table-cell>
          <table:table-cell table:style-name="ce119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120" office:value-type="float" office:value="21.935" calcext:value-type="float">
            <text:p>21.935</text:p>
          </table:table-cell>
          <table:table-cell table:style-name="ce113" table:formula="of:=[.C20]/120" office:value-type="float" office:value="14.065" calcext:value-type="float">
            <text:p>14.065</text:p>
          </table:table-cell>
          <table:table-cell table:style-name="ce113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C22]*4)" office:value-type="float" office:value="10528.8" calcext:value-type="float">
            <text:p>10528.8</text:p>
          </table:table-cell>
          <table:table-cell table:style-name="ce113" table:formula="of:=SUM([.C20]*4)" office:value-type="float" office:value="6751.2" calcext:value-type="float">
            <text:p>6751.2</text:p>
          </table:table-cell>
          <table:table-cell table:style-name="ce113" office:value-type="string" calcext:value-type="string">
            <text:p>average real time(m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H31]/60)" office:value-type="float" office:value="175.48" calcext:value-type="float">
            <text:p>175.48</text:p>
          </table:table-cell>
          <table:table-cell table:style-name="ce113" table:formula="of:=SUM([.I31]/60)" office:value-type="float" office:value="112.52" calcext:value-type="float">
            <text:p>112.52</text:p>
          </table:table-cell>
          <table:table-cell table:style-name="ce113" office:value-type="string" calcext:value-type="string">
            <text:p>average real time(h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 table:style-name="ce100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13" table:number-columns-repeated="1016" table:default-cell-style-name="Default"/>
        <table:table-row table:style-name="ro1">
          <table:table-cell table:style-name="ce48" office:value-type="string" calcext:value-type="string" table:number-columns-spanned="3" table:number-rows-spanned="1">
            <text:p>Project</text:p>
          </table:table-cell>
          <table:covered-table-cell table:number-columns-repeated="2" table:style-name="ce48"/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Document</text:p>
          </table:table-cell>
          <table:table-cell table:style-name="ce48" office:value-type="string" calcext:value-type="string">
            <text:p>Stage</text:p>
          </table:table-cell>
          <table:table-cell table:style-name="ce48" office:value-type="string" calcext:value-type="string">
            <text:p>V Start</text:p>
          </table:table-cell>
          <table:table-cell table:style-name="ce55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66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66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66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66" office:value-type="date" office:date-value="2017-08-27" calcext:value-type="date">
            <text:p>08/27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48" office:value-type="string" calcext:value-type="string">
            <text:p>CGPs</text:p>
          </table:table-cell>
          <table:table-cell table:style-name="ce66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66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48"/>
        <table:table-column table:style-name="co36" table:default-cell-style-name="ce130"/>
        <table:table-column table:style-name="co37" table:default-cell-style-name="ce130"/>
        <table:table-column table:style-name="co13" table:default-cell-style-name="ce6"/>
        <table:table-column table:style-name="co38" table:default-cell-style-name="ce25"/>
        <table:table-column table:style-name="co13" table:number-columns-repeated="1019" table:default-cell-style-name="Default"/>
        <table:table-row table:style-name="ro1">
          <table:table-cell table:style-name="ce23" office:value-type="string" calcext:value-type="string" table:number-columns-spanned="5" table:number-rows-spanned="1">
            <text:p>Project</text:p>
          </table:table-cell>
          <table:covered-table-cell table:number-columns-repeated="2" table:style-name="ce127"/>
          <table:covered-table-cell table:style-name="ce2"/>
          <table:covered-table-cell table:style-name="ce23"/>
          <table:table-cell table:style-name="ce55" table:number-columns-repeated="1019"/>
        </table:table-row>
        <table:table-row table:style-name="ro1">
          <table:table-cell table:style-name="ce2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28"/>
          <table:covered-table-cell table:style-name="ce44"/>
          <table:covered-table-cell table:style-name="ce113"/>
          <table:table-cell table:number-columns-repeated="1019"/>
        </table:table-row>
        <table:table-row table:style-name="ro1">
          <table:table-cell table:style-name="ce23" office:value-type="string" calcext:value-type="string">
            <text:p>Stage</text:p>
          </table:table-cell>
          <table:table-cell table:style-name="ce23" office:value-type="string" calcext:value-type="string">
            <text:p>Task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40" office:value-type="date" office:date-value="2016-09-01" calcext:value-type="date">
            <text:p>09/01/16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40" office:value-type="date" office:date-value="2017-01-01" calcext:value-type="date">
            <text:p>01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1" office:value-type="string" calcext:value-type="string">
            <text:p>Launch PI 3.0</text:p>
          </table:table-cell>
          <table:table-cell table:style-name="ce131" office:value-type="string" calcext:value-type="string">
            <text:p>Content: R&amp;D, reference material, acquired skills, &amp; project portfolios</text:p>
          </table:table-cell>
          <table:table-cell table:style-name="ce141" office:value-type="date" office:date-value="2017-04-01" calcext:value-type="date">
            <text:p>04/01/17</text:p>
          </table:table-cell>
          <table:table-cell table:style-name="ce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2 meses</text:p>
          </table:table-cell>
          <table:table-cell table:style-name="ce136"/>
          <table:table-cell table:number-columns-repeated="1021"/>
        </table:table-row>
        <table:table-row table:style-name="ro1">
          <table:table-cell table:style-name="ce124" office:value-type="float" office:value="2" calcext:value-type="float">
            <text:p>2</text:p>
          </table:table-cell>
          <table:table-cell table:style-name="ce133" office:value-type="string" calcext:value-type="string">
            <text:p>1 mes</text:p>
          </table:table-cell>
          <table:table-cell table:style-name="ce137"/>
          <table:table-cell table:number-columns-repeated="1021"/>
        </table:table-row>
        <table:table-row table:style-name="ro1">
          <table:table-cell table:style-name="ce124" office:value-type="float" office:value="3" calcext:value-type="float">
            <text:p>3</text:p>
          </table:table-cell>
          <table:table-cell table:style-name="ce133" office:value-type="string" calcext:value-type="string">
            <text:p>3 meses</text:p>
          </table:table-cell>
          <table:table-cell table:style-name="ce137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25" office:value-type="float" office:value="4" calcext:value-type="float">
            <text:p>4</text:p>
          </table:table-cell>
          <table:table-cell table:style-name="ce134" office:value-type="string" calcext:value-type="string">
            <text:p>3 meses</text:p>
          </table:table-cell>
          <table:table-cell table:style-name="ce138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35"/>
          <table:covered-table-cell table:style-name="ce16"/>
          <table:covered-table-cell table:style-name="ce53"/>
          <table:table-cell table:number-columns-repeated="1019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40" office:value-type="date" office:date-value="2016-09-01" calcext:value-type="date">
            <text:p>09/01/16</text:p>
          </table:table-cell>
          <table:table-cell table:style-name="ce143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21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43"/>
          <table:table-cell table:number-columns-repeated="1019"/>
        </table:table-row>
        <table:table-row table:style-name="ro1">
          <table:table-cell table:style-name="ce121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21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21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 table:style-name="ce111"/>
          <table:table-cell table:style-name="ce1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95"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122"/>
          <table:table-cell table:style-name="ce131"/>
          <table:table-cell table:style-name="ce131" office:value-type="string" calcext:value-type="string">
            <text:p>reviewed 16/12/2016 23:05-23:14</text:p>
            <text:p>^&gt;last reviewed 30/12/2016 18:03-18:34</text:p>
          </table:table-cell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135" office:value-type="string" calcext:value-type="string">
            <text:p>Projeto Informacional 2.0</text:p>
          </table:table-cell>
          <table:table-cell table:style-name="ce135"/>
          <table:table-cell table:style-name="ce142" office:value-type="date" office:date-value="2017-01-01" calcext:value-type="date">
            <text:p>01/01/17</text:p>
          </table:table-cell>
          <table:table-cell table:style-name="ce54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39" office:value-type="string" calcext:value-type="string">
            <text:p>02(robot)12012017</text:p>
          </table:table-cell>
          <table:table-cell table:style-name="ce140" office:value-type="date" office:date-value="2017-01-12" calcext:value-type="date">
            <text:p>01/12/17</text:p>
          </table:table-cell>
          <table:table-cell table:style-name="ce3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/>
          <table:table-cell/>
          <table:table-cell office:value-type="string" calcext:value-type="string">
            <text:p>PI2.0.1.ods</text:p>
          </table:table-cell>
          <table:table-cell table:style-name="ce140" office:value-type="date" office:date-value="2017-01-16" calcext:value-type="date">
            <text:p>01/16/17</text:p>
          </table:table-cell>
          <table:table-cell table:style-name="ce143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40" office:value-type="date" office:date-value="2017-02-01" calcext:value-type="date">
            <text:p>02/01/17</text:p>
          </table:table-cell>
          <table:table-cell table:style-name="ce143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40" office:value-type="date" office:date-value="2017-03-01" calcext:value-type="date">
            <text:p>03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135" office:value-type="string" calcext:value-type="string">
            <text:p>Projeto Informacional 3.0</text:p>
          </table:table-cell>
          <table:table-cell table:style-name="ce135" office:value-type="string" calcext:value-type="string">
            <text:p>PI 3.0.ods</text:p>
          </table:table-cell>
          <table:table-cell table:style-name="ce142" office:value-type="date" office:date-value="2017-04-01" calcext:value-type="date">
            <text:p>04/01/17</text:p>
          </table:table-cell>
          <table:table-cell table:style-name="ce54" office:value-type="date" office:date-value="2017-05-18" calcext:value-type="date">
            <text:p>05/18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3.1</text:p>
          </table:table-cell>
          <table:table-cell table:style-name="ce139" office:value-type="string" calcext:value-type="string">
            <text:p>PI 3.1.ods</text:p>
          </table:table-cell>
          <table:table-cell table:style-name="ce140" office:value-type="date" office:date-value="2017-05-18" calcext:value-type="date">
            <text:p>05/18/17</text:p>
          </table:table-cell>
          <table:table-cell table:style-name="ce143" office:value-type="date" office:date-value="2017-08-27" calcext:value-type="date">
            <text:p>08/27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40" office:value-type="date" office:date-value="2017-08-27" calcext:value-type="date">
            <text:p>08/27/17</text:p>
          </table:table-cell>
          <table:table-cell table:style-name="ce143"/>
          <table:table-cell table:number-columns-repeated="1019"/>
        </table:table-row>
        <table:table-row table:style-name="ro1" table:number-rows-repeated="2">
          <table:table-cell table:style-name="ce121"/>
          <table:table-cell table:number-columns-repeated="2"/>
          <table:table-cell table:style-name="ce140"/>
          <table:table-cell table:style-name="ce143"/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6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06-28" calcext:value-type="date">
            <text:p>06/28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6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8" calcext:value-type="float">
            <text:p>2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66" office:value-type="date" office:date-value="2017-10-04" calcext:value-type="date">
            <text:p>10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9" calcext:value-type="float">
            <text:p>2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66" office:value-type="date" office:date-value="2017-10-05" calcext:value-type="date">
            <text:p>10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0" calcext:value-type="float">
            <text:p>2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1" calcext:value-type="float">
            <text:p>2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2" calcext:value-type="float">
            <text:p>2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3" calcext:value-type="float">
            <text:p>2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4" calcext:value-type="float">
            <text:p>2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5" calcext:value-type="float">
            <text:p>2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66" office:value-type="date" office:date-value="2017-10-11" calcext:value-type="date">
            <text:p>10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6" calcext:value-type="float">
            <text:p>2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66" office:value-type="date" office:date-value="2017-10-13" calcext:value-type="date">
            <text:p>10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7" calcext:value-type="float">
            <text:p>2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8" calcext:value-type="float">
            <text:p>2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9" calcext:value-type="float">
            <text:p>2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0" calcext:value-type="float">
            <text:p>2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1" calcext:value-type="float">
            <text:p>2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66" office:value-type="date" office:date-value="2017-10-15" calcext:value-type="date">
            <text:p>10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2" calcext:value-type="float">
            <text:p>2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3" calcext:value-type="float">
            <text:p>2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4" calcext:value-type="float">
            <text:p>2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5" calcext:value-type="float">
            <text:p>2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6" calcext:value-type="float">
            <text:p>2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7" calcext:value-type="float">
            <text:p>2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8" calcext:value-type="float">
            <text:p>2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9" calcext:value-type="float">
            <text:p>2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66" office:value-type="date" office:date-value="2017-10-18" calcext:value-type="date">
            <text:p>10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1" calcext:value-type="float">
            <text:p>2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2" calcext:value-type="float">
            <text:p>2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3" calcext:value-type="float">
            <text:p>2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4" calcext:value-type="float">
            <text:p>2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5" calcext:value-type="float">
            <text:p>2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66" office:value-type="date" office:date-value="2017-11-03" calcext:value-type="date">
            <text:p>1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7" calcext:value-type="float">
            <text:p>2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8" calcext:value-type="float">
            <text:p>28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66" office:value-type="date" office:date-value="2017-11-07" calcext:value-type="date">
            <text:p>11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9" calcext:value-type="float">
            <text:p>28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66" office:value-type="date" office:date-value="2017-11-09" calcext:value-type="date">
            <text:p>11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0" calcext:value-type="float">
            <text:p>2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1" calcext:value-type="float">
            <text:p>2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2" calcext:value-type="float">
            <text:p>2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3" calcext:value-type="float">
            <text:p>2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4" calcext:value-type="float">
            <text:p>29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66" office:value-type="date" office:date-value="2017-11-15" calcext:value-type="date">
            <text:p>11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5" calcext:value-type="float">
            <text:p>29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66" office:value-type="date" office:date-value="2017-11-23" calcext:value-type="date">
            <text:p>1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6" calcext:value-type="float">
            <text:p>29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7" calcext:value-type="float">
            <text:p>29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8" calcext:value-type="float">
            <text:p>29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tptd" xlink:type="simple">tptd</text:a></text:p>
          </table:table-cell>
          <table:table-cell table:style-name="ce66" office:value-type="date" office:date-value="2017-12-07" calcext:value-type="date">
            <text:p>12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9" calcext:value-type="float">
            <text:p>29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x" xlink:type="simple">x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ird" xlink:type="simple">nird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1" calcext:value-type="float">
            <text:p>30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p" xlink:type="simple">np</text:a></text:p>
          </table:table-cell>
          <table:table-cell table:style-name="ce66" office:value-type="date" office:date-value="2017-12-11" calcext:value-type="date">
            <text:p>12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.cpp" xlink:type="simple">emc.cpp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3" calcext:value-type="float">
            <text:p>30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" xlink:type="simple">emc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4" calcext:value-type="float">
            <text:p>30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swx" xlink:type="simple">swx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5" calcext:value-type="float">
            <text:p>30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artnxfy8.html" xlink:type="simple">artnxfy8.html</text:a></text:p>
          </table:table-cell>
          <table:table-cell table:style-name="ce66" office:value-type="date" office:date-value="2017-12-14" calcext:value-type="date">
            <text:p>1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6" calcext:value-type="float">
            <text:p>30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" xlink:type="simple">wk</text:a></text:p>
          </table:table-cell>
          <table:table-cell table:style-name="ce66" office:value-type="date" office:date-value="2017-12-17" calcext:value-type="date">
            <text:p>1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7" calcext:value-type="float">
            <text:p>30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.cpp" xlink:type="simple">wk.cpp</text:a></text:p>
          </table:table-cell>
          <table:table-cell table:style-name="ce66" office:value-type="date" office:date-value="2017-12-18" calcext:value-type="date">
            <text:p>1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life.cpp" xlink:type="simple">life.cpp</text:a></text:p>
          </table:table-cell>
          <table:table-cell table:style-name="ce66" office:value-type="date" office:date-value="2017-12-20" calcext:value-type="date">
            <text:p>12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9" calcext:value-type="float">
            <text:p>30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.sh" xlink:type="simple">cbs.sh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0" calcext:value-type="float">
            <text:p>31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_txt-dir" xlink:type="simple">cbs_txt-dir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1" calcext:value-type="float">
            <text:p>31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mfg" xlink:type="simple">mfg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2" calcext:value-type="float">
            <text:p>31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i" xlink:type="simple">ci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ug" xlink:type="simple">ug</text:a></text:p>
          </table:table-cell>
          <table:table-cell table:style-name="ce66" office:value-type="date" office:date-value="2017-12-30" calcext:value-type="date">
            <text:p>12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iaam" xlink:type="simple">iaam</text:a></text:p>
          </table:table-cell>
          <table:table-cell table:style-name="ce66" office:value-type="date" office:date-value="2018-01-16" calcext:value-type="date">
            <text:p>01/1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ae" xlink:type="simple">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Estrutura" xlink:type="simple">Estrutura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5" calcext:value-type="float">
            <text:p>31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dEae" xlink:type="simple">ddE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6" calcext:value-type="float">
            <text:p>31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" xlink:type="simple">00000000001</text:a>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7" calcext:value-type="float">
            <text:p>31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0" xlink:type="simple">000000000010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8" calcext:value-type="float">
            <text:p>31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1" xlink:type="simple">000000000011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9" calcext:value-type="float">
            <text:p>31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tdav" xlink:type="simple">tdav</text:a></text:p>
          </table:table-cell>
          <table:table-cell table:style-name="ce66" office:value-type="date" office:date-value="2018-02-01" calcext:value-type="date">
            <text:p>02/0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0" calcext:value-type="float">
            <text:p>32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cae" xlink:type="simple">dcae</text:a></text:p>
          </table:table-cell>
          <table:table-cell table:style-name="ce66" office:value-type="date" office:date-value="2018-02-02" calcext:value-type="date">
            <text:p>02/02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1" calcext:value-type="float">
            <text:p>32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r" xlink:type="simple">r</text:a></text:p>
          </table:table-cell>
          <table:table-cell table:style-name="ce66" office:value-type="date" office:date-value="2018-02-06" calcext:value-type="date">
            <text:p>02/0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2" calcext:value-type="float">
            <text:p>32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af" xlink:type="simple">af</text:a></text:p>
          </table:table-cell>
          <table:table-cell table:style-name="ce66" office:value-type="date" office:date-value="2018-02-06" calcext:value-type="date">
            <text:p>02/0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3" calcext:value-type="float">
            <text:p>32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anedota" xlink:type="simple">anedota</text:a></text:p>
          </table:table-cell>
          <table:table-cell table:style-name="ce66" office:value-type="date" office:date-value="2018-02-11" calcext:value-type="date">
            <text:p>02/1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4" calcext:value-type="float">
            <text:p>32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o" xlink:type="simple">o</text:a></text:p>
          </table:table-cell>
          <table:table-cell table:style-name="ce66" office:value-type="date" office:date-value="2018-02-11" calcext:value-type="date">
            <text:p>02/1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5" calcext:value-type="float">
            <text:p>32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np" xlink:type="simple">np</text:a></text:p>
          </table:table-cell>
          <table:table-cell table:style-name="ce66" office:value-type="date" office:date-value="2018-02-19" calcext:value-type="date">
            <text:p>02/1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6" calcext:value-type="float">
            <text:p>32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11-19" calcext:value-type="date">
            <text:p>11/19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150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style-name="ce149"/>
          <table:covered-table-cell table:number-columns-repeated="2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5"/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51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90"/>
          <table:table-cell table:number-columns-repeated="2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9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53"/>
        <table:table-column table:style-name="co55" table:default-cell-style-name="ce154"/>
        <table:table-column table:style-name="co56" table:default-cell-style-name="ce130"/>
        <table:table-column table:style-name="co13" table:default-cell-style-name="ce130"/>
        <table:table-column table:style-name="co13" table:number-columns-repeated="2" table:default-cell-style-name="Default"/>
        <table:table-row table:style-name="ro1">
          <table:table-cell table:style-name="ce55" office:value-type="string" calcext:value-type="string">
            <text:p>Index</text:p>
          </table:table-cell>
          <table:table-cell table:style-name="ce152" office:value-type="string" calcext:value-type="string">
            <text:p>Date</text:p>
          </table:table-cell>
          <table:table-cell table:style-name="ce149" office:value-type="string" calcext:value-type="string">
            <text:p>Tittle</text:p>
          </table:table-cell>
          <table:table-cell table:style-name="ce48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55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55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39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55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39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39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54" office:value-type="string" calcext:value-type="string">
            <text:p>04/08/2017</text:p>
          </table:table-cell>
          <table:table-cell table:style-name="Default"/>
          <table:table-cell table:style-name="ce139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53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7:10:59.54119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4.2.8.2$Linux_X86_64 LibreOffice_project/420m0$Build-2</meta:generator>
    <dc:date>2018-02-19T17:38:17.374389279</dc:date>
    <meta:editing-duration>P2DT15H6M19S</meta:editing-duration>
    <meta:editing-cycles>578</meta:editing-cycles>
    <meta:document-statistic meta:table-count="10" meta:cell-count="13663" meta:object-count="0"/>
  </office:meta>
</office:document-meta>
</file>